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2pt" style:text-underline-style="solid" style:text-underline-width="auto" style:text-underline-color="font-color" fo:font-weight="bold" officeooo:rsid="00052bcd" officeooo:paragraph-rsid="00052bcd" style:font-size-asian="10.5pt" style:font-weight-asian="bold" style:font-size-complex="12pt" style:font-weight-complex="bold"/>
    </style:style>
    <style:style style:name="P2" style:family="paragraph" style:parent-style-name="Standard">
      <style:paragraph-properties fo:text-align="center" style:justify-single-word="false"/>
      <style:text-properties fo:font-size="12pt" style:text-underline-style="none" fo:font-weight="bold" officeooo:rsid="00052bcd" officeooo:paragraph-rsid="00052bcd" style:font-size-asian="10.5pt" style:font-weight-asian="bold" style:font-size-complex="12pt" style:font-weight-complex="bold"/>
    </style:style>
    <style:style style:name="P3" style:family="paragraph" style:parent-style-name="Standard">
      <style:paragraph-properties fo:text-align="center" style:justify-single-word="false"/>
      <style:text-properties fo:font-size="12pt" style:text-underline-style="none" fo:font-weight="bold" officeooo:rsid="006e0eee" officeooo:paragraph-rsid="006e0eee" fo:background-color="transparent" style:font-size-asian="10.5pt" style:font-weight-asian="bold" style:font-size-complex="12pt" style:font-weight-complex="bold"/>
    </style:style>
    <style:style style:name="P4" style:family="paragraph" style:parent-style-name="Standard">
      <style:paragraph-properties fo:text-align="center" style:justify-single-word="false"/>
      <style:text-properties fo:font-size="12pt" fo:font-style="normal" style:text-underline-style="none" fo:font-weight="bold" officeooo:rsid="005e45b1" officeooo:paragraph-rsid="005f7c6c" fo:background-color="transparent" style:font-size-asian="10.5pt" style:font-style-asian="normal" style:font-weight-asian="bold" style:font-size-complex="12pt" style:font-style-complex="normal" style:font-weight-complex="bold"/>
    </style:style>
    <style:style style:name="P5" style:family="paragraph" style:parent-style-name="Standard">
      <style:paragraph-properties fo:text-align="center" style:justify-single-word="false"/>
      <style:text-properties fo:color="#ce181e" fo:font-size="12pt" style:text-underline-style="none" fo:font-weight="bold" officeooo:rsid="0038ae8a" officeooo:paragraph-rsid="0038ae8a" fo:background-color="transparent" style:font-size-asian="10.5pt" style:font-weight-asian="bold" style:font-size-complex="12pt" style:font-weight-complex="bold"/>
    </style:style>
    <style:style style:name="P6" style:family="paragraph" style:parent-style-name="Standard">
      <style:paragraph-properties fo:text-align="center" style:justify-single-word="false"/>
      <style:text-properties fo:color="#ce181e" fo:font-size="14pt" style:text-underline-style="solid" style:text-underline-width="auto" style:text-underline-color="font-color" fo:font-weight="bold" officeooo:rsid="00052bcd" officeooo:paragraph-rsid="00052bcd" style:font-size-asian="14pt" style:font-weight-asian="bold" style:font-size-complex="14pt" style:font-weight-complex="bold"/>
    </style:style>
    <style:style style:name="P7" style:family="paragraph" style:parent-style-name="Standard">
      <style:paragraph-properties fo:text-align="center" style:justify-single-word="false"/>
      <style:text-properties fo:color="#ce181e" fo:font-size="14pt" style:text-underline-style="solid" style:text-underline-width="auto" style:text-underline-color="font-color" fo:font-weight="bold" officeooo:rsid="0038ae8a" officeooo:paragraph-rsid="0038ae8a" fo:background-color="transparent"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0pt" officeooo:paragraph-rsid="00369ed4" fo:background-color="transparent" style:font-size-asian="10pt" style:font-size-complex="10pt"/>
    </style:style>
    <style:style style:name="P9" style:family="paragraph" style:parent-style-name="Standard">
      <style:paragraph-properties fo:text-align="start" style:justify-single-word="false"/>
      <style:text-properties fo:font-size="10pt" fo:font-style="normal" style:text-underline-style="none" officeooo:rsid="004ad223" officeooo:paragraph-rsid="0051ac52" fo:background-color="transparent" style:font-size-asian="10pt" style:font-style-asian="normal" style:font-size-complex="10pt" style:font-style-complex="normal"/>
    </style:style>
    <style:style style:name="P10" style:family="paragraph" style:parent-style-name="Standard">
      <style:paragraph-properties fo:text-align="start" style:justify-single-word="false"/>
      <style:text-properties fo:font-size="10pt" fo:font-style="normal" style:text-underline-style="none" fo:font-weight="normal" officeooo:rsid="005e45b1" officeooo:paragraph-rsid="005f7c6c" fo:background-color="#8ccfb7" style:font-size-asian="10pt" style:font-style-asian="normal" style:font-weight-asian="normal" style:font-size-complex="10pt" style:font-style-complex="normal" style:font-weight-complex="normal"/>
    </style:style>
    <style:style style:name="P11" style:family="paragraph" style:parent-style-name="Standard" style:list-style-name="L1">
      <style:paragraph-properties fo:text-align="start" style:justify-single-word="false"/>
      <style:text-properties fo:font-size="10pt" style:text-underline-style="solid" style:text-underline-width="auto" style:text-underline-color="font-color" fo:font-weight="normal" officeooo:rsid="00069004" officeooo:paragraph-rsid="00069004" style:font-size-asian="8.75pt" style:font-weight-asian="normal" style:font-size-complex="10pt" style:font-weight-complex="normal"/>
    </style:style>
    <style:style style:name="P12" style:family="paragraph" style:parent-style-name="Standard" style:list-style-name="L1">
      <style:paragraph-properties fo:text-align="start" style:justify-single-word="false"/>
      <style:text-properties fo:font-size="10pt" style:text-underline-style="solid" style:text-underline-width="auto" style:text-underline-color="font-color" fo:font-weight="normal" officeooo:rsid="00083196" officeooo:paragraph-rsid="00083196" fo:background-color="transparent" style:font-size-asian="8.75pt" style:font-weight-asian="normal" style:font-size-complex="10pt" style:font-weight-complex="normal"/>
    </style:style>
    <style:style style:name="P13" style:family="paragraph" style:parent-style-name="Standard" style:list-style-name="L1">
      <style:paragraph-properties fo:text-align="start" style:justify-single-word="false"/>
      <style:text-properties fo:font-size="10pt" style:text-underline-style="solid" style:text-underline-width="auto" style:text-underline-color="font-color" fo:font-weight="normal" officeooo:rsid="00192259" officeooo:paragraph-rsid="00192259" fo:background-color="transparent" style:font-size-asian="8.75pt" style:font-weight-asian="normal" style:font-size-complex="10pt" style:font-weight-complex="normal"/>
    </style:style>
    <style:style style:name="P14" style:family="paragraph" style:parent-style-name="Standard" style:list-style-name="L4">
      <style:paragraph-properties fo:text-align="start" style:justify-single-word="false"/>
      <style:text-properties fo:font-size="10pt" style:text-underline-style="solid" style:text-underline-width="auto" style:text-underline-color="font-color" fo:font-weight="normal" officeooo:rsid="006fa1d8" officeooo:paragraph-rsid="006fa1d8" fo:background-color="transparent" style:font-size-asian="8.75pt" style:font-weight-asian="normal" style:font-size-complex="10pt" style:font-weight-complex="normal"/>
    </style:style>
    <style:style style:name="P15" style:family="paragraph" style:parent-style-name="Standard" style:list-style-name="L7">
      <style:paragraph-properties fo:text-align="start" style:justify-single-word="false"/>
      <style:text-properties fo:font-size="10pt" style:text-underline-style="solid" style:text-underline-width="auto" style:text-underline-color="font-color" fo:font-weight="normal" officeooo:rsid="00c0c2ad" officeooo:paragraph-rsid="00c0c2ad" fo:background-color="transparent" style:font-size-asian="8.75pt" style:font-weight-asian="normal" style:font-size-complex="10pt" style:font-weight-complex="normal"/>
    </style:style>
    <style:style style:name="P16" style:family="paragraph" style:parent-style-name="Standard" style:list-style-name="L7">
      <style:paragraph-properties fo:text-align="start" style:justify-single-word="false"/>
      <style:text-properties fo:font-size="10pt" style:text-underline-style="solid" style:text-underline-width="auto" style:text-underline-color="font-color" fo:font-weight="normal" officeooo:rsid="00c225e5" officeooo:paragraph-rsid="00c225e5" fo:background-color="transparent" style:font-size-asian="8.75pt" style:font-weight-asian="normal" style:font-size-complex="10pt" style:font-weight-complex="normal"/>
    </style:style>
    <style:style style:name="P17" style:family="paragraph" style:parent-style-name="Standard" style:list-style-name="L7">
      <style:paragraph-properties fo:text-align="start" style:justify-single-word="false"/>
      <style:text-properties fo:font-size="10pt" style:text-underline-style="solid" style:text-underline-width="auto" style:text-underline-color="font-color" fo:font-weight="normal" officeooo:rsid="00cb2902" officeooo:paragraph-rsid="00cb2902" fo:background-color="transparent" style:font-size-asian="8.75pt" style:font-weight-asian="normal" style:font-size-complex="10pt" style:font-weight-complex="normal"/>
    </style:style>
    <style:style style:name="P18" style:family="paragraph" style:parent-style-name="Standard" style:list-style-name="L7">
      <style:paragraph-properties fo:text-align="start" style:justify-single-word="false"/>
      <style:text-properties fo:font-size="10pt" style:text-underline-style="solid" style:text-underline-width="auto" style:text-underline-color="font-color" fo:font-weight="normal" officeooo:rsid="00d111d5" officeooo:paragraph-rsid="00d111d5" fo:background-color="transparent" style:font-size-asian="8.75pt" style:font-weight-asian="normal" style:font-size-complex="10pt" style:font-weight-complex="normal"/>
    </style:style>
    <style:style style:name="P19" style:family="paragraph" style:parent-style-name="Standard" style:list-style-name="L2">
      <style:paragraph-properties fo:text-align="start" style:justify-single-word="false"/>
      <style:text-properties fo:font-size="10pt" style:text-underline-style="solid" style:text-underline-width="auto" style:text-underline-color="font-color" officeooo:paragraph-rsid="003dd8ba" style:font-size-asian="10pt" style:font-size-complex="10pt"/>
    </style:style>
    <style:style style:name="P20" style:family="paragraph" style:parent-style-name="Standard" style:list-style-name="L4">
      <style:paragraph-properties fo:text-align="start" style:justify-single-word="false"/>
      <style:text-properties fo:font-size="10pt" style:text-underline-style="solid" style:text-underline-width="auto" style:text-underline-color="font-color" officeooo:rsid="0071a287" officeooo:paragraph-rsid="0071a287" style:font-size-asian="10pt" style:font-size-complex="10pt"/>
    </style:style>
    <style:style style:name="P21" style:family="paragraph" style:parent-style-name="Standard" style:list-style-name="L2">
      <style:paragraph-properties fo:text-align="start" style:justify-single-word="false"/>
      <style:text-properties fo:font-size="10pt" style:text-underline-style="solid" style:text-underline-width="auto" style:text-underline-color="font-color" officeooo:rsid="00459e38" officeooo:paragraph-rsid="00459e38" fo:background-color="transparent" style:font-size-asian="10pt" style:font-size-complex="10pt"/>
    </style:style>
    <style:style style:name="P22" style:family="paragraph" style:parent-style-name="Standard" style:list-style-name="L2">
      <style:paragraph-properties fo:text-align="start" style:justify-single-word="false"/>
      <style:text-properties fo:font-size="10pt" style:text-underline-style="solid" style:text-underline-width="auto" style:text-underline-color="font-color" officeooo:rsid="0046dd9e" officeooo:paragraph-rsid="0046dd9e" fo:background-color="transparent" style:font-size-asian="10pt" style:font-size-complex="10pt"/>
    </style:style>
    <style:style style:name="P23" style:family="paragraph" style:parent-style-name="Standard" style:list-style-name="L3">
      <style:paragraph-properties fo:text-align="start" style:justify-single-word="false"/>
      <style:text-properties fo:font-size="10pt" style:text-underline-style="solid" style:text-underline-width="auto" style:text-underline-color="font-color" officeooo:rsid="0067e0f9" officeooo:paragraph-rsid="0067e0f9" fo:background-color="transparent" style:font-size-asian="10pt" style:font-size-complex="10pt"/>
    </style:style>
    <style:style style:name="P24" style:family="paragraph" style:parent-style-name="Standard" style:list-style-name="L3">
      <style:paragraph-properties fo:text-align="start" style:justify-single-word="false"/>
      <style:text-properties fo:font-size="10pt" style:text-underline-style="solid" style:text-underline-width="auto" style:text-underline-color="font-color" officeooo:rsid="006bdb1a" officeooo:paragraph-rsid="006bdb1a" fo:background-color="transparent" style:font-size-asian="10pt" style:font-size-complex="10pt"/>
    </style:style>
    <style:style style:name="P25" style:family="paragraph" style:parent-style-name="Standard" style:list-style-name="L3">
      <style:paragraph-properties fo:text-align="start" style:justify-single-word="false"/>
      <style:text-properties fo:font-size="10pt" style:text-underline-style="solid" style:text-underline-width="auto" style:text-underline-color="font-color" officeooo:rsid="006e0eee" officeooo:paragraph-rsid="006e0eee" fo:background-color="transparent" style:font-size-asian="10pt" style:font-size-complex="10pt"/>
    </style:style>
    <style:style style:name="P26" style:family="paragraph" style:parent-style-name="Standard" style:list-style-name="L4">
      <style:paragraph-properties fo:text-align="start" style:justify-single-word="false"/>
      <style:text-properties fo:font-size="10pt" style:text-underline-style="solid" style:text-underline-width="auto" style:text-underline-color="font-color" officeooo:rsid="0074b83b" officeooo:paragraph-rsid="0074b83b" fo:background-color="transparent" style:font-size-asian="10pt" style:font-size-complex="10pt"/>
    </style:style>
    <style:style style:name="P27" style:family="paragraph" style:parent-style-name="Standard" style:list-style-name="L7">
      <style:paragraph-properties fo:text-align="start" style:justify-single-word="false"/>
      <style:text-properties fo:font-size="10pt" style:text-underline-style="solid" style:text-underline-width="auto" style:text-underline-color="font-color" officeooo:rsid="00d7f0c4" officeooo:paragraph-rsid="00d96dd8" fo:background-color="transparent" style:font-size-asian="10pt" style:font-size-complex="10pt"/>
    </style:style>
    <style:style style:name="P28" style:family="paragraph" style:parent-style-name="Standard" style:list-style-name="L7">
      <style:paragraph-properties fo:text-align="start" style:justify-single-word="false"/>
      <style:text-properties fo:font-size="10pt" style:text-underline-style="solid" style:text-underline-width="auto" style:text-underline-color="font-color" officeooo:rsid="00dce1d7" officeooo:paragraph-rsid="00dce1d7" fo:background-color="transparent" style:font-size-asian="10pt" style:font-size-complex="10pt"/>
    </style:style>
    <style:style style:name="P29" style:family="paragraph" style:parent-style-name="Standard" style:list-style-name="L1">
      <style:paragraph-properties fo:text-align="start" style:justify-single-word="false"/>
      <style:text-properties fo:font-size="10pt" style:text-underline-style="none" fo:font-weight="normal" officeooo:rsid="00052bcd" officeooo:paragraph-rsid="00052bcd" style:font-size-asian="8.75pt" style:font-weight-asian="normal" style:font-size-complex="10pt" style:font-weight-complex="normal"/>
    </style:style>
    <style:style style:name="P30" style:family="paragraph" style:parent-style-name="Standard" style:list-style-name="L1">
      <style:paragraph-properties fo:text-align="start" style:justify-single-word="false"/>
      <style:text-properties fo:font-size="10pt" style:text-underline-style="none" fo:font-weight="normal" officeooo:rsid="00052bcd" officeooo:paragraph-rsid="00069004" style:font-size-asian="8.75pt" style:font-weight-asian="normal" style:font-size-complex="10pt" style:font-weight-complex="normal"/>
    </style:style>
    <style:style style:name="P31" style:family="paragraph" style:parent-style-name="Standard" style:list-style-name="L1">
      <style:paragraph-properties fo:text-align="start" style:justify-single-word="false"/>
      <style:text-properties fo:font-size="10pt" style:text-underline-style="none" fo:font-weight="normal" officeooo:rsid="00052bcd" officeooo:paragraph-rsid="00069004" fo:background-color="transparent" style:font-size-asian="8.75pt" style:font-weight-asian="normal" style:font-size-complex="10pt" style:font-weight-complex="normal"/>
    </style:style>
    <style:style style:name="P32" style:family="paragraph" style:parent-style-name="Standard" style:list-style-name="L1">
      <style:paragraph-properties fo:text-align="start" style:justify-single-word="false"/>
      <style:text-properties fo:font-size="10pt" style:text-underline-style="none" fo:font-weight="normal" officeooo:rsid="00083196" officeooo:paragraph-rsid="00083196" fo:background-color="transparent" style:font-size-asian="8.75pt" style:font-weight-asian="normal" style:font-size-complex="10pt" style:font-weight-complex="normal"/>
    </style:style>
    <style:style style:name="P33" style:family="paragraph" style:parent-style-name="Standard" style:list-style-name="L1">
      <style:paragraph-properties fo:text-align="start" style:justify-single-word="false"/>
      <style:text-properties fo:font-size="10pt" style:text-underline-style="none" fo:font-weight="normal" officeooo:rsid="00083196" officeooo:paragraph-rsid="000a6dfb" fo:background-color="transparent" style:font-size-asian="8.75pt" style:font-weight-asian="normal" style:font-size-complex="10pt" style:font-weight-complex="normal"/>
    </style:style>
    <style:style style:name="P34" style:family="paragraph" style:parent-style-name="Standard" style:list-style-name="L1">
      <style:paragraph-properties fo:text-align="start" style:justify-single-word="false"/>
      <style:text-properties fo:font-size="10pt" style:text-underline-style="none" fo:font-weight="normal" officeooo:rsid="00083196" officeooo:paragraph-rsid="000c1801" fo:background-color="transparent" style:font-size-asian="8.75pt" style:font-weight-asian="normal" style:font-size-complex="10pt" style:font-weight-complex="normal"/>
    </style:style>
    <style:style style:name="P35" style:family="paragraph" style:parent-style-name="Standard" style:list-style-name="L1">
      <style:paragraph-properties fo:text-align="start" style:justify-single-word="false"/>
      <style:text-properties fo:font-size="10pt" style:text-underline-style="none" fo:font-weight="normal" officeooo:rsid="00083196" officeooo:paragraph-rsid="000d43b3" fo:background-color="transparent" style:font-size-asian="8.75pt" style:font-weight-asian="normal" style:font-size-complex="10pt" style:font-weight-complex="normal"/>
    </style:style>
    <style:style style:name="P36" style:family="paragraph" style:parent-style-name="Standard" style:list-style-name="L1">
      <style:paragraph-properties fo:text-align="start" style:justify-single-word="false"/>
      <style:text-properties fo:font-size="10pt" style:text-underline-style="none" fo:font-weight="normal" officeooo:rsid="00083196" officeooo:paragraph-rsid="000ef2e9" fo:background-color="transparent" style:font-size-asian="8.75pt" style:font-weight-asian="normal" style:font-size-complex="10pt" style:font-weight-complex="normal"/>
    </style:style>
    <style:style style:name="P37" style:family="paragraph" style:parent-style-name="Standard" style:list-style-name="L1">
      <style:paragraph-properties fo:text-align="start" style:justify-single-word="false"/>
      <style:text-properties fo:font-size="10pt" style:text-underline-style="none" fo:font-weight="normal" officeooo:rsid="00083196" officeooo:paragraph-rsid="00166f95" fo:background-color="transparent" style:font-size-asian="8.75pt" style:font-weight-asian="normal" style:font-size-complex="10pt" style:font-weight-complex="normal"/>
    </style:style>
    <style:style style:name="P38" style:family="paragraph" style:parent-style-name="Standard" style:list-style-name="L1">
      <style:paragraph-properties fo:text-align="start" style:justify-single-word="false"/>
      <style:text-properties fo:font-size="10pt" style:text-underline-style="none" fo:font-weight="normal" officeooo:rsid="00083196" officeooo:paragraph-rsid="00174bca" fo:background-color="transparent" style:font-size-asian="8.75pt" style:font-weight-asian="normal" style:font-size-complex="10pt" style:font-weight-complex="normal"/>
    </style:style>
    <style:style style:name="P39" style:family="paragraph" style:parent-style-name="Standard" style:list-style-name="L1">
      <style:paragraph-properties fo:text-align="start" style:justify-single-word="false"/>
      <style:text-properties fo:font-size="10pt" style:text-underline-style="none" fo:font-weight="normal" officeooo:rsid="00192259" officeooo:paragraph-rsid="00192259" fo:background-color="transparent" style:font-size-asian="8.75pt" style:font-weight-asian="normal" style:font-size-complex="10pt" style:font-weight-complex="normal"/>
    </style:style>
    <style:style style:name="P40" style:family="paragraph" style:parent-style-name="Standard" style:list-style-name="L4">
      <style:paragraph-properties fo:text-align="start" style:justify-single-word="false"/>
      <style:text-properties fo:font-size="10pt" style:text-underline-style="none" fo:font-weight="normal" officeooo:rsid="006fa1d8" officeooo:paragraph-rsid="006fa1d8" fo:background-color="transparent" style:font-size-asian="8.75pt" style:font-weight-asian="normal" style:font-size-complex="10pt" style:font-weight-complex="normal"/>
    </style:style>
    <style:style style:name="P41" style:family="paragraph" style:parent-style-name="Standard" style:list-style-name="L7">
      <style:paragraph-properties fo:text-align="start" style:justify-single-word="false"/>
      <style:text-properties fo:font-size="10pt" style:text-underline-style="none" fo:font-weight="normal" officeooo:rsid="00c25448" officeooo:paragraph-rsid="00c25448" fo:background-color="transparent" style:font-size-asian="8.75pt" style:font-weight-asian="normal" style:font-size-complex="10pt" style:font-weight-complex="normal"/>
    </style:style>
    <style:style style:name="P42" style:family="paragraph" style:parent-style-name="Standard" style:list-style-name="L7">
      <style:paragraph-properties fo:text-align="start" style:justify-single-word="false"/>
      <style:text-properties fo:font-size="10pt" style:text-underline-style="none" fo:font-weight="normal" officeooo:rsid="00c25448" officeooo:paragraph-rsid="00c4c21f" fo:background-color="transparent" style:font-size-asian="8.75pt" style:font-weight-asian="normal" style:font-size-complex="10pt" style:font-weight-complex="normal"/>
    </style:style>
    <style:style style:name="P43" style:family="paragraph" style:parent-style-name="Standard" style:list-style-name="L7">
      <style:paragraph-properties fo:text-align="start" style:justify-single-word="false"/>
      <style:text-properties fo:font-size="10pt" style:text-underline-style="none" fo:font-weight="normal" officeooo:rsid="00c25448" officeooo:paragraph-rsid="00c790dc" fo:background-color="transparent" style:font-size-asian="8.75pt" style:font-weight-asian="normal" style:font-size-complex="10pt" style:font-weight-complex="normal"/>
    </style:style>
    <style:style style:name="P44" style:family="paragraph" style:parent-style-name="Standard" style:list-style-name="L7">
      <style:paragraph-properties fo:text-align="start" style:justify-single-word="false"/>
      <style:text-properties fo:font-size="10pt" style:text-underline-style="none" fo:font-weight="normal" officeooo:rsid="00cb2902" officeooo:paragraph-rsid="00cbb503" fo:background-color="transparent" style:font-size-asian="8.75pt" style:font-weight-asian="normal" style:font-size-complex="10pt" style:font-weight-complex="normal"/>
    </style:style>
    <style:style style:name="P45" style:family="paragraph" style:parent-style-name="Standard" style:list-style-name="L7">
      <style:paragraph-properties fo:text-align="start" style:justify-single-word="false"/>
      <style:text-properties fo:font-size="10pt" style:text-underline-style="none" fo:font-weight="normal" officeooo:rsid="00cb2902" officeooo:paragraph-rsid="00cf72c4" fo:background-color="transparent" style:font-size-asian="8.75pt" style:font-weight-asian="normal" style:font-size-complex="10pt" style:font-weight-complex="normal"/>
    </style:style>
    <style:style style:name="P46" style:family="paragraph" style:parent-style-name="Standard" style:list-style-name="L7">
      <style:paragraph-properties fo:text-align="start" style:justify-single-word="false"/>
      <style:text-properties fo:font-size="10pt" style:text-underline-style="none" fo:font-weight="normal" officeooo:rsid="00d111d5" officeooo:paragraph-rsid="00d111d5" fo:background-color="transparent" style:font-size-asian="8.75pt" style:font-weight-asian="normal" style:font-size-complex="10pt" style:font-weight-complex="normal"/>
    </style:style>
    <style:style style:name="P47" style:family="paragraph" style:parent-style-name="Standard" style:list-style-name="L4">
      <style:paragraph-properties fo:text-align="start" style:justify-single-word="false"/>
      <style:text-properties fo:font-size="10pt" style:text-underline-style="none" fo:font-weight="normal" officeooo:rsid="006fa1d8" officeooo:paragraph-rsid="007166b5" fo:background-color="transparent" style:font-size-asian="10pt" style:font-weight-asian="normal" style:font-size-complex="10pt" style:font-weight-complex="normal"/>
    </style:style>
    <style:style style:name="P48" style:family="paragraph" style:parent-style-name="Standard" style:list-style-name="L1">
      <style:paragraph-properties fo:text-align="start" style:justify-single-word="false"/>
      <style:text-properties fo:font-size="10pt" style:text-underline-style="none" fo:font-weight="normal" officeooo:rsid="00083196" officeooo:paragraph-rsid="000a6dfb" fo:background-color="#59c5c7" style:font-size-asian="8.75pt" style:font-weight-asian="normal" style:font-size-complex="10pt" style:font-weight-complex="normal"/>
    </style:style>
    <style:style style:name="P49" style:family="paragraph" style:parent-style-name="Standard" style:list-style-name="L1">
      <style:paragraph-properties fo:text-align="start" style:justify-single-word="false"/>
      <style:text-properties fo:font-size="10pt" style:text-underline-style="none" fo:font-weight="normal" officeooo:rsid="00083196" officeooo:paragraph-rsid="000c1801" fo:background-color="#59c5c7" style:font-size-asian="8.75pt" style:font-weight-asian="normal" style:font-size-complex="10pt" style:font-weight-complex="normal"/>
    </style:style>
    <style:style style:name="P50" style:family="paragraph" style:parent-style-name="Standard" style:list-style-name="L1">
      <style:paragraph-properties fo:text-align="start" style:justify-single-word="false"/>
      <style:text-properties fo:font-size="10pt" style:text-underline-style="none" fo:font-weight="normal" officeooo:rsid="00083196" officeooo:paragraph-rsid="0014d017" fo:background-color="#59c5c7" style:font-size-asian="8.75pt" style:font-weight-asian="normal" style:font-size-complex="10pt" style:font-weight-complex="normal"/>
    </style:style>
    <style:style style:name="P51" style:family="paragraph" style:parent-style-name="Standard" style:list-style-name="L1">
      <style:paragraph-properties fo:text-align="start" style:justify-single-word="false"/>
      <style:text-properties fo:font-size="10pt" style:text-underline-style="none" fo:font-weight="normal" officeooo:rsid="00083196" officeooo:paragraph-rsid="00174bca" fo:background-color="#59c5c7" style:font-size-asian="8.75pt" style:font-weight-asian="normal" style:font-size-complex="10pt" style:font-weight-complex="normal"/>
    </style:style>
    <style:style style:name="P52" style:family="paragraph" style:parent-style-name="Standard" style:list-style-name="L1">
      <style:paragraph-properties fo:text-align="start" style:justify-single-word="false"/>
      <style:text-properties fo:font-size="10pt" style:text-underline-style="none" fo:font-weight="normal" officeooo:rsid="00083196" officeooo:paragraph-rsid="0014d017" fo:background-color="#fff450" style:font-size-asian="8.75pt" style:font-weight-asian="normal" style:font-size-complex="10pt" style:font-weight-complex="normal"/>
    </style:style>
    <style:style style:name="P53" style:family="paragraph" style:parent-style-name="Standard" style:list-style-name="L1">
      <style:paragraph-properties fo:text-align="start" style:justify-single-word="false"/>
      <style:text-properties fo:font-size="10pt" style:text-underline-style="none" fo:font-weight="normal" officeooo:rsid="00083196" officeooo:paragraph-rsid="00166f95" fo:background-color="#fff450" style:font-size-asian="8.75pt" style:font-weight-asian="normal" style:font-size-complex="10pt" style:font-weight-complex="normal"/>
    </style:style>
    <style:style style:name="P54" style:family="paragraph" style:parent-style-name="Standard" style:list-style-name="L7">
      <style:paragraph-properties fo:text-align="start" style:justify-single-word="false"/>
      <style:text-properties fo:font-size="10pt" style:text-underline-style="none" fo:font-weight="normal" officeooo:rsid="00c25448" officeooo:paragraph-rsid="00c790dc" fo:background-color="#fff450" style:font-size-asian="8.75pt" style:font-weight-asian="normal" style:font-size-complex="10pt" style:font-weight-complex="normal"/>
    </style:style>
    <style:style style:name="P55" style:family="paragraph" style:parent-style-name="Standard" style:list-style-name="L1">
      <style:paragraph-properties fo:text-align="start" style:justify-single-word="false"/>
      <style:text-properties fo:font-size="10pt" style:text-underline-style="none" fo:font-weight="normal" officeooo:rsid="00083196" officeooo:paragraph-rsid="0014d017" fo:background-color="#fedcc6" style:font-size-asian="8.75pt" style:font-weight-asian="normal" style:font-size-complex="10pt" style:font-weight-complex="normal"/>
    </style:style>
    <style:style style:name="P56" style:family="paragraph" style:parent-style-name="Standard" style:list-style-name="L4">
      <style:paragraph-properties fo:text-align="start" style:justify-single-word="false"/>
      <style:text-properties fo:font-size="10pt" style:text-underline-style="none" fo:font-weight="normal" officeooo:rsid="006fa1d8" officeooo:paragraph-rsid="006fa1d8" fo:background-color="#f04e4d" style:font-size-asian="8.75pt" style:font-weight-asian="normal" style:font-size-complex="10pt" style:font-weight-complex="normal"/>
    </style:style>
    <style:style style:name="P57" style:family="paragraph" style:parent-style-name="Standard" style:list-style-name="L7">
      <style:paragraph-properties fo:text-align="start" style:justify-single-word="false"/>
      <style:text-properties fo:font-size="10pt" style:text-underline-style="none" fo:font-weight="normal" officeooo:rsid="00c0c2ad" officeooo:paragraph-rsid="00c225e5" fo:background-color="#f04e4d" style:font-size-asian="8.75pt" style:font-weight-asian="normal" style:font-size-complex="10pt" style:font-weight-complex="normal"/>
    </style:style>
    <style:style style:name="P58" style:family="paragraph" style:parent-style-name="Standard" style:list-style-name="L7">
      <style:paragraph-properties fo:text-align="start" style:justify-single-word="false"/>
      <style:text-properties fo:font-size="10pt" style:text-underline-style="none" fo:font-weight="normal" officeooo:rsid="00c225e5" officeooo:paragraph-rsid="00c225e5" fo:background-color="#f04e4d" style:font-size-asian="8.75pt" style:font-weight-asian="normal" style:font-size-complex="10pt" style:font-weight-complex="normal"/>
    </style:style>
    <style:style style:name="P59" style:family="paragraph" style:parent-style-name="Standard" style:list-style-name="L7">
      <style:paragraph-properties fo:text-align="start" style:justify-single-word="false"/>
      <style:text-properties fo:font-size="10pt" style:text-underline-style="none" fo:font-weight="normal" officeooo:rsid="00cb2902" officeooo:paragraph-rsid="00cbb503" fo:background-color="#f04e4d" style:font-size-asian="8.75pt" style:font-weight-asian="normal" style:font-size-complex="10pt" style:font-weight-complex="normal"/>
    </style:style>
    <style:style style:name="P60" style:family="paragraph" style:parent-style-name="Standard" style:list-style-name="L4">
      <style:paragraph-properties fo:text-align="start" style:justify-single-word="false"/>
      <style:text-properties fo:font-size="10pt" style:text-underline-style="none" fo:font-weight="normal" officeooo:rsid="006fa1d8" officeooo:paragraph-rsid="007166b5" fo:background-color="#c2e0ae" style:font-size-asian="10pt" style:font-weight-asian="normal" style:font-size-complex="10pt" style:font-weight-complex="normal"/>
    </style:style>
    <style:style style:name="P61" style:family="paragraph" style:parent-style-name="Standard" style:list-style-name="L7">
      <style:paragraph-properties fo:text-align="start" style:justify-single-word="false"/>
      <style:text-properties fo:font-size="10pt" style:text-underline-style="none" fo:font-weight="normal" officeooo:rsid="00c25448" officeooo:paragraph-rsid="00c25448" fo:background-color="#c2e0ae" style:font-size-asian="8.75pt" style:font-weight-asian="normal" style:font-size-complex="10pt" style:font-weight-complex="normal"/>
    </style:style>
    <style:style style:name="P62" style:family="paragraph" style:parent-style-name="Standard" style:list-style-name="L7">
      <style:paragraph-properties fo:text-align="start" style:justify-single-word="false"/>
      <style:text-properties fo:font-size="10pt" style:text-underline-style="none" fo:font-weight="normal" officeooo:rsid="00c25448" officeooo:paragraph-rsid="00c790dc" fo:background-color="#c2e0ae" style:font-size-asian="8.75pt" style:font-weight-asian="normal" style:font-size-complex="10pt" style:font-weight-complex="normal"/>
    </style:style>
    <style:style style:name="P63" style:family="paragraph" style:parent-style-name="Standard" style:list-style-name="L7">
      <style:paragraph-properties fo:text-align="start" style:justify-single-word="false"/>
      <style:text-properties fo:font-size="10pt" style:text-underline-style="none" fo:font-weight="normal" officeooo:rsid="00cb2902" officeooo:paragraph-rsid="00cf72c4" fo:background-color="#c2e0ae" style:font-size-asian="8.75pt" style:font-weight-asian="normal" style:font-size-complex="10pt" style:font-weight-complex="normal"/>
    </style:style>
    <style:style style:name="P64" style:family="paragraph" style:parent-style-name="Standard" style:list-style-name="L7">
      <style:paragraph-properties fo:text-align="start" style:justify-single-word="false"/>
      <style:text-properties fo:font-size="10pt" style:text-underline-style="none" fo:font-weight="normal" officeooo:rsid="00cb2902" officeooo:paragraph-rsid="00d10179" fo:background-color="#c2e0ae" style:font-size-asian="8.75pt" style:font-weight-asian="normal" style:font-size-complex="10pt" style:font-weight-complex="normal"/>
    </style:style>
    <style:style style:name="P65" style:family="paragraph" style:parent-style-name="Standard" style:list-style-name="L7">
      <style:paragraph-properties fo:text-align="start" style:justify-single-word="false"/>
      <style:text-properties fo:font-size="10pt" style:text-underline-style="none" fo:font-weight="normal" officeooo:rsid="00c0c2ad" officeooo:paragraph-rsid="00c225e5" fo:background-color="#fdc578" style:font-size-asian="8.75pt" style:font-weight-asian="normal" style:font-size-complex="10pt" style:font-weight-complex="normal"/>
    </style:style>
    <style:style style:name="P66" style:family="paragraph" style:parent-style-name="Standard" style:list-style-name="L7">
      <style:paragraph-properties fo:text-align="start" style:justify-single-word="false"/>
      <style:text-properties fo:font-size="10pt" style:text-underline-style="none" fo:font-weight="normal" officeooo:rsid="00c0c2ad" officeooo:paragraph-rsid="00c225e5" fo:background-color="#87d1d1" style:font-size-asian="8.75pt" style:font-weight-asian="normal" style:font-size-complex="10pt" style:font-weight-complex="normal"/>
    </style:style>
    <style:style style:name="P67" style:family="paragraph" style:parent-style-name="Standard" style:list-style-name="L7">
      <style:paragraph-properties fo:text-align="start" style:justify-single-word="false"/>
      <style:text-properties fo:font-size="10pt" style:text-underline-style="none" fo:font-weight="normal" officeooo:rsid="00c25448" officeooo:paragraph-rsid="00c4c21f" fo:background-color="#87d1d1" style:font-size-asian="8.75pt" style:font-weight-asian="normal" style:font-size-complex="10pt" style:font-weight-complex="normal"/>
    </style:style>
    <style:style style:name="P68" style:family="paragraph" style:parent-style-name="Standard" style:list-style-name="L7">
      <style:paragraph-properties fo:text-align="start" style:justify-single-word="false"/>
      <style:text-properties fo:font-size="10pt" style:text-underline-style="none" fo:font-weight="normal" officeooo:rsid="00c25448" officeooo:paragraph-rsid="00c790dc" fo:background-color="#87d1d1" style:font-size-asian="8.75pt" style:font-weight-asian="normal" style:font-size-complex="10pt" style:font-weight-complex="normal"/>
    </style:style>
    <style:style style:name="P69" style:family="paragraph" style:parent-style-name="Standard" style:list-style-name="L7">
      <style:paragraph-properties fo:text-align="start" style:justify-single-word="false"/>
      <style:text-properties fo:font-size="10pt" style:text-underline-style="none" fo:font-weight="normal" officeooo:rsid="00d111d5" officeooo:paragraph-rsid="00d111d5" fo:background-color="#87d1d1" style:font-size-asian="8.75pt" style:font-weight-asian="normal" style:font-size-complex="10pt" style:font-weight-complex="normal"/>
    </style:style>
    <style:style style:name="P70" style:family="paragraph" style:parent-style-name="Standard" style:list-style-name="L7">
      <style:paragraph-properties fo:text-align="start" style:justify-single-word="false"/>
      <style:text-properties fo:font-size="10pt" style:text-underline-style="none" fo:font-weight="normal" officeooo:rsid="00c25448" officeooo:paragraph-rsid="00c4c21f" fo:background-color="#8f93c7" style:font-size-asian="8.75pt" style:font-weight-asian="normal" style:font-size-complex="10pt" style:font-weight-complex="normal"/>
    </style:style>
    <style:style style:name="P71" style:family="paragraph" style:parent-style-name="Standard" style:list-style-name="L7">
      <style:paragraph-properties fo:text-align="start" style:justify-single-word="false"/>
      <style:text-properties fo:font-size="10pt" style:text-underline-style="none" fo:font-weight="normal" officeooo:rsid="00c25448" officeooo:paragraph-rsid="00c790dc" fo:background-color="#8f93c7" style:font-size-asian="8.75pt" style:font-weight-asian="normal" style:font-size-complex="10pt" style:font-weight-complex="normal"/>
    </style:style>
    <style:style style:name="P72" style:family="paragraph" style:parent-style-name="Standard" style:list-style-name="L7">
      <style:paragraph-properties fo:text-align="start" style:justify-single-word="false"/>
      <style:text-properties fo:font-size="10pt" style:text-underline-style="none" fo:font-weight="normal" officeooo:rsid="00c25448" officeooo:paragraph-rsid="00c790dc" fo:background-color="#8ccfb7" style:font-size-asian="8.75pt" style:font-weight-asian="normal" style:font-size-complex="10pt" style:font-weight-complex="normal"/>
    </style:style>
    <style:style style:name="P73" style:family="paragraph" style:parent-style-name="Standard" style:list-style-name="L2">
      <style:paragraph-properties fo:text-align="start" style:justify-single-word="false"/>
      <style:text-properties fo:font-size="10pt" style:text-underline-style="none" officeooo:paragraph-rsid="003bb50f" style:font-size-asian="10pt" style:font-size-complex="10pt"/>
    </style:style>
    <style:style style:name="P74" style:family="paragraph" style:parent-style-name="Standard" style:list-style-name="L2">
      <style:paragraph-properties fo:text-align="start" style:justify-single-word="false"/>
      <style:text-properties fo:font-size="10pt" style:text-underline-style="none" officeooo:paragraph-rsid="003c6489" style:font-size-asian="10pt" style:font-size-complex="10pt"/>
    </style:style>
    <style:style style:name="P75" style:family="paragraph" style:parent-style-name="Standard" style:list-style-name="L2">
      <style:paragraph-properties fo:text-align="start" style:justify-single-word="false"/>
      <style:text-properties fo:font-size="10pt" style:text-underline-style="none" officeooo:paragraph-rsid="003ccef7" style:font-size-asian="10pt" style:font-size-complex="10pt"/>
    </style:style>
    <style:style style:name="P76" style:family="paragraph" style:parent-style-name="Standard" style:list-style-name="L2">
      <style:paragraph-properties fo:text-align="start" style:justify-single-word="false"/>
      <style:text-properties fo:font-size="10pt" style:text-underline-style="none" officeooo:paragraph-rsid="003dd8ba" style:font-size-asian="10pt" style:font-size-complex="10pt"/>
    </style:style>
    <style:style style:name="P77" style:family="paragraph" style:parent-style-name="Standard" style:list-style-name="L2">
      <style:paragraph-properties fo:text-align="start" style:justify-single-word="false"/>
      <style:text-properties fo:font-size="10pt" style:text-underline-style="none" officeooo:paragraph-rsid="003f2253" style:font-size-asian="10pt" style:font-size-complex="10pt"/>
    </style:style>
    <style:style style:name="P78" style:family="paragraph" style:parent-style-name="Standard" style:list-style-name="L2">
      <style:paragraph-properties fo:text-align="start" style:justify-single-word="false"/>
      <style:text-properties fo:font-size="10pt" style:text-underline-style="none" officeooo:paragraph-rsid="003c6489" fo:background-color="#8ccfb7" style:font-size-asian="10pt" style:font-size-complex="10pt"/>
    </style:style>
    <style:style style:name="P79" style:family="paragraph" style:parent-style-name="Standard" style:list-style-name="L4">
      <style:paragraph-properties fo:text-align="start" style:justify-single-word="false"/>
      <style:text-properties fo:font-size="10pt" style:text-underline-style="none" officeooo:rsid="007738b2" officeooo:paragraph-rsid="007738b2" fo:background-color="#8ccfb7" style:font-size-asian="10pt" style:font-size-complex="10pt"/>
    </style:style>
    <style:style style:name="P80" style:family="paragraph" style:parent-style-name="Standard" style:list-style-name="L2">
      <style:paragraph-properties fo:text-align="start" style:justify-single-word="false"/>
      <style:text-properties fo:font-size="10pt" style:text-underline-style="none" officeooo:paragraph-rsid="003dd8ba" fo:background-color="#fdc578" style:font-size-asian="10pt" style:font-size-complex="10pt"/>
    </style:style>
    <style:style style:name="P81" style:family="paragraph" style:parent-style-name="Standard" style:list-style-name="L2">
      <style:paragraph-properties fo:text-align="start" style:justify-single-word="false"/>
      <style:text-properties fo:font-size="10pt" style:text-underline-style="none" officeooo:paragraph-rsid="003f2253" fo:background-color="#fdc578" style:font-size-asian="10pt" style:font-size-complex="10pt"/>
    </style:style>
    <style:style style:name="P82" style:family="paragraph" style:parent-style-name="Standard" style:list-style-name="L3">
      <style:paragraph-properties fo:text-align="start" style:justify-single-word="false"/>
      <style:text-properties fo:font-size="10pt" style:text-underline-style="none" officeooo:rsid="006bdb1a" officeooo:paragraph-rsid="006cb62e" fo:background-color="#fdc578" style:font-size-asian="10pt" style:font-size-complex="10pt"/>
    </style:style>
    <style:style style:name="P83" style:family="paragraph" style:parent-style-name="Standard" style:list-style-name="L7">
      <style:paragraph-properties fo:text-align="start" style:justify-single-word="false"/>
      <style:text-properties fo:font-size="10pt" style:text-underline-style="none" officeooo:rsid="00dce1d7" officeooo:paragraph-rsid="00de6fdb" fo:background-color="#fdc578" style:font-size-asian="10pt" style:font-size-complex="10pt"/>
    </style:style>
    <style:style style:name="P84" style:family="paragraph" style:parent-style-name="Standard" style:list-style-name="L7">
      <style:paragraph-properties fo:text-align="start" style:justify-single-word="false"/>
      <style:text-properties fo:font-size="10pt" style:text-underline-style="none" officeooo:rsid="00dce1d7" officeooo:paragraph-rsid="00dce1d7" fo:background-color="#fdc578" style:font-size-asian="10pt" style:font-size-complex="10pt"/>
    </style:style>
    <style:style style:name="P85" style:family="paragraph" style:parent-style-name="Standard" style:list-style-name="L2">
      <style:paragraph-properties fo:text-align="start" style:justify-single-word="false"/>
      <style:text-properties fo:font-size="10pt" style:text-underline-style="none" officeooo:paragraph-rsid="003f2253" fo:background-color="#f04e4d" style:font-size-asian="10pt" style:font-size-complex="10pt"/>
    </style:style>
    <style:style style:name="P86" style:family="paragraph" style:parent-style-name="Standard" style:list-style-name="L2">
      <style:paragraph-properties fo:text-align="start" style:justify-single-word="false"/>
      <style:text-properties fo:font-size="10pt" style:text-underline-style="none" officeooo:paragraph-rsid="0040af07" fo:background-color="#f04e4d" style:font-size-asian="10pt" style:font-size-complex="10pt"/>
    </style:style>
    <style:style style:name="P87" style:family="paragraph" style:parent-style-name="Standard" style:list-style-name="L2">
      <style:paragraph-properties fo:text-align="start" style:justify-single-word="false"/>
      <style:text-properties fo:font-size="10pt" style:text-underline-style="none" officeooo:rsid="0046dd9e" officeooo:paragraph-rsid="0047b507" fo:background-color="#f04e4d" style:font-size-asian="10pt" style:font-size-complex="10pt"/>
    </style:style>
    <style:style style:name="P88" style:family="paragraph" style:parent-style-name="Standard">
      <style:paragraph-properties fo:text-align="start" style:justify-single-word="false"/>
      <style:text-properties fo:font-size="10pt" style:text-underline-style="none" officeooo:rsid="006e0eee" officeooo:paragraph-rsid="006e0eee" fo:background-color="#f04e4d" style:font-size-asian="10pt" style:font-size-complex="10pt"/>
    </style:style>
    <style:style style:name="P89" style:family="paragraph" style:parent-style-name="Standard" style:list-style-name="L4">
      <style:paragraph-properties fo:text-align="start" style:justify-single-word="false"/>
      <style:text-properties fo:font-size="10pt" style:text-underline-style="none" officeooo:rsid="0071a287" officeooo:paragraph-rsid="0071a287" fo:background-color="#f04e4d" style:font-size-asian="10pt" style:font-size-complex="10pt"/>
    </style:style>
    <style:style style:name="P90" style:family="paragraph" style:parent-style-name="Standard" style:list-style-name="L4">
      <style:paragraph-properties fo:text-align="start" style:justify-single-word="false"/>
      <style:text-properties fo:font-size="10pt" style:text-underline-style="none" officeooo:rsid="0074b83b" officeooo:paragraph-rsid="0074b83b" fo:background-color="#f04e4d" style:font-size-asian="10pt" style:font-size-complex="10pt"/>
    </style:style>
    <style:style style:name="P91" style:family="paragraph" style:parent-style-name="Standard" style:list-style-name="L7">
      <style:paragraph-properties fo:text-align="start" style:justify-single-word="false"/>
      <style:text-properties fo:font-size="10pt" style:text-underline-style="none" officeooo:rsid="00dce1d7" officeooo:paragraph-rsid="00de6fdb" fo:background-color="#f04e4d" style:font-size-asian="10pt" style:font-size-complex="10pt"/>
    </style:style>
    <style:style style:name="P92" style:family="paragraph" style:parent-style-name="Standard" style:list-style-name="L2">
      <style:paragraph-properties fo:text-align="start" style:justify-single-word="false"/>
      <style:text-properties fo:font-size="10pt" style:text-underline-style="none" officeooo:paragraph-rsid="0040a916" fo:background-color="transparent" style:font-size-asian="10pt" style:font-size-complex="10pt"/>
    </style:style>
    <style:style style:name="P93" style:family="paragraph" style:parent-style-name="Standard" style:list-style-name="L2">
      <style:paragraph-properties fo:text-align="start" style:justify-single-word="false"/>
      <style:text-properties fo:font-size="10pt" style:text-underline-style="none" officeooo:paragraph-rsid="0040af07" fo:background-color="transparent" style:font-size-asian="10pt" style:font-size-complex="10pt"/>
    </style:style>
    <style:style style:name="P94" style:family="paragraph" style:parent-style-name="Standard" style:list-style-name="L4">
      <style:paragraph-properties fo:text-align="start" style:justify-single-word="false"/>
      <style:text-properties fo:font-size="10pt" style:text-underline-style="none" officeooo:paragraph-rsid="0073446a" fo:background-color="transparent" style:font-size-asian="10pt" style:font-size-complex="10pt"/>
    </style:style>
    <style:style style:name="P95" style:family="paragraph" style:parent-style-name="Standard" style:list-style-name="L2">
      <style:paragraph-properties fo:text-align="start" style:justify-single-word="false"/>
      <style:text-properties fo:font-size="10pt" style:text-underline-style="none" officeooo:rsid="00459e38" officeooo:paragraph-rsid="00459e38" fo:background-color="transparent" style:font-size-asian="10pt" style:font-size-complex="10pt"/>
    </style:style>
    <style:style style:name="P96" style:family="paragraph" style:parent-style-name="Standard" style:list-style-name="L2">
      <style:paragraph-properties fo:text-align="start" style:justify-single-word="false"/>
      <style:text-properties fo:font-size="10pt" style:text-underline-style="none" officeooo:rsid="0046dd9e" officeooo:paragraph-rsid="0047b507" fo:background-color="transparent" style:font-size-asian="10pt" style:font-size-complex="10pt"/>
    </style:style>
    <style:style style:name="P97" style:family="paragraph" style:parent-style-name="Standard" style:list-style-name="L3">
      <style:paragraph-properties fo:text-align="start" style:justify-single-word="false"/>
      <style:text-properties fo:font-size="10pt" style:text-underline-style="none" officeooo:rsid="0067e0f9" officeooo:paragraph-rsid="0067e0f9" fo:background-color="transparent" style:font-size-asian="10pt" style:font-size-complex="10pt"/>
    </style:style>
    <style:style style:name="P98" style:family="paragraph" style:parent-style-name="Standard" style:list-style-name="L3">
      <style:paragraph-properties fo:text-align="start" style:justify-single-word="false"/>
      <style:text-properties fo:font-size="10pt" style:text-underline-style="none" officeooo:rsid="006bdb1a" officeooo:paragraph-rsid="006cb62e" fo:background-color="transparent" style:font-size-asian="10pt" style:font-size-complex="10pt"/>
    </style:style>
    <style:style style:name="P99" style:family="paragraph" style:parent-style-name="Standard" style:list-style-name="L4">
      <style:paragraph-properties fo:text-align="start" style:justify-single-word="false"/>
      <style:text-properties fo:font-size="10pt" style:text-underline-style="none" officeooo:rsid="0074b83b" officeooo:paragraph-rsid="0074b83b" fo:background-color="transparent" style:font-size-asian="10pt" style:font-size-complex="10pt"/>
    </style:style>
    <style:style style:name="P100" style:family="paragraph" style:parent-style-name="Standard" style:list-style-name="L4">
      <style:paragraph-properties fo:text-align="start" style:justify-single-word="false"/>
      <style:text-properties fo:font-size="10pt" style:text-underline-style="none" officeooo:rsid="007738b2" officeooo:paragraph-rsid="007738b2" fo:background-color="transparent" style:font-size-asian="10pt" style:font-size-complex="10pt"/>
    </style:style>
    <style:style style:name="P101" style:family="paragraph" style:parent-style-name="Standard" style:list-style-name="L7">
      <style:paragraph-properties fo:text-align="start" style:justify-single-word="false"/>
      <style:text-properties fo:font-size="10pt" style:text-underline-style="none" officeooo:rsid="00dce1d7" officeooo:paragraph-rsid="00de6fdb" fo:background-color="transparent" style:font-size-asian="10pt" style:font-size-complex="10pt"/>
    </style:style>
    <style:style style:name="P102" style:family="paragraph" style:parent-style-name="Standard" style:list-style-name="L2">
      <style:paragraph-properties fo:text-align="start" style:justify-single-word="false"/>
      <style:text-properties fo:font-size="10pt" style:text-underline-style="none" officeooo:paragraph-rsid="004410b0" fo:background-color="#fff450" style:font-size-asian="10pt" style:font-size-complex="10pt"/>
    </style:style>
    <style:style style:name="P103" style:family="paragraph" style:parent-style-name="Standard" style:list-style-name="L4">
      <style:paragraph-properties fo:text-align="start" style:justify-single-word="false"/>
      <style:text-properties fo:font-size="10pt" style:text-underline-style="none" officeooo:paragraph-rsid="0073446a" fo:background-color="#fff450" style:font-size-asian="10pt" style:font-size-complex="10pt"/>
    </style:style>
    <style:style style:name="P104" style:family="paragraph" style:parent-style-name="Standard" style:list-style-name="L1">
      <style:paragraph-properties fo:text-align="start" style:justify-single-word="false"/>
      <style:text-properties fo:font-size="10pt" officeooo:paragraph-rsid="002dab8a" style:font-size-asian="10pt" style:font-size-complex="10pt"/>
    </style:style>
    <style:style style:name="P105" style:family="paragraph" style:parent-style-name="Standard" style:list-style-name="L1">
      <style:paragraph-properties fo:text-align="start" style:justify-single-word="false"/>
      <style:text-properties fo:font-size="10pt" officeooo:paragraph-rsid="002f4ada" style:font-size-asian="10pt" style:font-size-complex="10pt"/>
    </style:style>
    <style:style style:name="P106" style:family="paragraph" style:parent-style-name="Standard" style:list-style-name="L2">
      <style:paragraph-properties fo:text-align="start" style:justify-single-word="false"/>
      <style:text-properties fo:font-size="10pt" officeooo:paragraph-rsid="0040a916" style:font-size-asian="10pt" style:font-size-complex="10pt"/>
    </style:style>
    <style:style style:name="P107" style:family="paragraph" style:parent-style-name="Standard" style:list-style-name="L4">
      <style:paragraph-properties fo:text-align="start" style:justify-single-word="false"/>
      <style:text-properties fo:font-size="10pt" officeooo:paragraph-rsid="007166b5" style:font-size-asian="10pt" style:font-size-complex="10pt"/>
    </style:style>
    <style:style style:name="P108" style:family="paragraph" style:parent-style-name="Standard" style:list-style-name="L4">
      <style:paragraph-properties fo:text-align="start" style:justify-single-word="false"/>
      <style:text-properties fo:font-size="10pt" officeooo:paragraph-rsid="0071a287" style:font-size-asian="10pt" style:font-size-complex="10pt"/>
    </style:style>
    <style:style style:name="P109" style:family="paragraph" style:parent-style-name="Standard" style:list-style-name="L4">
      <style:paragraph-properties fo:text-align="start" style:justify-single-word="false"/>
      <style:text-properties fo:font-size="10pt" officeooo:paragraph-rsid="007e60b9" style:font-size-asian="10pt" style:font-size-complex="10pt"/>
    </style:style>
    <style:style style:name="P110" style:family="paragraph" style:parent-style-name="Standard" style:list-style-name="L7">
      <style:paragraph-properties fo:text-align="start" style:justify-single-word="false"/>
      <style:text-properties fo:font-size="10pt" officeooo:paragraph-rsid="00d16698" style:font-size-asian="10pt" style:font-size-complex="10pt"/>
    </style:style>
    <style:style style:name="P111" style:family="paragraph" style:parent-style-name="Standard" style:list-style-name="L7">
      <style:paragraph-properties fo:text-align="start" style:justify-single-word="false"/>
      <style:text-properties fo:font-size="10pt" officeooo:paragraph-rsid="00d361fe" style:font-size-asian="10pt" style:font-size-complex="10pt"/>
    </style:style>
    <style:style style:name="P112" style:family="paragraph" style:parent-style-name="Standard" style:list-style-name="L7">
      <style:paragraph-properties fo:text-align="start" style:justify-single-word="false"/>
      <style:text-properties fo:font-size="10pt" officeooo:paragraph-rsid="00d96dd8" style:font-size-asian="10pt" style:font-size-complex="10pt"/>
    </style:style>
    <style:style style:name="P113" style:family="paragraph" style:parent-style-name="Standard" style:list-style-name="L7">
      <style:paragraph-properties fo:text-align="start" style:justify-single-word="false"/>
      <style:text-properties fo:font-size="10pt" officeooo:paragraph-rsid="00da1bec" style:font-size-asian="10pt" style:font-size-complex="10pt"/>
    </style:style>
    <style:style style:name="P114" style:family="paragraph" style:parent-style-name="Standard" style:list-style-name="L7">
      <style:paragraph-properties fo:text-align="start" style:justify-single-word="false"/>
      <style:text-properties fo:font-size="10pt" officeooo:rsid="00d5b839" officeooo:paragraph-rsid="00d5b839" style:font-size-asian="10pt" style:font-size-complex="10pt"/>
    </style:style>
    <style:style style:name="P115" style:family="paragraph" style:parent-style-name="Standard" style:list-style-name="L1">
      <style:paragraph-properties fo:text-align="start" style:justify-single-word="false"/>
      <style:text-properties fo:font-size="10pt" officeooo:rsid="002f4ada" officeooo:paragraph-rsid="003304c5" fo:background-color="transparent" style:font-size-asian="10pt" style:font-size-complex="10pt"/>
    </style:style>
    <style:style style:name="P116" style:family="paragraph" style:parent-style-name="Standard" style:list-style-name="L1">
      <style:paragraph-properties fo:text-align="start" style:justify-single-word="false"/>
      <style:text-properties fo:font-size="10pt" officeooo:rsid="002f4ada" officeooo:paragraph-rsid="0033ce4f" fo:background-color="transparent" style:font-size-asian="10pt" style:font-size-complex="10pt"/>
    </style:style>
    <style:style style:name="P117" style:family="paragraph" style:parent-style-name="Standard" style:list-style-name="L1">
      <style:paragraph-properties fo:text-align="start" style:justify-single-word="false"/>
      <style:text-properties fo:font-size="10pt" officeooo:rsid="002f4ada" officeooo:paragraph-rsid="00341edb" fo:background-color="transparent" style:font-size-asian="10pt" style:font-size-complex="10pt"/>
    </style:style>
    <style:style style:name="P118" style:family="paragraph" style:parent-style-name="Standard" style:list-style-name="L1">
      <style:paragraph-properties fo:text-align="start" style:justify-single-word="false"/>
      <style:text-properties fo:font-size="10pt" officeooo:rsid="002f4ada" officeooo:paragraph-rsid="0035fa8d" fo:background-color="transparent" style:font-size-asian="10pt" style:font-size-complex="10pt"/>
    </style:style>
    <style:style style:name="P119" style:family="paragraph" style:parent-style-name="Standard" style:list-style-name="L1">
      <style:paragraph-properties fo:text-align="start" style:justify-single-word="false"/>
      <style:text-properties fo:font-size="10pt" officeooo:paragraph-rsid="003304c5" fo:background-color="transparent" style:font-size-asian="10pt" style:font-size-complex="10pt"/>
    </style:style>
    <style:style style:name="P120" style:family="paragraph" style:parent-style-name="Standard" style:list-style-name="L1">
      <style:paragraph-properties fo:text-align="start" style:justify-single-word="false"/>
      <style:text-properties fo:font-size="10pt" officeooo:paragraph-rsid="00341edb" fo:background-color="transparent" style:font-size-asian="10pt" style:font-size-complex="10pt"/>
    </style:style>
    <style:style style:name="P121" style:family="paragraph" style:parent-style-name="Standard" style:list-style-name="L1">
      <style:paragraph-properties fo:text-align="start" style:justify-single-word="false"/>
      <style:text-properties fo:font-size="10pt" officeooo:paragraph-rsid="00369ed4" fo:background-color="transparent" style:font-size-asian="10pt" style:font-size-complex="10pt"/>
    </style:style>
    <style:style style:name="P122" style:family="paragraph" style:parent-style-name="Standard" style:list-style-name="L3">
      <style:paragraph-properties fo:text-align="start" style:justify-single-word="false"/>
      <style:text-properties fo:font-size="10pt" officeooo:paragraph-rsid="006293fb" fo:background-color="transparent" style:font-size-asian="10pt" style:font-size-complex="10pt"/>
    </style:style>
    <style:style style:name="P123" style:family="paragraph" style:parent-style-name="Standard" style:list-style-name="L3">
      <style:paragraph-properties fo:text-align="start" style:justify-single-word="false"/>
      <style:text-properties fo:font-size="10pt" officeooo:paragraph-rsid="0063133b" fo:background-color="transparent" style:font-size-asian="10pt" style:font-size-complex="10pt"/>
    </style:style>
    <style:style style:name="P124" style:family="paragraph" style:parent-style-name="Standard" style:list-style-name="L3">
      <style:paragraph-properties fo:text-align="start" style:justify-single-word="false"/>
      <style:text-properties fo:font-size="10pt" officeooo:paragraph-rsid="0063b54c" fo:background-color="transparent" style:font-size-asian="10pt" style:font-size-complex="10pt"/>
    </style:style>
    <style:style style:name="P125" style:family="paragraph" style:parent-style-name="Standard" style:list-style-name="L3">
      <style:paragraph-properties fo:text-align="start" style:justify-single-word="false"/>
      <style:text-properties fo:font-size="10pt" officeooo:paragraph-rsid="0067c720" fo:background-color="transparent" style:font-size-asian="10pt" style:font-size-complex="10pt"/>
    </style:style>
    <style:style style:name="P126" style:family="paragraph" style:parent-style-name="Standard" style:list-style-name="L3">
      <style:paragraph-properties fo:text-align="start" style:justify-single-word="false"/>
      <style:text-properties fo:font-size="10pt" officeooo:paragraph-rsid="0067e0f9" fo:background-color="transparent" style:font-size-asian="10pt" style:font-size-complex="10pt"/>
    </style:style>
    <style:style style:name="P127" style:family="paragraph" style:parent-style-name="Standard" style:list-style-name="L2">
      <style:paragraph-properties fo:text-align="start" style:justify-single-word="false"/>
      <style:text-properties fo:font-size="10pt" officeooo:rsid="0046dd9e" officeooo:paragraph-rsid="004902da" fo:background-color="transparent" style:font-size-asian="10pt" style:font-size-complex="10pt"/>
    </style:style>
    <style:style style:name="P128" style:family="paragraph" style:parent-style-name="Standard" style:list-style-name="L6">
      <style:paragraph-properties fo:text-align="start" style:justify-single-word="false"/>
      <style:text-properties fo:font-size="10pt" officeooo:paragraph-rsid="0095f649" fo:background-color="transparent" style:font-size-asian="10pt" style:font-size-complex="10pt"/>
    </style:style>
    <style:style style:name="P129" style:family="paragraph" style:parent-style-name="Standard" style:list-style-name="L7">
      <style:paragraph-properties fo:text-align="start" style:justify-single-word="false"/>
      <style:text-properties fo:font-size="10pt" officeooo:rsid="00d7f0c4" officeooo:paragraph-rsid="00d7f0c4" fo:background-color="transparent" style:font-size-asian="10pt" style:font-size-complex="10pt"/>
    </style:style>
    <style:style style:name="P130" style:family="paragraph" style:parent-style-name="Standard" style:list-style-name="L7">
      <style:paragraph-properties fo:text-align="start" style:justify-single-word="false"/>
      <style:text-properties fo:font-size="10pt" officeooo:rsid="00d7f0c4" officeooo:paragraph-rsid="00d86556" fo:background-color="transparent" style:font-size-asian="10pt" style:font-size-complex="10pt"/>
    </style:style>
    <style:style style:name="P131" style:family="paragraph" style:parent-style-name="Standard" style:list-style-name="L1">
      <style:paragraph-properties fo:text-align="start" style:justify-single-word="false"/>
      <style:text-properties fo:font-size="10pt" officeooo:rsid="002f4ada" officeooo:paragraph-rsid="0033ce4f" fo:background-color="#87d1d1" style:font-size-asian="10pt" style:font-size-complex="10pt"/>
    </style:style>
    <style:style style:name="P132" style:family="paragraph" style:parent-style-name="Standard" style:list-style-name="L2">
      <style:paragraph-properties fo:text-align="start" style:justify-single-word="false"/>
      <style:text-properties fo:font-size="10pt" officeooo:rsid="0046dd9e" officeooo:paragraph-rsid="0047b507" fo:background-color="#87d1d1" style:font-size-asian="10pt" style:font-size-complex="10pt"/>
    </style:style>
    <style:style style:name="P133" style:family="paragraph" style:parent-style-name="Standard" style:list-style-name="L3">
      <style:paragraph-properties fo:text-align="start" style:justify-single-word="false"/>
      <style:text-properties fo:font-size="10pt" officeooo:paragraph-rsid="0063b54c" fo:background-color="#87d1d1" style:font-size-asian="10pt" style:font-size-complex="10pt"/>
    </style:style>
    <style:style style:name="P134" style:family="paragraph" style:parent-style-name="Standard" style:list-style-name="L6">
      <style:paragraph-properties fo:text-align="start" style:justify-single-word="false"/>
      <style:text-properties fo:font-size="10pt" officeooo:paragraph-rsid="0095f649" fo:background-color="#87d1d1" style:font-size-asian="10pt" style:font-size-complex="10pt"/>
    </style:style>
    <style:style style:name="P135" style:family="paragraph" style:parent-style-name="Standard" style:list-style-name="L7">
      <style:paragraph-properties fo:text-align="start" style:justify-single-word="false"/>
      <style:text-properties fo:font-size="10pt" officeooo:paragraph-rsid="00d361fe" fo:background-color="#87d1d1" style:font-size-asian="10pt" style:font-size-complex="10pt"/>
    </style:style>
    <style:style style:name="P136" style:family="paragraph" style:parent-style-name="Standard" style:list-style-name="L7">
      <style:paragraph-properties fo:text-align="start" style:justify-single-word="false"/>
      <style:text-properties fo:font-size="10pt" officeooo:rsid="00d7f0c4" officeooo:paragraph-rsid="00d96dd8" fo:background-color="#87d1d1" style:font-size-asian="10pt" style:font-size-complex="10pt"/>
    </style:style>
    <style:style style:name="P137" style:family="paragraph" style:parent-style-name="Standard" style:list-style-name="L1">
      <style:paragraph-properties fo:text-align="start" style:justify-single-word="false"/>
      <style:text-properties fo:font-size="10pt" officeooo:rsid="002f4ada" officeooo:paragraph-rsid="0035fa8d" fo:background-color="#c2e0ae" style:font-size-asian="10pt" style:font-size-complex="10pt"/>
    </style:style>
    <style:style style:name="P138" style:family="paragraph" style:parent-style-name="Standard" style:list-style-name="L6">
      <style:paragraph-properties fo:text-align="start" style:justify-single-word="false"/>
      <style:text-properties fo:font-size="10pt" officeooo:paragraph-rsid="00975f7d" fo:background-color="#c2e0ae" style:font-size-asian="10pt" style:font-size-complex="10pt"/>
    </style:style>
    <style:style style:name="P139" style:family="paragraph" style:parent-style-name="Standard" style:list-style-name="L7">
      <style:paragraph-properties fo:text-align="start" style:justify-single-word="false"/>
      <style:text-properties fo:font-size="10pt" officeooo:rsid="00d5b839" officeooo:paragraph-rsid="00d5b839" fo:background-color="#c2e0ae" style:font-size-asian="10pt" style:font-size-complex="10pt"/>
    </style:style>
    <style:style style:name="P140" style:family="paragraph" style:parent-style-name="Standard" style:list-style-name="L1">
      <style:paragraph-properties fo:text-align="start" style:justify-single-word="false"/>
      <style:text-properties fo:font-size="10pt" officeooo:rsid="002f4ada" officeooo:paragraph-rsid="0035fa8d" fo:background-color="#8ccfb7" style:font-size-asian="10pt" style:font-size-complex="10pt"/>
    </style:style>
    <style:style style:name="P141" style:family="paragraph" style:parent-style-name="Standard" style:list-style-name="L1">
      <style:paragraph-properties fo:text-align="start" style:justify-single-word="false"/>
      <style:text-properties fo:font-size="10pt" officeooo:paragraph-rsid="00369ed4" fo:background-color="#8ccfb7" style:font-size-asian="10pt" style:font-size-complex="10pt"/>
    </style:style>
    <style:style style:name="P142" style:family="paragraph" style:parent-style-name="Standard" style:list-style-name="L3">
      <style:paragraph-properties fo:text-align="start" style:justify-single-word="false"/>
      <style:text-properties fo:font-size="10pt" officeooo:paragraph-rsid="0063b54c" fo:background-color="#8ccfb7" style:font-size-asian="10pt" style:font-size-complex="10pt"/>
    </style:style>
    <style:style style:name="P143" style:family="paragraph" style:parent-style-name="Standard" style:list-style-name="L7">
      <style:paragraph-properties fo:text-align="start" style:justify-single-word="false"/>
      <style:text-properties fo:font-size="10pt" officeooo:rsid="00d7f0c4" officeooo:paragraph-rsid="00d7f0c4" fo:background-color="#8ccfb7" style:font-size-asian="10pt" style:font-size-complex="10pt"/>
    </style:style>
    <style:style style:name="P144" style:family="paragraph" style:parent-style-name="Standard" style:list-style-name="L7">
      <style:paragraph-properties fo:text-align="start" style:justify-single-word="false"/>
      <style:text-properties fo:font-size="10pt" officeooo:rsid="00d7f0c4" officeooo:paragraph-rsid="00d96dd8" fo:background-color="#8ccfb7" style:font-size-asian="10pt" style:font-size-complex="10pt"/>
    </style:style>
    <style:style style:name="P145" style:family="paragraph" style:parent-style-name="Standard" style:list-style-name="L2">
      <style:paragraph-properties fo:text-align="start" style:justify-single-word="false"/>
      <style:text-properties fo:font-size="10pt" officeooo:paragraph-rsid="0040a916" fo:background-color="#fff450" style:font-size-asian="10pt" style:font-size-complex="10pt"/>
    </style:style>
    <style:style style:name="P146" style:family="paragraph" style:parent-style-name="Standard" style:list-style-name="L3">
      <style:paragraph-properties fo:text-align="start" style:justify-single-word="false"/>
      <style:text-properties fo:font-size="10pt" officeooo:paragraph-rsid="0063133b" fo:background-color="#fff450" style:font-size-asian="10pt" style:font-size-complex="10pt"/>
    </style:style>
    <style:style style:name="P147" style:family="paragraph" style:parent-style-name="Standard" style:list-style-name="L6">
      <style:paragraph-properties fo:text-align="start" style:justify-single-word="false"/>
      <style:text-properties fo:font-size="10pt" officeooo:paragraph-rsid="0095f649" fo:background-color="#fff450" style:font-size-asian="10pt" style:font-size-complex="10pt"/>
    </style:style>
    <style:style style:name="P148" style:family="paragraph" style:parent-style-name="Standard" style:list-style-name="L7">
      <style:paragraph-properties fo:text-align="start" style:justify-single-word="false"/>
      <style:text-properties fo:font-size="10pt" officeooo:paragraph-rsid="00d28765" fo:background-color="#fff450" style:font-size-asian="10pt" style:font-size-complex="10pt"/>
    </style:style>
    <style:style style:name="P149" style:family="paragraph" style:parent-style-name="Standard" style:list-style-name="L7">
      <style:paragraph-properties fo:text-align="start" style:justify-single-word="false"/>
      <style:text-properties fo:font-size="10pt" officeooo:paragraph-rsid="00d361fe" fo:background-color="#fff450" style:font-size-asian="10pt" style:font-size-complex="10pt"/>
    </style:style>
    <style:style style:name="P150" style:family="paragraph" style:parent-style-name="Standard" style:list-style-name="L7">
      <style:paragraph-properties fo:text-align="start" style:justify-single-word="false"/>
      <style:text-properties fo:font-size="10pt" officeooo:rsid="00d7f0c4" officeooo:paragraph-rsid="00d96dd8" fo:background-color="#fff450" style:font-size-asian="10pt" style:font-size-complex="10pt"/>
    </style:style>
    <style:style style:name="P151" style:family="paragraph" style:parent-style-name="Standard" style:list-style-name="L2">
      <style:paragraph-properties fo:text-align="start" style:justify-single-word="false"/>
      <style:text-properties fo:font-size="10pt" officeooo:rsid="0046dd9e" officeooo:paragraph-rsid="004902da" fo:background-color="#f04e4d" style:font-size-asian="10pt" style:font-size-complex="10pt"/>
    </style:style>
    <style:style style:name="P152" style:family="paragraph" style:parent-style-name="Standard" style:list-style-name="L3">
      <style:paragraph-properties fo:text-align="start" style:justify-single-word="false"/>
      <style:text-properties fo:font-size="10pt" officeooo:paragraph-rsid="00615617" fo:background-color="#f04e4d" style:font-size-asian="10pt" style:font-size-complex="10pt"/>
    </style:style>
    <style:style style:name="P153" style:family="paragraph" style:parent-style-name="Standard" style:list-style-name="L3">
      <style:paragraph-properties fo:text-align="start" style:justify-single-word="false"/>
      <style:text-properties fo:font-size="10pt" officeooo:paragraph-rsid="006293fb" fo:background-color="#f04e4d" style:font-size-asian="10pt" style:font-size-complex="10pt"/>
    </style:style>
    <style:style style:name="P154" style:family="paragraph" style:parent-style-name="Standard" style:list-style-name="L3">
      <style:paragraph-properties fo:text-align="start" style:justify-single-word="false"/>
      <style:text-properties fo:font-size="10pt" officeooo:paragraph-rsid="0063133b" fo:background-color="#f04e4d" style:font-size-asian="10pt" style:font-size-complex="10pt"/>
    </style:style>
    <style:style style:name="P155" style:family="paragraph" style:parent-style-name="Standard" style:list-style-name="L3">
      <style:paragraph-properties fo:text-align="start" style:justify-single-word="false"/>
      <style:text-properties fo:font-size="10pt" officeooo:paragraph-rsid="0063b54c" fo:background-color="#f04e4d" style:font-size-asian="10pt" style:font-size-complex="10pt"/>
    </style:style>
    <style:style style:name="P156" style:family="paragraph" style:parent-style-name="Standard" style:list-style-name="L3">
      <style:paragraph-properties fo:text-align="start" style:justify-single-word="false"/>
      <style:text-properties fo:font-size="10pt" officeooo:paragraph-rsid="0067c720" fo:background-color="#f04e4d" style:font-size-asian="10pt" style:font-size-complex="10pt"/>
    </style:style>
    <style:style style:name="P157" style:family="paragraph" style:parent-style-name="Standard" style:list-style-name="L3">
      <style:paragraph-properties fo:text-align="start" style:justify-single-word="false"/>
      <style:text-properties fo:font-size="10pt" officeooo:paragraph-rsid="0067e0f9" fo:background-color="#f04e4d" style:font-size-asian="10pt" style:font-size-complex="10pt"/>
    </style:style>
    <style:style style:name="P158" style:family="paragraph" style:parent-style-name="Standard" style:list-style-name="L7">
      <style:paragraph-properties fo:text-align="start" style:justify-single-word="false"/>
      <style:text-properties fo:font-size="10pt" officeooo:rsid="00d5b839" officeooo:paragraph-rsid="00d5b839" fo:background-color="#f04e4d" style:font-size-asian="10pt" style:font-size-complex="10pt"/>
    </style:style>
    <style:style style:name="P159" style:family="paragraph" style:parent-style-name="Standard" style:list-style-name="L7">
      <style:paragraph-properties fo:text-align="start" style:justify-single-word="false"/>
      <style:text-properties fo:font-size="10pt" officeooo:rsid="00d7f0c4" officeooo:paragraph-rsid="00d86556" fo:background-color="#f04e4d" style:font-size-asian="10pt" style:font-size-complex="10pt"/>
    </style:style>
    <style:style style:name="P160" style:family="paragraph" style:parent-style-name="Standard" style:list-style-name="L7">
      <style:paragraph-properties fo:text-align="start" style:justify-single-word="false"/>
      <style:text-properties fo:font-size="10pt" officeooo:rsid="00d7f0c4" officeooo:paragraph-rsid="00d88daa" fo:background-color="#f04e4d" style:font-size-asian="10pt" style:font-size-complex="10pt"/>
    </style:style>
    <style:style style:name="P161" style:family="paragraph" style:parent-style-name="Standard" style:list-style-name="L7">
      <style:paragraph-properties fo:text-align="start" style:justify-single-word="false"/>
      <style:text-properties fo:font-size="10pt" officeooo:paragraph-rsid="00da1bec" fo:background-color="#f04e4d" style:font-size-asian="10pt" style:font-size-complex="10pt"/>
    </style:style>
    <style:style style:name="P162" style:family="paragraph" style:parent-style-name="Standard" style:list-style-name="L2">
      <style:paragraph-properties fo:text-align="start" style:justify-single-word="false"/>
      <style:text-properties fo:font-size="10pt" fo:font-style="normal" style:text-underline-style="none" officeooo:rsid="004ad223" officeooo:paragraph-rsid="004e051a" fo:background-color="transparent" style:font-size-asian="10pt" style:font-style-asian="normal" style:font-size-complex="10pt" style:font-style-complex="normal"/>
    </style:style>
    <style:style style:name="P163" style:family="paragraph" style:parent-style-name="Standard" style:list-style-name="L2">
      <style:paragraph-properties fo:text-align="start" style:justify-single-word="false"/>
      <style:text-properties fo:font-size="10pt" fo:font-style="normal" style:text-underline-style="none" officeooo:rsid="004ad223" officeooo:paragraph-rsid="004fe8e0" fo:background-color="transparent" style:font-size-asian="10pt" style:font-style-asian="normal" style:font-size-complex="10pt" style:font-style-complex="normal"/>
    </style:style>
    <style:style style:name="P164" style:family="paragraph" style:parent-style-name="Standard" style:list-style-name="L2">
      <style:paragraph-properties fo:text-align="start" style:justify-single-word="false"/>
      <style:text-properties fo:font-size="10pt" fo:font-style="normal" style:text-underline-style="none" officeooo:rsid="004ad223" officeooo:paragraph-rsid="0051ac52" fo:background-color="transparent" style:font-size-asian="10pt" style:font-style-asian="normal" style:font-size-complex="10pt" style:font-style-complex="normal"/>
    </style:style>
    <style:style style:name="P165" style:family="paragraph" style:parent-style-name="Standard" style:list-style-name="L2">
      <style:paragraph-properties fo:text-align="start" style:justify-single-word="false"/>
      <style:text-properties fo:font-size="10pt" fo:font-style="normal" style:text-underline-style="none" officeooo:rsid="004ad223" officeooo:paragraph-rsid="0054b7c3" fo:background-color="transparent" style:font-size-asian="10pt" style:font-style-asian="normal" style:font-size-complex="10pt" style:font-style-complex="normal"/>
    </style:style>
    <style:style style:name="P166" style:family="paragraph" style:parent-style-name="Standard" style:list-style-name="L2">
      <style:paragraph-properties fo:text-align="start" style:justify-single-word="false"/>
      <style:text-properties fo:font-size="10pt" fo:font-style="normal" style:text-underline-style="none" officeooo:rsid="004ad223" officeooo:paragraph-rsid="005518e7" fo:background-color="transparent" style:font-size-asian="10pt" style:font-style-asian="normal" style:font-size-complex="10pt" style:font-style-complex="normal"/>
    </style:style>
    <style:style style:name="P167" style:family="paragraph" style:parent-style-name="Standard" style:list-style-name="L2">
      <style:paragraph-properties fo:text-align="start" style:justify-single-word="false"/>
      <style:text-properties fo:font-size="10pt" fo:font-style="normal" style:text-underline-style="none" officeooo:rsid="0058087c" officeooo:paragraph-rsid="0059f4e4" fo:background-color="transparent" style:font-size-asian="10pt" style:font-style-asian="normal" style:font-size-complex="10pt" style:font-style-complex="normal"/>
    </style:style>
    <style:style style:name="P168" style:family="paragraph" style:parent-style-name="Standard" style:list-style-name="L2">
      <style:paragraph-properties fo:text-align="start" style:justify-single-word="false"/>
      <style:text-properties fo:font-size="10pt" fo:font-style="normal" style:text-underline-style="none" officeooo:rsid="0058087c" officeooo:paragraph-rsid="005bb63d" fo:background-color="transparent" style:font-size-asian="10pt" style:font-style-asian="normal" style:font-size-complex="10pt" style:font-style-complex="normal"/>
    </style:style>
    <style:style style:name="P169" style:family="paragraph" style:parent-style-name="Standard" style:list-style-name="L4">
      <style:paragraph-properties fo:text-align="start" style:justify-single-word="false"/>
      <style:text-properties fo:font-size="10pt" fo:font-style="normal" style:text-underline-style="none" officeooo:rsid="00784ca3" officeooo:paragraph-rsid="00784ca3" fo:background-color="transparent" style:font-size-asian="10pt" style:font-style-asian="normal" style:font-size-complex="10pt" style:font-style-complex="normal"/>
    </style:style>
    <style:style style:name="P170" style:family="paragraph" style:parent-style-name="Standard" style:list-style-name="L4">
      <style:paragraph-properties fo:text-align="start" style:justify-single-word="false"/>
      <style:text-properties fo:font-size="10pt" fo:font-style="normal" style:text-underline-style="none" officeooo:rsid="007b7826" officeooo:paragraph-rsid="007daa78" fo:background-color="transparent" style:font-size-asian="10pt" style:font-style-asian="normal" style:font-size-complex="10pt" style:font-style-complex="normal"/>
    </style:style>
    <style:style style:name="P171" style:family="paragraph" style:parent-style-name="Standard" style:list-style-name="L4">
      <style:paragraph-properties fo:text-align="start" style:justify-single-word="false"/>
      <style:text-properties fo:font-size="10pt" fo:font-style="normal" style:text-underline-style="none" officeooo:rsid="007b7826" officeooo:paragraph-rsid="007e60b9" fo:background-color="transparent" style:font-size-asian="10pt" style:font-style-asian="normal" style:font-size-complex="10pt" style:font-style-complex="normal"/>
    </style:style>
    <style:style style:name="P172" style:family="paragraph" style:parent-style-name="Standard" style:list-style-name="L4">
      <style:paragraph-properties fo:text-align="start" style:justify-single-word="false"/>
      <style:text-properties fo:font-size="10pt" fo:font-style="normal" style:text-underline-style="none" officeooo:rsid="007e6209" officeooo:paragraph-rsid="0080405e" fo:background-color="transparent" style:font-size-asian="10pt" style:font-style-asian="normal" style:font-size-complex="10pt" style:font-style-complex="normal"/>
    </style:style>
    <style:style style:name="P173" style:family="paragraph" style:parent-style-name="Standard" style:list-style-name="L2">
      <style:paragraph-properties fo:text-align="start" style:justify-single-word="false"/>
      <style:text-properties fo:font-size="10pt" fo:font-style="normal" style:text-underline-style="none" officeooo:rsid="004ad223" officeooo:paragraph-rsid="0051ac52" fo:background-color="#f04e4d" style:font-size-asian="10pt" style:font-style-asian="normal" style:font-size-complex="10pt" style:font-style-complex="normal"/>
    </style:style>
    <style:style style:name="P174" style:family="paragraph" style:parent-style-name="Standard" style:list-style-name="L2">
      <style:paragraph-properties fo:text-align="start" style:justify-single-word="false"/>
      <style:text-properties fo:font-size="10pt" fo:font-style="normal" style:text-underline-style="none" officeooo:rsid="004ad223" officeooo:paragraph-rsid="0054b7c3" fo:background-color="#f04e4d" style:font-size-asian="10pt" style:font-style-asian="normal" style:font-size-complex="10pt" style:font-style-complex="normal"/>
    </style:style>
    <style:style style:name="P175" style:family="paragraph" style:parent-style-name="Standard" style:list-style-name="L2">
      <style:paragraph-properties fo:text-align="start" style:justify-single-word="false"/>
      <style:text-properties fo:font-size="10pt" fo:font-style="normal" style:text-underline-style="none" officeooo:rsid="004ad223" officeooo:paragraph-rsid="005518e7" fo:background-color="#f04e4d" style:font-size-asian="10pt" style:font-style-asian="normal" style:font-size-complex="10pt" style:font-style-complex="normal"/>
    </style:style>
    <style:style style:name="P176" style:family="paragraph" style:parent-style-name="Standard" style:list-style-name="L4">
      <style:paragraph-properties fo:text-align="start" style:justify-single-word="false"/>
      <style:text-properties fo:font-size="10pt" fo:font-style="normal" style:text-underline-style="none" officeooo:rsid="007b7826" officeooo:paragraph-rsid="007b7826" fo:background-color="#f04e4d" style:font-size-asian="10pt" style:font-style-asian="normal" style:font-size-complex="10pt" style:font-style-complex="normal"/>
    </style:style>
    <style:style style:name="P177" style:family="paragraph" style:parent-style-name="Standard" style:list-style-name="L4">
      <style:paragraph-properties fo:text-align="start" style:justify-single-word="false"/>
      <style:text-properties fo:font-size="10pt" fo:font-style="normal" style:text-underline-style="none" officeooo:rsid="007b7826" officeooo:paragraph-rsid="007daa78" fo:background-color="#f04e4d" style:font-size-asian="10pt" style:font-style-asian="normal" style:font-size-complex="10pt" style:font-style-complex="normal"/>
    </style:style>
    <style:style style:name="P178" style:family="paragraph" style:parent-style-name="Standard" style:list-style-name="L4">
      <style:paragraph-properties fo:text-align="start" style:justify-single-word="false"/>
      <style:text-properties fo:font-size="10pt" fo:font-style="normal" style:text-underline-style="none" officeooo:rsid="007e6209" officeooo:paragraph-rsid="0080405e" fo:background-color="#f04e4d" style:font-size-asian="10pt" style:font-style-asian="normal" style:font-size-complex="10pt" style:font-style-complex="normal"/>
    </style:style>
    <style:style style:name="P179" style:family="paragraph" style:parent-style-name="Standard">
      <style:paragraph-properties fo:text-align="start" style:justify-single-word="false"/>
      <style:text-properties fo:font-size="10pt" fo:font-style="normal" style:text-underline-style="none" officeooo:rsid="007e6209" officeooo:paragraph-rsid="0080405e" fo:background-color="#f04e4d" style:font-size-asian="10pt" style:font-style-asian="normal" style:font-size-complex="10pt" style:font-style-complex="normal"/>
    </style:style>
    <style:style style:name="P180" style:family="paragraph" style:parent-style-name="Standard" style:list-style-name="L2">
      <style:paragraph-properties fo:text-align="start" style:justify-single-word="false"/>
      <style:text-properties fo:font-size="10pt" fo:font-style="normal" style:text-underline-style="none" fo:font-weight="normal" officeooo:rsid="005e45b1" officeooo:paragraph-rsid="005f7c6c" fo:background-color="transparent" style:font-size-asian="10pt" style:font-style-asian="normal" style:font-weight-asian="normal" style:font-size-complex="10pt" style:font-style-complex="normal" style:font-weight-complex="normal"/>
    </style:style>
    <style:style style:name="P181" style:family="paragraph" style:parent-style-name="Standard" style:list-style-name="L3">
      <style:paragraph-properties fo:text-align="start" style:justify-single-word="false"/>
      <style:text-properties fo:font-size="10pt" fo:font-style="normal" style:text-underline-style="none" fo:font-weight="normal" officeooo:rsid="00615617" officeooo:paragraph-rsid="00615617" fo:background-color="transparent" style:font-size-asian="8.75pt" style:font-style-asian="normal" style:font-weight-asian="normal" style:font-size-complex="10pt" style:font-style-complex="normal" style:font-weight-complex="normal"/>
    </style:style>
    <style:style style:name="P182" style:family="paragraph" style:parent-style-name="Standard" style:list-style-name="L5">
      <style:paragraph-properties fo:text-align="start" style:justify-single-word="false"/>
      <style:text-properties fo:font-size="10pt" fo:font-style="normal" style:text-underline-style="none" fo:font-weight="normal" officeooo:rsid="00807980" officeooo:paragraph-rsid="0080e126" fo:background-color="transparent" style:font-size-asian="8.75pt" style:font-style-asian="normal" style:font-weight-asian="normal" style:font-size-complex="10pt" style:font-style-complex="normal" style:font-weight-complex="normal"/>
    </style:style>
    <style:style style:name="P183" style:family="paragraph" style:parent-style-name="Standard" style:list-style-name="L6">
      <style:paragraph-properties fo:text-align="start" style:justify-single-word="false"/>
      <style:text-properties fo:font-size="10pt" fo:font-style="normal" style:text-underline-style="none" fo:font-weight="normal" officeooo:rsid="0092c0c0" officeooo:paragraph-rsid="0092c0c0" fo:background-color="transparent" style:font-size-asian="8.75pt" style:font-style-asian="normal" style:font-weight-asian="normal" style:font-size-complex="10pt" style:font-style-complex="normal" style:font-weight-complex="normal"/>
    </style:style>
    <style:style style:name="P184" style:family="paragraph" style:parent-style-name="Standard" style:list-style-name="L6">
      <style:paragraph-properties fo:text-align="start" style:justify-single-word="false"/>
      <style:text-properties fo:font-size="10pt" fo:font-style="normal" style:text-underline-style="none" fo:font-weight="normal" officeooo:rsid="0092c0c0" officeooo:paragraph-rsid="00939cf4" fo:background-color="transparent" style:font-size-asian="8.75pt" style:font-style-asian="normal" style:font-weight-asian="normal" style:font-size-complex="10pt" style:font-style-complex="normal" style:font-weight-complex="normal"/>
    </style:style>
    <style:style style:name="P185" style:family="paragraph" style:parent-style-name="Standard" style:list-style-name="L2">
      <style:paragraph-properties fo:text-align="start" style:justify-single-word="false"/>
      <style:text-properties fo:font-size="10pt" fo:font-style="normal" style:text-underline-style="none" fo:font-weight="normal" officeooo:rsid="005e45b1" officeooo:paragraph-rsid="005f7c6c" fo:background-color="#fff450" style:font-size-asian="10pt" style:font-style-asian="normal" style:font-weight-asian="normal" style:font-size-complex="10pt" style:font-style-complex="normal" style:font-weight-complex="normal"/>
    </style:style>
    <style:style style:name="P186" style:family="paragraph" style:parent-style-name="Standard" style:list-style-name="L2">
      <style:paragraph-properties fo:text-align="start" style:justify-single-word="false"/>
      <style:text-properties fo:font-size="10pt" fo:font-style="normal" style:text-underline-style="none" fo:font-weight="normal" officeooo:rsid="005e45b1" officeooo:paragraph-rsid="005f7c6c" fo:background-color="#f04e4d" style:font-size-asian="10pt" style:font-style-asian="normal" style:font-weight-asian="normal" style:font-size-complex="10pt" style:font-style-complex="normal" style:font-weight-complex="normal"/>
    </style:style>
    <style:style style:name="P187" style:family="paragraph" style:parent-style-name="Standard" style:list-style-name="L5">
      <style:paragraph-properties fo:text-align="start" style:justify-single-word="false"/>
      <style:text-properties fo:font-size="10pt" fo:font-style="normal" style:text-underline-style="none" fo:font-weight="normal" officeooo:rsid="00807980" officeooo:paragraph-rsid="0080e126" fo:background-color="#f04e4d" style:font-size-asian="8.75pt" style:font-style-asian="normal" style:font-weight-asian="normal" style:font-size-complex="10pt" style:font-style-complex="normal" style:font-weight-complex="normal"/>
    </style:style>
    <style:style style:name="P188" style:family="paragraph" style:parent-style-name="Standard" style:list-style-name="L6">
      <style:paragraph-properties fo:text-align="start" style:justify-single-word="false"/>
      <style:text-properties fo:font-size="10pt" fo:font-style="normal" style:text-underline-style="none" fo:font-weight="normal" officeooo:rsid="0092c0c0" officeooo:paragraph-rsid="0092c0c0" fo:background-color="#f04e4d" style:font-size-asian="8.75pt" style:font-style-asian="normal" style:font-weight-asian="normal" style:font-size-complex="10pt" style:font-style-complex="normal" style:font-weight-complex="normal"/>
    </style:style>
    <style:style style:name="P189" style:family="paragraph" style:parent-style-name="Standard" style:list-style-name="L2">
      <style:paragraph-properties fo:text-align="start" style:justify-single-word="false"/>
      <style:text-properties fo:font-size="10pt" fo:font-style="normal" style:text-underline-style="none" fo:font-weight="normal" officeooo:rsid="005e45b1" officeooo:paragraph-rsid="005f7c6c" fo:background-color="#8ccfb7" style:font-size-asian="10pt" style:font-style-asian="normal" style:font-weight-asian="normal" style:font-size-complex="10pt" style:font-style-complex="normal" style:font-weight-complex="normal"/>
    </style:style>
    <style:style style:name="P190" style:family="paragraph" style:parent-style-name="Standard" style:list-style-name="L3">
      <style:paragraph-properties fo:text-align="start" style:justify-single-word="false"/>
      <style:text-properties fo:font-size="10pt" fo:font-style="normal" style:text-underline-style="none" fo:font-weight="normal" officeooo:rsid="00615617" officeooo:paragraph-rsid="00615617" fo:background-color="#8ccfb7" style:font-size-asian="8.75pt" style:font-style-asian="normal" style:font-weight-asian="normal" style:font-size-complex="10pt" style:font-style-complex="normal" style:font-weight-complex="normal"/>
    </style:style>
    <style:style style:name="P191" style:family="paragraph" style:parent-style-name="Standard" style:list-style-name="L5">
      <style:paragraph-properties fo:text-align="start" style:justify-single-word="false"/>
      <style:text-properties fo:font-size="10pt" fo:font-style="normal" style:text-underline-style="none" fo:font-weight="normal" officeooo:rsid="00807980" officeooo:paragraph-rsid="0080e126" fo:background-color="#8ccfb7" style:font-size-asian="8.75pt" style:font-style-asian="normal" style:font-weight-asian="normal" style:font-size-complex="10pt" style:font-style-complex="normal" style:font-weight-complex="normal"/>
    </style:style>
    <style:style style:name="P192" style:family="paragraph" style:parent-style-name="Standard" style:list-style-name="L3">
      <style:paragraph-properties fo:text-align="start" style:justify-single-word="false"/>
      <style:text-properties fo:font-size="10pt" fo:font-style="normal" style:text-underline-style="none" fo:font-weight="normal" officeooo:rsid="00615617" officeooo:paragraph-rsid="00615617" fo:background-color="#c2e0ae" style:font-size-asian="8.75pt" style:font-style-asian="normal" style:font-weight-asian="normal" style:font-size-complex="10pt" style:font-style-complex="normal" style:font-weight-complex="normal"/>
    </style:style>
    <style:style style:name="P193" style:family="paragraph" style:parent-style-name="Standard" style:list-style-name="L6">
      <style:paragraph-properties fo:text-align="start" style:justify-single-word="false"/>
      <style:text-properties fo:font-size="10pt" fo:font-style="normal" style:text-underline-style="none" fo:font-weight="normal" officeooo:rsid="0092c0c0" officeooo:paragraph-rsid="0092c0c0" fo:background-color="#c2e0ae" style:font-size-asian="8.75pt" style:font-style-asian="normal" style:font-weight-asian="normal" style:font-size-complex="10pt" style:font-style-complex="normal" style:font-weight-complex="normal"/>
    </style:style>
    <style:style style:name="P194" style:family="paragraph" style:parent-style-name="Standard" style:list-style-name="L6">
      <style:paragraph-properties fo:text-align="start" style:justify-single-word="false"/>
      <style:text-properties fo:font-size="10pt" fo:font-style="normal" style:text-underline-style="none" fo:font-weight="normal" officeooo:rsid="0092c0c0" officeooo:paragraph-rsid="00939cf4" fo:background-color="#7477b8" style:font-size-asian="8.75pt" style:font-style-asian="normal" style:font-weight-asian="normal" style:font-size-complex="10pt" style:font-style-complex="normal" style:font-weight-complex="normal"/>
    </style:style>
    <style:style style:name="P195" style:family="paragraph" style:parent-style-name="Standard" style:list-style-name="L4">
      <style:paragraph-properties fo:text-align="start" style:justify-single-word="false"/>
      <style:text-properties fo:font-size="10pt" fo:font-style="normal" style:text-underline-style="none" officeooo:rsid="00784ca3" officeooo:paragraph-rsid="00784ca3" fo:background-color="#fff450" style:font-size-asian="10pt" style:font-style-asian="normal" style:font-size-complex="10pt" style:font-style-complex="normal"/>
    </style:style>
    <style:style style:name="P196" style:family="paragraph" style:parent-style-name="Standard" style:list-style-name="L4">
      <style:paragraph-properties fo:text-align="start" style:justify-single-word="false"/>
      <style:text-properties fo:font-size="10pt" fo:font-style="normal" style:text-underline-style="none" officeooo:rsid="007b7826" officeooo:paragraph-rsid="007b7826" fo:background-color="#7477b8" style:font-size-asian="10pt" style:font-style-asian="normal" style:font-size-complex="10pt" style:font-style-complex="normal"/>
    </style:style>
    <style:style style:name="P197" style:family="paragraph" style:parent-style-name="Standard" style:list-style-name="L4">
      <style:paragraph-properties fo:text-align="start" style:justify-single-word="false"/>
      <style:text-properties fo:font-size="10pt" fo:font-style="normal" style:text-underline-style="none" officeooo:rsid="007e6209" officeooo:paragraph-rsid="0080291c" fo:background-color="#87d1d1" style:font-size-asian="10pt" style:font-style-asian="normal" style:font-size-complex="10pt" style:font-style-complex="normal"/>
    </style:style>
    <style:style style:name="P198" style:family="paragraph" style:parent-style-name="Standard" style:list-style-name="L4">
      <style:paragraph-properties fo:text-align="start" style:justify-single-word="false"/>
      <style:text-properties fo:font-size="10pt" fo:font-style="normal" style:text-underline-style="none" officeooo:rsid="007e6209" officeooo:paragraph-rsid="007e6209" fo:background-color="#fdc578" style:font-size-asian="10pt" style:font-style-asian="normal" style:font-size-complex="10pt" style:font-style-complex="normal"/>
    </style:style>
    <style:style style:name="P199" style:family="paragraph" style:parent-style-name="Standard" style:list-style-name="L4">
      <style:paragraph-properties fo:text-align="start" style:justify-single-word="false"/>
      <style:text-properties fo:font-size="10pt" fo:font-style="normal" style:text-underline-style="none" officeooo:rsid="007e6209" officeooo:paragraph-rsid="0080405e" fo:background-color="#fdc578" style:font-size-asian="10pt" style:font-style-asian="normal" style:font-size-complex="10pt" style:font-style-complex="normal"/>
    </style:style>
    <style:style style:name="P200" style:family="paragraph" style:parent-style-name="Standard" style:list-style-name="L2">
      <style:paragraph-properties fo:text-align="start" style:justify-single-word="false"/>
      <style:text-properties fo:font-size="10pt" fo:font-style="normal" style:text-underline-style="solid" style:text-underline-width="auto" style:text-underline-color="font-color" fo:font-weight="normal" officeooo:rsid="005e45b1" officeooo:paragraph-rsid="005e45b1" fo:background-color="transparent" style:font-size-asian="10pt" style:font-style-asian="normal" style:font-weight-asian="normal" style:font-size-complex="10pt" style:font-style-complex="normal" style:font-weight-complex="normal"/>
    </style:style>
    <style:style style:name="P201" style:family="paragraph" style:parent-style-name="Standard" style:list-style-name="L3">
      <style:paragraph-properties fo:text-align="start" style:justify-single-word="false"/>
      <style:text-properties fo:font-size="10pt" fo:font-style="normal" style:text-underline-style="solid" style:text-underline-width="auto" style:text-underline-color="font-color" fo:font-weight="normal" officeooo:rsid="00615617" officeooo:paragraph-rsid="00615617" fo:background-color="transparent" style:font-size-asian="8.75pt" style:font-style-asian="normal" style:font-weight-asian="normal" style:font-size-complex="10pt" style:font-style-complex="normal" style:font-weight-complex="normal"/>
    </style:style>
    <style:style style:name="P202" style:family="paragraph" style:parent-style-name="Standard" style:list-style-name="L5">
      <style:paragraph-properties fo:text-align="start" style:justify-single-word="false"/>
      <style:text-properties fo:font-size="10pt" fo:font-style="normal" style:text-underline-style="solid" style:text-underline-width="auto" style:text-underline-color="font-color" fo:font-weight="normal" officeooo:rsid="00807980" officeooo:paragraph-rsid="00807980" fo:background-color="transparent" style:font-size-asian="8.75pt" style:font-style-asian="normal" style:font-weight-asian="normal" style:font-size-complex="10pt" style:font-style-complex="normal" style:font-weight-complex="normal"/>
    </style:style>
    <style:style style:name="P203" style:family="paragraph" style:parent-style-name="Standard" style:list-style-name="L5">
      <style:paragraph-properties fo:text-align="start" style:justify-single-word="false"/>
      <style:text-properties fo:font-size="10pt" fo:font-style="normal" style:text-underline-style="solid" style:text-underline-width="auto" style:text-underline-color="font-color" fo:font-weight="normal" officeooo:rsid="008109bd" officeooo:paragraph-rsid="008109bd" fo:background-color="transparent" style:font-size-asian="8.75pt" style:font-style-asian="normal" style:font-weight-asian="normal" style:font-size-complex="10pt" style:font-style-complex="normal" style:font-weight-complex="normal"/>
    </style:style>
    <style:style style:name="P204" style:family="paragraph" style:parent-style-name="Standard" style:list-style-name="L6">
      <style:paragraph-properties fo:text-align="start" style:justify-single-word="false"/>
      <style:text-properties fo:font-size="10pt" fo:font-style="normal" style:text-underline-style="solid" style:text-underline-width="auto" style:text-underline-color="font-color" fo:font-weight="normal" officeooo:rsid="0092c0c0" officeooo:paragraph-rsid="0092c0c0" fo:background-color="transparent" style:font-size-asian="8.75pt" style:font-style-asian="normal" style:font-weight-asian="normal" style:font-size-complex="10pt" style:font-style-complex="normal" style:font-weight-complex="normal"/>
    </style:style>
    <style:style style:name="P205" style:family="paragraph" style:parent-style-name="Standard" style:list-style-name="L2">
      <style:paragraph-properties fo:text-align="start" style:justify-single-word="false"/>
      <style:text-properties fo:font-size="10pt" fo:font-style="italic" style:text-underline-style="solid" style:text-underline-width="auto" style:text-underline-color="font-color" officeooo:rsid="004ad223" officeooo:paragraph-rsid="005518e7" fo:background-color="transparent" style:font-size-asian="10pt" style:font-style-asian="italic" style:font-size-complex="10pt" style:font-style-complex="italic"/>
    </style:style>
    <style:style style:name="P206" style:family="paragraph" style:parent-style-name="Standard" style:list-style-name="L4">
      <style:paragraph-properties fo:text-align="start" style:justify-single-word="false"/>
      <style:text-properties fo:font-size="10pt" fo:font-style="italic" style:text-underline-style="solid" style:text-underline-width="auto" style:text-underline-color="font-color" officeooo:rsid="00784ca3" officeooo:paragraph-rsid="00784ca3" fo:background-color="transparent" style:font-size-asian="10pt" style:font-style-asian="italic" style:font-size-complex="10pt" style:font-style-complex="italic"/>
    </style:style>
    <style:style style:name="P207" style:family="paragraph" style:parent-style-name="Standard" style:list-style-name="L7">
      <style:paragraph-properties fo:text-align="start" style:justify-single-word="false"/>
      <style:text-properties fo:font-size="10pt" fo:font-style="italic" style:text-underline-style="solid" style:text-underline-width="auto" style:text-underline-color="font-color" officeooo:rsid="00d5b839" officeooo:paragraph-rsid="00d5b839" style:font-size-asian="10pt" style:font-style-asian="italic" style:font-size-complex="10pt" style:font-style-complex="italic"/>
    </style:style>
    <style:style style:name="P208" style:family="paragraph" style:parent-style-name="Standard" style:list-style-name="L3">
      <style:paragraph-properties fo:text-align="start" style:justify-single-word="false"/>
      <style:text-properties fo:font-size="10pt" officeooo:paragraph-rsid="0067c720" fo:background-color="#fdc578" style:font-size-asian="10pt" style:font-size-complex="10pt"/>
    </style:style>
    <style:style style:name="P209" style:family="paragraph" style:parent-style-name="Standard" style:list-style-name="L7">
      <style:paragraph-properties fo:text-align="start" style:justify-single-word="false"/>
      <style:text-properties fo:font-size="10pt" officeooo:rsid="00d5b839" officeooo:paragraph-rsid="00d5b839" fo:background-color="#fdc578" style:font-size-asian="10pt" style:font-size-complex="10pt"/>
    </style:style>
    <style:style style:name="P210" style:family="paragraph" style:parent-style-name="Standard" style:list-style-name="L7">
      <style:paragraph-properties fo:text-align="start" style:justify-single-word="false"/>
      <style:text-properties fo:font-size="10pt" officeooo:rsid="00d7f0c4" officeooo:paragraph-rsid="00d86556" fo:background-color="#fdc578" style:font-size-asian="10pt" style:font-size-complex="10pt"/>
    </style:style>
    <style:style style:name="P211" style:family="paragraph" style:parent-style-name="Standard" style:list-style-name="L7">
      <style:paragraph-properties fo:text-align="start" style:justify-single-word="false"/>
      <style:text-properties fo:font-size="10pt" officeooo:rsid="00d7f0c4" officeooo:paragraph-rsid="00d88daa" fo:background-color="#fdc578" style:font-size-asian="10pt" style:font-size-complex="10pt"/>
    </style:style>
    <style:style style:name="P212" style:family="paragraph" style:parent-style-name="Standard" style:list-style-name="L7">
      <style:paragraph-properties fo:text-align="start" style:justify-single-word="false"/>
      <style:text-properties fo:font-size="10pt" officeooo:rsid="00d7f0c4" officeooo:paragraph-rsid="00d96dd8" fo:background-color="#fdc578" style:font-size-asian="10pt" style:font-size-complex="10pt"/>
    </style:style>
    <style:style style:name="P213" style:family="paragraph" style:parent-style-name="Standard" style:list-style-name="L7">
      <style:paragraph-properties fo:text-align="start" style:justify-single-word="false"/>
      <style:text-properties fo:font-size="10pt" officeooo:paragraph-rsid="00da1bec" fo:background-color="#fdc578" style:font-size-asian="10pt" style:font-size-complex="10pt"/>
    </style:style>
    <style:style style:name="P214" style:family="paragraph" style:parent-style-name="Standard" style:list-style-name="L7">
      <style:paragraph-properties fo:text-align="start" style:justify-single-word="false"/>
      <style:text-properties fo:font-size="10pt" officeooo:paragraph-rsid="00d96dd8" fo:background-color="#fdc578" style:font-size-asian="10pt" style:font-size-complex="10pt"/>
    </style:style>
    <style:style style:name="P215" style:family="paragraph" style:parent-style-name="Standard" style:list-style-name="L6">
      <style:paragraph-properties fo:text-align="start" style:justify-single-word="false"/>
      <style:text-properties fo:font-size="10pt" officeooo:paragraph-rsid="0095f649" fo:background-color="#7477b8" style:font-size-asian="10pt" style:font-size-complex="10pt"/>
    </style:style>
    <style:style style:name="P216" style:family="paragraph" style:parent-style-name="Standard" style:list-style-name="L1">
      <style:paragraph-properties fo:text-align="start" style:justify-single-word="false"/>
      <style:text-properties style:use-window-font-color="true" fo:font-size="10pt" style:text-underline-style="none" fo:font-weight="normal" officeooo:rsid="00192259" officeooo:paragraph-rsid="00192259" fo:background-color="#f04e4d" style:font-size-asian="8.75pt" style:font-weight-asian="normal" style:font-size-complex="10pt" style:font-weight-complex="normal"/>
    </style:style>
    <style:style style:name="P217" style:family="paragraph" style:parent-style-name="Standard" style:list-style-name="L1">
      <style:paragraph-properties fo:text-align="start" style:justify-single-word="false"/>
      <style:text-properties style:use-window-font-color="true" fo:font-size="10pt" style:text-underline-style="none" fo:font-weight="normal" officeooo:rsid="00192259" officeooo:paragraph-rsid="00256b96" fo:background-color="#f04e4d" style:font-size-asian="8.75pt" style:font-weight-asian="normal" style:font-size-complex="10pt" style:font-weight-complex="normal"/>
    </style:style>
    <style:style style:name="P218" style:family="paragraph" style:parent-style-name="Standard" style:list-style-name="L1">
      <style:paragraph-properties fo:text-align="start" style:justify-single-word="false"/>
      <style:text-properties style:use-window-font-color="true" fo:font-size="10pt" style:text-underline-style="none" fo:font-weight="normal" officeooo:rsid="0025e357" officeooo:paragraph-rsid="0025f2e1" fo:background-color="#f04e4d" style:font-size-asian="8.75pt" style:font-weight-asian="normal" style:font-size-complex="10pt" style:font-weight-complex="normal"/>
    </style:style>
    <style:style style:name="P219" style:family="paragraph" style:parent-style-name="Standard" style:list-style-name="L1">
      <style:paragraph-properties fo:text-align="start" style:justify-single-word="false"/>
      <style:text-properties style:use-window-font-color="true" fo:font-size="10pt" style:text-underline-style="none" fo:font-weight="normal" officeooo:rsid="0025e357" officeooo:paragraph-rsid="002a5ace" fo:background-color="#f04e4d" style:font-size-asian="8.75pt" style:font-weight-asian="normal" style:font-size-complex="10pt" style:font-weight-complex="normal"/>
    </style:style>
    <style:style style:name="P220" style:family="paragraph" style:parent-style-name="Standard" style:list-style-name="L2">
      <style:paragraph-properties fo:text-align="start" style:justify-single-word="false"/>
      <style:text-properties style:use-window-font-color="true" fo:font-size="10pt" style:text-underline-style="none" fo:font-weight="normal" officeooo:rsid="0038cad2" officeooo:paragraph-rsid="0038cad2" fo:background-color="#f04e4d" style:font-size-asian="8.75pt" style:font-weight-asian="normal" style:font-size-complex="10pt" style:font-weight-complex="normal"/>
    </style:style>
    <style:style style:name="P221" style:family="paragraph" style:parent-style-name="Standard" style:list-style-name="L1">
      <style:paragraph-properties fo:text-align="start" style:justify-single-word="false"/>
      <style:text-properties style:use-window-font-color="true" fo:font-size="10pt" style:text-underline-style="none" fo:font-weight="normal" officeooo:rsid="00192259" officeooo:paragraph-rsid="0020bb90" fo:background-color="transparent" style:font-size-asian="8.75pt" style:font-weight-asian="normal" style:font-size-complex="10pt" style:font-weight-complex="normal"/>
    </style:style>
    <style:style style:name="P222" style:family="paragraph" style:parent-style-name="Standard" style:list-style-name="L1">
      <style:paragraph-properties fo:text-align="start" style:justify-single-word="false"/>
      <style:text-properties style:use-window-font-color="true" fo:font-size="10pt" style:text-underline-style="none" fo:font-weight="normal" officeooo:rsid="00192259" officeooo:paragraph-rsid="00256b96" fo:background-color="transparent" style:font-size-asian="8.75pt" style:font-weight-asian="normal" style:font-size-complex="10pt" style:font-weight-complex="normal"/>
    </style:style>
    <style:style style:name="P223" style:family="paragraph" style:parent-style-name="Standard" style:list-style-name="L1">
      <style:paragraph-properties fo:text-align="start" style:justify-single-word="false"/>
      <style:text-properties style:use-window-font-color="true" fo:font-size="10pt" style:text-underline-style="none" fo:font-weight="normal" officeooo:rsid="0025e357" officeooo:paragraph-rsid="0025f2e1" fo:background-color="transparent" style:font-size-asian="8.75pt" style:font-weight-asian="normal" style:font-size-complex="10pt" style:font-weight-complex="normal"/>
    </style:style>
    <style:style style:name="P224" style:family="paragraph" style:parent-style-name="Standard" style:list-style-name="L1">
      <style:paragraph-properties fo:text-align="start" style:justify-single-word="false"/>
      <style:text-properties style:use-window-font-color="true" fo:font-size="10pt" style:text-underline-style="none" fo:font-weight="normal" officeooo:rsid="0025e357" officeooo:paragraph-rsid="002a5ace" fo:background-color="transparent" style:font-size-asian="8.75pt" style:font-weight-asian="normal" style:font-size-complex="10pt" style:font-weight-complex="normal"/>
    </style:style>
    <style:style style:name="P225" style:family="paragraph" style:parent-style-name="Standard" style:list-style-name="L1">
      <style:paragraph-properties fo:text-align="start" style:justify-single-word="false"/>
      <style:text-properties style:use-window-font-color="true" fo:font-size="10pt" style:text-underline-style="none" fo:font-weight="normal" officeooo:rsid="0025e357" officeooo:paragraph-rsid="002dab8a" fo:background-color="transparent" style:font-size-asian="8.75pt" style:font-weight-asian="normal" style:font-size-complex="10pt" style:font-weight-complex="normal"/>
    </style:style>
    <style:style style:name="P226" style:family="paragraph" style:parent-style-name="Standard" style:list-style-name="L2">
      <style:paragraph-properties fo:text-align="start" style:justify-single-word="false"/>
      <style:text-properties style:use-window-font-color="true" fo:font-size="10pt" style:text-underline-style="none" fo:font-weight="normal" officeooo:rsid="0038cad2" officeooo:paragraph-rsid="0038cad2" fo:background-color="transparent" style:font-size-asian="8.75pt" style:font-weight-asian="normal" style:font-size-complex="10pt" style:font-weight-complex="normal"/>
    </style:style>
    <style:style style:name="P227" style:family="paragraph" style:parent-style-name="Standard" style:list-style-name="L2">
      <style:paragraph-properties fo:text-align="start" style:justify-single-word="false"/>
      <style:text-properties style:use-window-font-color="true" fo:font-size="10pt" style:text-underline-style="none" fo:font-weight="normal" officeooo:rsid="0039b94e" officeooo:paragraph-rsid="003bb50f" fo:background-color="transparent" style:font-size-asian="10pt" style:font-weight-asian="normal" style:font-size-complex="10pt" style:font-weight-complex="normal"/>
    </style:style>
    <style:style style:name="P228" style:family="paragraph" style:parent-style-name="Standard" style:list-style-name="L1">
      <style:paragraph-properties fo:text-align="start" style:justify-single-word="false"/>
      <style:text-properties style:use-window-font-color="true" fo:font-size="10pt" style:text-underline-style="none" fo:font-weight="normal" officeooo:rsid="00192259" officeooo:paragraph-rsid="0020bb90" fo:background-color="#fff450" style:font-size-asian="8.75pt" style:font-weight-asian="normal" style:font-size-complex="10pt" style:font-weight-complex="normal"/>
    </style:style>
    <style:style style:name="P229" style:family="paragraph" style:parent-style-name="Standard" style:list-style-name="L2">
      <style:paragraph-properties fo:text-align="start" style:justify-single-word="false"/>
      <style:text-properties style:use-window-font-color="true" fo:font-size="10pt" style:text-underline-style="none" fo:font-weight="normal" officeooo:rsid="0039b94e" officeooo:paragraph-rsid="003bb50f" fo:background-color="#8ccfb7" style:font-size-asian="10pt" style:font-weight-asian="normal" style:font-size-complex="10pt" style:font-weight-complex="normal"/>
    </style:style>
    <style:style style:name="P230" style:family="paragraph" style:parent-style-name="Standard" style:list-style-name="L1">
      <style:paragraph-properties fo:text-align="start" style:justify-single-word="false"/>
      <style:text-properties style:use-window-font-color="true" fo:font-size="10pt" style:text-underline-style="solid" style:text-underline-width="auto" style:text-underline-color="font-color" fo:font-weight="normal" officeooo:rsid="0025e357" officeooo:paragraph-rsid="0025e357" fo:background-color="transparent" style:font-size-asian="8.75pt" style:font-weight-asian="normal" style:font-size-complex="10pt" style:font-weight-complex="normal"/>
    </style:style>
    <style:style style:name="P231" style:family="paragraph" style:parent-style-name="Standard" style:list-style-name="L2">
      <style:paragraph-properties fo:text-align="start" style:justify-single-word="false"/>
      <style:text-properties style:use-window-font-color="true" fo:font-size="10pt" style:text-underline-style="solid" style:text-underline-width="auto" style:text-underline-color="font-color" fo:font-weight="normal" officeooo:rsid="0038cad2" officeooo:paragraph-rsid="0038cad2" fo:background-color="transparent" style:font-size-asian="8.75pt" style:font-weight-asian="normal" style:font-size-complex="10pt" style:font-weight-complex="normal"/>
    </style:style>
    <style:style style:name="P232" style:family="paragraph" style:parent-style-name="Standard" style:list-style-name="L2">
      <style:paragraph-properties fo:text-align="start" style:justify-single-word="false"/>
      <style:text-properties style:use-window-font-color="true" fo:font-size="10pt" style:text-underline-style="solid" style:text-underline-width="auto" style:text-underline-color="font-color" fo:font-weight="normal" officeooo:rsid="0039b94e" officeooo:paragraph-rsid="0039b94e" fo:background-color="transparent" style:font-size-asian="8.75pt" style:font-weight-asian="normal" style:font-size-complex="10pt" style:font-weight-complex="normal"/>
    </style:style>
    <style:style style:name="P233" style:family="paragraph" style:parent-style-name="Standard" style:list-style-name="L2">
      <style:paragraph-properties fo:text-align="start" style:justify-single-word="false"/>
      <style:text-properties officeooo:paragraph-rsid="0040a916"/>
    </style:style>
    <style:style style:name="P234" style:family="paragraph" style:parent-style-name="Standard" style:list-style-name="L2">
      <style:paragraph-properties fo:text-align="start" style:justify-single-word="false"/>
      <style:text-properties officeooo:paragraph-rsid="0047b507"/>
    </style:style>
    <style:style style:name="P235" style:family="paragraph" style:parent-style-name="Standard" style:list-style-name="L4">
      <style:paragraph-properties fo:text-align="start" style:justify-single-word="false"/>
      <style:text-properties officeooo:paragraph-rsid="00784ca3"/>
    </style:style>
    <style:style style:name="P236" style:family="paragraph" style:parent-style-name="Standard" style:list-style-name="L5">
      <style:paragraph-properties fo:text-align="start" style:justify-single-word="false"/>
      <style:text-properties officeooo:paragraph-rsid="008109bd"/>
    </style:style>
    <style:style style:name="P237" style:family="paragraph" style:parent-style-name="Standard" style:list-style-name="L6">
      <style:paragraph-properties fo:text-align="start" style:justify-single-word="false"/>
      <style:text-properties officeooo:paragraph-rsid="00b41432"/>
    </style:style>
    <style:style style:name="P238" style:family="paragraph" style:parent-style-name="Standard" style:list-style-name="L6">
      <style:paragraph-properties fo:text-align="start" style:justify-single-word="false"/>
      <style:text-properties officeooo:paragraph-rsid="00be2dff"/>
    </style:style>
    <style:style style:name="P239" style:family="paragraph" style:parent-style-name="Standard" style:list-style-name="L2">
      <style:paragraph-properties fo:text-align="start" style:justify-single-word="false"/>
      <style:text-properties officeooo:paragraph-rsid="004410b0" fo:background-color="#fff450"/>
    </style:style>
    <style:style style:name="P240" style:family="paragraph" style:parent-style-name="Standard" style:list-style-name="L6">
      <style:paragraph-properties fo:text-align="start" style:justify-single-word="false"/>
      <style:text-properties officeooo:paragraph-rsid="00be2dff" fo:background-color="#fff450"/>
    </style:style>
    <style:style style:name="P241" style:family="paragraph" style:parent-style-name="Standard" style:list-style-name="L2">
      <style:paragraph-properties fo:text-align="start" style:justify-single-word="false"/>
      <style:text-properties fo:font-style="italic" style:text-underline-style="solid" style:text-underline-width="auto" style:text-underline-color="font-color" officeooo:rsid="004ad223" officeooo:paragraph-rsid="004ad223" fo:background-color="transparent" style:font-style-asian="italic" style:font-style-complex="italic"/>
    </style:style>
    <style:style style:name="P242" style:family="paragraph" style:parent-style-name="Standard" style:list-style-name="L5">
      <style:paragraph-properties fo:text-align="start" style:justify-single-word="false"/>
      <style:text-properties fo:font-style="italic" style:text-underline-style="solid" style:text-underline-width="auto" style:text-underline-color="font-color" officeooo:rsid="0088801a" officeooo:paragraph-rsid="0088801a" fo:background-color="transparent" style:font-style-asian="italic" style:font-style-complex="italic"/>
    </style:style>
    <style:style style:name="P243" style:family="paragraph" style:parent-style-name="Standard" style:list-style-name="L5">
      <style:paragraph-properties fo:text-align="start" style:justify-single-word="false"/>
      <style:text-properties fo:font-style="italic" style:text-underline-style="solid" style:text-underline-width="auto" style:text-underline-color="font-color" officeooo:rsid="008d0d42" officeooo:paragraph-rsid="008d0d42" fo:background-color="transparent" style:font-style-asian="italic" style:font-style-complex="italic"/>
    </style:style>
    <style:style style:name="P244" style:family="paragraph" style:parent-style-name="Standard" style:list-style-name="L6">
      <style:paragraph-properties fo:text-align="start" style:justify-single-word="false"/>
      <style:text-properties fo:font-style="italic" style:text-underline-style="solid" style:text-underline-width="auto" style:text-underline-color="font-color" officeooo:rsid="009f6363" officeooo:paragraph-rsid="009f6363" fo:background-color="transparent" style:font-style-asian="italic" style:font-style-complex="italic"/>
    </style:style>
    <style:style style:name="P245" style:family="paragraph" style:parent-style-name="Standard" style:list-style-name="L6">
      <style:paragraph-properties fo:text-align="start" style:justify-single-word="false"/>
      <style:text-properties fo:font-style="italic" style:text-underline-style="solid" style:text-underline-width="auto" style:text-underline-color="font-color" officeooo:rsid="00a715d7" officeooo:paragraph-rsid="00a715d7" fo:background-color="transparent" style:font-style-asian="italic" style:font-style-complex="italic"/>
    </style:style>
    <style:style style:name="P246" style:family="paragraph" style:parent-style-name="Standard" style:list-style-name="L6">
      <style:paragraph-properties fo:text-align="start" style:justify-single-word="false"/>
      <style:text-properties fo:font-style="italic" style:text-underline-style="solid" style:text-underline-width="auto" style:text-underline-color="font-color" officeooo:rsid="00aec76d" officeooo:paragraph-rsid="00aec76d" fo:background-color="transparent" style:font-style-asian="italic" style:font-style-complex="italic"/>
    </style:style>
    <style:style style:name="P247" style:family="paragraph" style:parent-style-name="Standard" style:list-style-name="L6">
      <style:paragraph-properties fo:text-align="start" style:justify-single-word="false"/>
      <style:text-properties fo:font-style="italic" style:text-underline-style="solid" style:text-underline-width="auto" style:text-underline-color="font-color" officeooo:rsid="00b18897" officeooo:paragraph-rsid="00b18897" fo:background-color="transparent" style:font-style-asian="italic" style:font-style-complex="italic"/>
    </style:style>
    <style:style style:name="P248" style:family="paragraph" style:parent-style-name="Standard" style:list-style-name="L4">
      <style:paragraph-properties fo:text-align="start" style:justify-single-word="false"/>
      <style:text-properties fo:font-style="italic" style:text-underline-style="solid" style:text-underline-width="auto" style:text-underline-color="font-color" officeooo:rsid="007b7826" officeooo:paragraph-rsid="007b7826" style:font-style-asian="italic" style:font-style-complex="italic"/>
    </style:style>
    <style:style style:name="P249" style:family="paragraph" style:parent-style-name="Standard" style:list-style-name="L6">
      <style:paragraph-properties fo:text-align="start" style:justify-single-word="false"/>
      <style:text-properties fo:font-style="italic" style:text-underline-style="solid" style:text-underline-width="auto" style:text-underline-color="font-color" officeooo:rsid="00b5c822" officeooo:paragraph-rsid="00b5c822" style:font-style-asian="italic" style:font-style-complex="italic"/>
    </style:style>
    <style:style style:name="P250" style:family="paragraph" style:parent-style-name="Standard" style:list-style-name="L2">
      <style:paragraph-properties fo:text-align="start" style:justify-single-word="false"/>
      <style:text-properties fo:font-style="normal" style:text-underline-style="none" officeooo:rsid="004ad223" officeooo:paragraph-rsid="005518e7" fo:background-color="transparent" style:font-style-asian="normal" style:font-style-complex="normal"/>
    </style:style>
    <style:style style:name="P251" style:family="paragraph" style:parent-style-name="Standard" style:list-style-name="L4">
      <style:paragraph-properties fo:text-align="start" style:justify-single-word="false"/>
      <style:text-properties fo:font-style="normal" style:text-underline-style="none" officeooo:rsid="00784ca3" officeooo:paragraph-rsid="00784ca3" fo:background-color="transparent" style:font-style-asian="normal" style:font-style-complex="normal"/>
    </style:style>
    <style:style style:name="P252" style:family="paragraph" style:parent-style-name="Standard" style:list-style-name="L5">
      <style:paragraph-properties fo:text-align="start" style:justify-single-word="false"/>
      <style:text-properties fo:font-style="normal" style:text-underline-style="none" officeooo:rsid="0088801a" officeooo:paragraph-rsid="0088801a" fo:background-color="transparent" style:font-style-asian="normal" style:font-style-complex="normal"/>
    </style:style>
    <style:style style:name="P253" style:family="paragraph" style:parent-style-name="Standard" style:list-style-name="L5">
      <style:paragraph-properties fo:text-align="start" style:justify-single-word="false"/>
      <style:text-properties fo:font-style="normal" style:text-underline-style="none" officeooo:rsid="0088801a" officeooo:paragraph-rsid="0089cf2c" fo:background-color="transparent" style:font-style-asian="normal" style:font-style-complex="normal"/>
    </style:style>
    <style:style style:name="P254" style:family="paragraph" style:parent-style-name="Standard" style:list-style-name="L5">
      <style:paragraph-properties fo:text-align="start" style:justify-single-word="false"/>
      <style:text-properties fo:font-style="normal" style:text-underline-style="none" officeooo:rsid="008d0d42" officeooo:paragraph-rsid="008d0d42" fo:background-color="transparent" style:font-style-asian="normal" style:font-style-complex="normal"/>
    </style:style>
    <style:style style:name="P255" style:family="paragraph" style:parent-style-name="Standard" style:list-style-name="L5">
      <style:paragraph-properties fo:text-align="start" style:justify-single-word="false"/>
      <style:text-properties fo:font-style="normal" style:text-underline-style="none" officeooo:rsid="008d0d42" officeooo:paragraph-rsid="008fb1f0" fo:background-color="transparent" style:font-style-asian="normal" style:font-style-complex="normal"/>
    </style:style>
    <style:style style:name="P256" style:family="paragraph" style:parent-style-name="Standard" style:list-style-name="L5">
      <style:paragraph-properties fo:text-align="start" style:justify-single-word="false"/>
      <style:text-properties fo:font-style="normal" style:text-underline-style="none" officeooo:rsid="0090ad00" officeooo:paragraph-rsid="0090f38c" fo:background-color="transparent" style:font-style-asian="normal" style:font-style-complex="normal"/>
    </style:style>
    <style:style style:name="P257" style:family="paragraph" style:parent-style-name="Standard" style:list-style-name="L6">
      <style:paragraph-properties fo:text-align="start" style:justify-single-word="false"/>
      <style:text-properties fo:font-style="normal" style:text-underline-style="none" officeooo:rsid="009f6363" officeooo:paragraph-rsid="009f6363" fo:background-color="transparent" style:font-style-asian="normal" style:font-style-complex="normal"/>
    </style:style>
    <style:style style:name="P258" style:family="paragraph" style:parent-style-name="Standard" style:list-style-name="L6">
      <style:paragraph-properties fo:text-align="start" style:justify-single-word="false"/>
      <style:text-properties fo:font-style="normal" style:text-underline-style="none" officeooo:rsid="009f6363" officeooo:paragraph-rsid="00a2865a" fo:background-color="transparent" style:font-style-asian="normal" style:font-style-complex="normal"/>
    </style:style>
    <style:style style:name="P259" style:family="paragraph" style:parent-style-name="Standard" style:list-style-name="L6">
      <style:paragraph-properties fo:text-align="start" style:justify-single-word="false"/>
      <style:text-properties fo:font-style="normal" style:text-underline-style="none" officeooo:rsid="009f6363" officeooo:paragraph-rsid="00a34122" fo:background-color="transparent" style:font-style-asian="normal" style:font-style-complex="normal"/>
    </style:style>
    <style:style style:name="P260" style:family="paragraph" style:parent-style-name="Standard" style:list-style-name="L6">
      <style:paragraph-properties fo:text-align="start" style:justify-single-word="false"/>
      <style:text-properties fo:font-style="normal" style:text-underline-style="none" officeooo:rsid="009f6363" officeooo:paragraph-rsid="00a447d1" fo:background-color="transparent" style:font-style-asian="normal" style:font-style-complex="normal"/>
    </style:style>
    <style:style style:name="P261" style:family="paragraph" style:parent-style-name="Standard" style:list-style-name="L6">
      <style:paragraph-properties fo:text-align="start" style:justify-single-word="false"/>
      <style:text-properties fo:font-style="normal" style:text-underline-style="none" officeooo:rsid="009f6363" officeooo:paragraph-rsid="00a584ef" fo:background-color="transparent" style:font-style-asian="normal" style:font-style-complex="normal"/>
    </style:style>
    <style:style style:name="P262" style:family="paragraph" style:parent-style-name="Standard" style:list-style-name="L6">
      <style:paragraph-properties fo:text-align="start" style:justify-single-word="false"/>
      <style:text-properties fo:font-style="normal" style:text-underline-style="none" officeooo:rsid="00a715d7" officeooo:paragraph-rsid="00a88bbf" fo:background-color="transparent" style:font-style-asian="normal" style:font-style-complex="normal"/>
    </style:style>
    <style:style style:name="P263" style:family="paragraph" style:parent-style-name="Standard" style:list-style-name="L6">
      <style:paragraph-properties fo:text-align="start" style:justify-single-word="false"/>
      <style:text-properties fo:font-style="normal" style:text-underline-style="none" officeooo:rsid="00a715d7" officeooo:paragraph-rsid="00a9ff38" fo:background-color="transparent" style:font-style-asian="normal" style:font-style-complex="normal"/>
    </style:style>
    <style:style style:name="P264" style:family="paragraph" style:parent-style-name="Standard" style:list-style-name="L6">
      <style:paragraph-properties fo:text-align="start" style:justify-single-word="false"/>
      <style:text-properties fo:font-style="normal" style:text-underline-style="none" officeooo:rsid="00a715d7" officeooo:paragraph-rsid="00adefa0" fo:background-color="transparent" style:font-style-asian="normal" style:font-style-complex="normal"/>
    </style:style>
    <style:style style:name="P265" style:family="paragraph" style:parent-style-name="Standard" style:list-style-name="L6">
      <style:paragraph-properties fo:text-align="start" style:justify-single-word="false"/>
      <style:text-properties fo:font-style="normal" style:text-underline-style="none" officeooo:rsid="00aec76d" officeooo:paragraph-rsid="00af6699" fo:background-color="transparent" style:font-style-asian="normal" style:font-style-complex="normal"/>
    </style:style>
    <style:style style:name="P266" style:family="paragraph" style:parent-style-name="Standard" style:list-style-name="L6">
      <style:paragraph-properties fo:text-align="start" style:justify-single-word="false"/>
      <style:text-properties fo:font-style="normal" style:text-underline-style="none" officeooo:rsid="00aec76d" officeooo:paragraph-rsid="00afaab9" fo:background-color="transparent" style:font-style-asian="normal" style:font-style-complex="normal"/>
    </style:style>
    <style:style style:name="P267" style:family="paragraph" style:parent-style-name="Standard" style:list-style-name="L6">
      <style:paragraph-properties fo:text-align="start" style:justify-single-word="false"/>
      <style:text-properties fo:font-style="normal" style:text-underline-style="none" officeooo:rsid="00b18897" officeooo:paragraph-rsid="00b2dd18" fo:background-color="transparent" style:font-style-asian="normal" style:font-style-complex="normal"/>
    </style:style>
    <style:style style:name="P268" style:family="paragraph" style:parent-style-name="Standard" style:list-style-name="L6">
      <style:paragraph-properties fo:text-align="start" style:justify-single-word="false"/>
      <style:text-properties fo:font-style="normal" style:text-underline-style="none" officeooo:rsid="00b18897" officeooo:paragraph-rsid="00b3b7c0" fo:background-color="transparent" style:font-style-asian="normal" style:font-style-complex="normal"/>
    </style:style>
    <style:style style:name="P269" style:family="paragraph" style:parent-style-name="Standard" style:list-style-name="L2">
      <style:paragraph-properties fo:text-align="start" style:justify-single-word="false"/>
      <style:text-properties fo:font-style="normal" style:text-underline-style="none" fo:font-weight="normal" officeooo:rsid="005e45b1" officeooo:paragraph-rsid="005f7c6c" fo:background-color="transparent" style:font-style-asian="normal" style:font-weight-asian="normal" style:font-style-complex="normal" style:font-weight-complex="normal"/>
    </style:style>
    <style:style style:name="P270" style:family="paragraph" style:parent-style-name="Standard" style:list-style-name="L5">
      <style:paragraph-properties fo:text-align="start" style:justify-single-word="false"/>
      <style:text-properties fo:font-style="normal" style:text-underline-style="none" officeooo:rsid="008d0d42" officeooo:paragraph-rsid="008eecd5" fo:background-color="#f04e4d" style:font-style-asian="normal" style:font-style-complex="normal"/>
    </style:style>
    <style:style style:name="P271" style:family="paragraph" style:parent-style-name="Standard" style:list-style-name="L5">
      <style:paragraph-properties fo:text-align="start" style:justify-single-word="false"/>
      <style:text-properties fo:font-style="normal" style:text-underline-style="none" officeooo:rsid="0090ad00" officeooo:paragraph-rsid="0090f38c" fo:background-color="#f04e4d" style:font-style-asian="normal" style:font-style-complex="normal"/>
    </style:style>
    <style:style style:name="P272" style:family="paragraph" style:parent-style-name="Standard">
      <style:paragraph-properties fo:text-align="start" style:justify-single-word="false"/>
      <style:text-properties fo:font-style="normal" style:text-underline-style="none" officeooo:rsid="0090ad00" officeooo:paragraph-rsid="0090f38c" fo:background-color="#f04e4d" style:font-style-asian="normal" style:font-style-complex="normal"/>
    </style:style>
    <style:style style:name="P273" style:family="paragraph" style:parent-style-name="Standard" style:list-style-name="L6">
      <style:paragraph-properties fo:text-align="start" style:justify-single-word="false"/>
      <style:text-properties fo:font-style="normal" style:text-underline-style="none" officeooo:rsid="009f6363" officeooo:paragraph-rsid="00a447d1" fo:background-color="#f04e4d" style:font-style-asian="normal" style:font-style-complex="normal"/>
    </style:style>
    <style:style style:name="P274" style:family="paragraph" style:parent-style-name="Standard" style:list-style-name="L6">
      <style:paragraph-properties fo:text-align="start" style:justify-single-word="false"/>
      <style:text-properties fo:font-style="normal" style:text-underline-style="none" officeooo:rsid="00a715d7" officeooo:paragraph-rsid="00a715d7" fo:background-color="#f04e4d" style:font-style-asian="normal" style:font-style-complex="normal"/>
    </style:style>
    <style:style style:name="P275" style:family="paragraph" style:parent-style-name="Standard" style:list-style-name="L6">
      <style:paragraph-properties fo:text-align="start" style:justify-single-word="false"/>
      <style:text-properties fo:font-style="normal" style:text-underline-style="none" officeooo:rsid="00a715d7" officeooo:paragraph-rsid="00adefa0" fo:background-color="#f04e4d" style:font-style-asian="normal" style:font-style-complex="normal"/>
    </style:style>
    <style:style style:name="P276" style:family="paragraph" style:parent-style-name="Standard" style:list-style-name="L6">
      <style:paragraph-properties fo:text-align="start" style:justify-single-word="false"/>
      <style:text-properties fo:font-style="normal" style:text-underline-style="none" officeooo:rsid="00aec76d" officeooo:paragraph-rsid="00af6699" fo:background-color="#f04e4d" style:font-style-asian="normal" style:font-style-complex="normal"/>
    </style:style>
    <style:style style:name="P277" style:family="paragraph" style:parent-style-name="Standard" style:list-style-name="L6">
      <style:paragraph-properties fo:text-align="start" style:justify-single-word="false"/>
      <style:text-properties fo:font-style="normal" style:text-underline-style="none" officeooo:rsid="00aec76d" officeooo:paragraph-rsid="00afaab9" fo:background-color="#f04e4d" style:font-style-asian="normal" style:font-style-complex="normal"/>
    </style:style>
    <style:style style:name="P278" style:family="paragraph" style:parent-style-name="Standard" style:list-style-name="L6">
      <style:paragraph-properties fo:text-align="start" style:justify-single-word="false"/>
      <style:text-properties fo:font-style="normal" style:text-underline-style="none" officeooo:rsid="00b18897" officeooo:paragraph-rsid="00b2dd18" fo:background-color="#f04e4d" style:font-style-asian="normal" style:font-style-complex="normal"/>
    </style:style>
    <style:style style:name="P279" style:family="paragraph" style:parent-style-name="Standard" style:list-style-name="L5">
      <style:paragraph-properties fo:text-align="start" style:justify-single-word="false"/>
      <style:text-properties fo:font-style="normal" style:text-underline-style="none" officeooo:rsid="008d0d42" officeooo:paragraph-rsid="008fb1f0" fo:background-color="#7477b8" style:font-style-asian="normal" style:font-style-complex="normal"/>
    </style:style>
    <style:style style:name="P280" style:family="paragraph" style:parent-style-name="Standard" style:list-style-name="L6">
      <style:paragraph-properties fo:text-align="start" style:justify-single-word="false"/>
      <style:text-properties fo:font-style="normal" style:text-underline-style="none" officeooo:rsid="009f6363" officeooo:paragraph-rsid="00a34122" fo:background-color="#7477b8" style:font-style-asian="normal" style:font-style-complex="normal"/>
    </style:style>
    <style:style style:name="P281" style:family="paragraph" style:parent-style-name="Standard" style:list-style-name="L5">
      <style:paragraph-properties fo:text-align="start" style:justify-single-word="false"/>
      <style:text-properties fo:font-style="normal" style:text-underline-style="none" officeooo:rsid="0088801a" officeooo:paragraph-rsid="0089cf2c" fo:background-color="#fff450" style:font-style-asian="normal" style:font-style-complex="normal"/>
    </style:style>
    <style:style style:name="P282" style:family="paragraph" style:parent-style-name="Standard" style:list-style-name="L5">
      <style:paragraph-properties fo:text-align="start" style:justify-single-word="false"/>
      <style:text-properties fo:font-style="normal" style:text-underline-style="none" officeooo:rsid="008d0d42" officeooo:paragraph-rsid="008d0d42" fo:background-color="#fff450" style:font-style-asian="normal" style:font-style-complex="normal"/>
    </style:style>
    <style:style style:name="P283" style:family="paragraph" style:parent-style-name="Standard" style:list-style-name="L6">
      <style:paragraph-properties fo:text-align="start" style:justify-single-word="false"/>
      <style:text-properties fo:font-style="normal" style:text-underline-style="none" officeooo:rsid="009f6363" officeooo:paragraph-rsid="00a2865a" fo:background-color="#fff450" style:font-style-asian="normal" style:font-style-complex="normal"/>
    </style:style>
    <style:style style:name="P284" style:family="paragraph" style:parent-style-name="Standard" style:list-style-name="L6">
      <style:paragraph-properties fo:text-align="start" style:justify-single-word="false"/>
      <style:text-properties fo:font-style="normal" style:text-underline-style="none" officeooo:rsid="00b5c822" officeooo:paragraph-rsid="00b74876" fo:background-color="#fff450" style:font-style-asian="normal" style:font-style-complex="normal"/>
    </style:style>
    <style:style style:name="P285" style:family="paragraph" style:parent-style-name="Standard" style:list-style-name="L6">
      <style:paragraph-properties fo:text-align="start" style:justify-single-word="false"/>
      <style:text-properties fo:font-style="normal" style:text-underline-style="none" officeooo:rsid="00b5c822" officeooo:paragraph-rsid="00bba0e6" fo:background-color="#fff450" style:font-style-asian="normal" style:font-style-complex="normal"/>
    </style:style>
    <style:style style:name="P286" style:family="paragraph" style:parent-style-name="Standard" style:list-style-name="L5">
      <style:paragraph-properties fo:text-align="start" style:justify-single-word="false"/>
      <style:text-properties fo:font-style="normal" style:text-underline-style="none" officeooo:rsid="0088801a" officeooo:paragraph-rsid="0089cf2c" fo:background-color="#8ccfb7" style:font-style-asian="normal" style:font-style-complex="normal"/>
    </style:style>
    <style:style style:name="P287" style:family="paragraph" style:parent-style-name="Standard" style:list-style-name="L6">
      <style:paragraph-properties fo:text-align="start" style:justify-single-word="false"/>
      <style:text-properties fo:font-style="normal" style:text-underline-style="none" officeooo:rsid="009f6363" officeooo:paragraph-rsid="009f6363" fo:background-color="#8ccfb7" style:font-style-asian="normal" style:font-style-complex="normal"/>
    </style:style>
    <style:style style:name="P288" style:family="paragraph" style:parent-style-name="Standard" style:list-style-name="L5">
      <style:paragraph-properties fo:text-align="start" style:justify-single-word="false"/>
      <style:text-properties fo:font-style="normal" style:text-underline-style="none" officeooo:rsid="008d0d42" officeooo:paragraph-rsid="008fb1f0" fo:background-color="#c2e0ae" style:font-style-asian="normal" style:font-style-complex="normal"/>
    </style:style>
    <style:style style:name="P289" style:family="paragraph" style:parent-style-name="Standard" style:list-style-name="L6">
      <style:paragraph-properties fo:text-align="start" style:justify-single-word="false"/>
      <style:text-properties fo:font-style="normal" style:text-underline-style="none" officeooo:rsid="009f6363" officeooo:paragraph-rsid="00a447d1" fo:background-color="#c2e0ae" style:font-style-asian="normal" style:font-style-complex="normal"/>
    </style:style>
    <style:style style:name="P290" style:family="paragraph" style:parent-style-name="Standard" style:list-style-name="L5">
      <style:paragraph-properties fo:text-align="start" style:justify-single-word="false"/>
      <style:text-properties fo:font-style="normal" style:text-underline-style="none" officeooo:rsid="0088801a" officeooo:paragraph-rsid="0089cf2c" fo:background-color="#87d1d1" style:font-style-asian="normal" style:font-style-complex="normal"/>
    </style:style>
    <style:style style:name="P291" style:family="paragraph" style:parent-style-name="Standard" style:list-style-name="L6">
      <style:paragraph-properties fo:text-align="start" style:justify-single-word="false"/>
      <style:text-properties fo:font-style="normal" style:text-underline-style="none" officeooo:rsid="00b18897" officeooo:paragraph-rsid="00b2dd18" fo:background-color="#87d1d1" style:font-style-asian="normal" style:font-style-complex="normal"/>
    </style:style>
    <style:style style:name="P292" style:family="paragraph" style:parent-style-name="Standard" style:list-style-name="L5">
      <style:paragraph-properties fo:text-align="start" style:justify-single-word="false"/>
      <style:text-properties fo:font-style="normal" style:text-underline-style="none" officeooo:rsid="008d0d42" officeooo:paragraph-rsid="008eecd5" fo:background-color="#fdc578" style:font-style-asian="normal" style:font-style-complex="normal"/>
    </style:style>
    <style:style style:name="P293" style:family="paragraph" style:parent-style-name="Standard" style:list-style-name="L5">
      <style:paragraph-properties fo:text-align="start" style:justify-single-word="false"/>
      <style:text-properties fo:font-style="normal" style:text-underline-style="none" officeooo:rsid="008d0d42" officeooo:paragraph-rsid="008fb1f0" fo:background-color="#fdc578" style:font-style-asian="normal" style:font-style-complex="normal"/>
    </style:style>
    <style:style style:name="P294" style:family="paragraph" style:parent-style-name="Standard" style:list-style-name="L6">
      <style:paragraph-properties fo:text-align="start" style:justify-single-word="false"/>
      <style:text-properties fo:font-style="normal" style:text-underline-style="none" officeooo:rsid="009f6363" officeooo:paragraph-rsid="00a34122" fo:background-color="#fdc578" style:font-style-asian="normal" style:font-style-complex="normal"/>
    </style:style>
    <style:style style:name="P295" style:family="paragraph" style:parent-style-name="Standard" style:list-style-name="L6">
      <style:paragraph-properties fo:text-align="start" style:justify-single-word="false"/>
      <style:text-properties fo:font-style="normal" style:text-underline-style="none" officeooo:rsid="009f6363" officeooo:paragraph-rsid="00a2865a" fo:background-color="#8f93c7" style:font-style-asian="normal" style:font-style-complex="normal"/>
    </style:style>
    <style:style style:name="P296" style:family="paragraph" style:parent-style-name="Standard" style:list-style-name="L6">
      <style:paragraph-properties fo:text-align="start" style:justify-single-word="false"/>
      <style:text-properties fo:font-style="normal" style:text-underline-style="none" officeooo:rsid="00b5c822" officeooo:paragraph-rsid="00b74876" style:font-style-asian="normal" style:font-style-complex="normal"/>
    </style:style>
    <style:style style:name="P297" style:family="paragraph" style:parent-style-name="Standard" style:list-style-name="L6">
      <style:paragraph-properties fo:text-align="start" style:justify-single-word="false"/>
      <style:text-properties fo:font-style="normal" style:text-underline-style="none" officeooo:rsid="00b5c822" officeooo:paragraph-rsid="00b90ffd" style:font-style-asian="normal" style:font-style-complex="normal"/>
    </style:style>
    <style:style style:name="P298" style:family="paragraph" style:parent-style-name="Standard" style:list-style-name="L6">
      <style:paragraph-properties fo:text-align="start" style:justify-single-word="false"/>
      <style:text-properties fo:font-style="normal" style:text-underline-style="none" officeooo:rsid="00b5c822" officeooo:paragraph-rsid="00baf1d0" style:font-style-asian="normal" style:font-style-complex="normal"/>
    </style:style>
    <style:style style:name="P299" style:family="paragraph" style:parent-style-name="Standard" style:list-style-name="L6">
      <style:paragraph-properties fo:text-align="start" style:justify-single-word="false"/>
      <style:text-properties fo:font-style="normal" style:text-underline-style="none" officeooo:rsid="00b5c822" officeooo:paragraph-rsid="00bba0e6" style:font-style-asian="normal" style:font-style-complex="normal"/>
    </style:style>
    <style:style style:name="P300" style:family="paragraph" style:parent-style-name="Standard" style:list-style-name="L5">
      <style:paragraph-properties fo:text-align="start" style:justify-single-word="false"/>
      <style:text-properties fo:font-style="normal" style:text-underline-style="solid" style:text-underline-width="auto" style:text-underline-color="font-color" officeooo:rsid="0090ad00" officeooo:paragraph-rsid="0090ad00" fo:background-color="transparent" style:font-style-asian="normal" style:font-style-complex="normal"/>
    </style:style>
    <style:style style:name="P301" style:family="paragraph" style:parent-style-name="Standard" style:list-style-name="L5">
      <style:paragraph-properties fo:text-align="start" style:justify-single-word="false"/>
      <style:text-properties officeooo:paragraph-rsid="008109bd" fo:background-color="#f04e4d"/>
    </style:style>
    <style:style style:name="P302" style:family="paragraph" style:parent-style-name="Standard" style:list-style-name="L3">
      <style:paragraph-properties fo:text-align="start" style:justify-single-word="false"/>
      <style:text-properties officeooo:paragraph-rsid="0063b54c" fo:background-color="transparent"/>
    </style:style>
    <style:style style:name="P303" style:family="paragraph" style:parent-style-name="Standard" style:list-style-name="L3">
      <style:paragraph-properties fo:text-align="start" style:justify-single-word="false"/>
      <style:text-properties officeooo:paragraph-rsid="0067e0f9" fo:background-color="transparent"/>
    </style:style>
    <style:style style:name="P304" style:family="paragraph" style:parent-style-name="Standard" style:list-style-name="L4">
      <style:paragraph-properties fo:text-align="start" style:justify-single-word="false"/>
      <style:text-properties officeooo:paragraph-rsid="0074b83b" fo:background-color="transparent"/>
    </style:style>
    <style:style style:name="P305" style:family="paragraph" style:parent-style-name="Standard" style:list-style-name="L6">
      <style:paragraph-properties fo:text-align="start" style:justify-single-word="false"/>
      <style:text-properties officeooo:paragraph-rsid="00b41432" fo:background-color="#87d1d1"/>
    </style:style>
    <style:style style:name="P306" style:family="paragraph" style:parent-style-name="Standard" style:list-style-name="L6">
      <style:paragraph-properties fo:text-align="start" style:justify-single-word="false"/>
      <style:text-properties officeooo:paragraph-rsid="00be2dff" fo:background-color="#fdc578"/>
    </style:style>
    <style:style style:name="P307" style:family="paragraph" style:parent-style-name="Standard" style:list-style-name="L4">
      <style:paragraph-properties fo:text-align="start" style:justify-single-word="false"/>
      <style:text-properties style:text-underline-style="solid" style:text-underline-width="auto" style:text-underline-color="font-color" officeooo:rsid="007738b2" officeooo:paragraph-rsid="007738b2" fo:background-color="transparent"/>
    </style:style>
    <style:style style:name="P308" style:family="paragraph" style:parent-style-name="Standard" style:list-style-name="L5">
      <style:paragraph-properties fo:text-align="start" style:justify-single-word="false"/>
      <style:text-properties style:text-underline-style="solid" style:text-underline-width="auto" style:text-underline-color="font-color" officeooo:rsid="0083500a" officeooo:paragraph-rsid="0083500a" fo:background-color="transparent"/>
    </style:style>
    <style:style style:name="P309" style:family="paragraph" style:parent-style-name="Standard" style:list-style-name="L6">
      <style:paragraph-properties fo:text-align="start" style:justify-single-word="false"/>
      <style:text-properties style:text-underline-style="solid" style:text-underline-width="auto" style:text-underline-color="font-color" officeooo:paragraph-rsid="00975f7d" fo:background-color="transparent"/>
    </style:style>
    <style:style style:name="P310" style:family="paragraph" style:parent-style-name="Standard" style:list-style-name="L4">
      <style:paragraph-properties fo:text-align="start" style:justify-single-word="false"/>
      <style:text-properties style:text-underline-style="solid" style:text-underline-width="auto" style:text-underline-color="font-color" officeooo:rsid="007e6209" officeooo:paragraph-rsid="007e6209"/>
    </style:style>
    <style:style style:name="P311" style:family="paragraph" style:parent-style-name="Standard" style:list-style-name="L6">
      <style:paragraph-properties fo:text-align="start" style:justify-single-word="false"/>
      <style:text-properties style:text-underline-style="solid" style:text-underline-width="auto" style:text-underline-color="font-color" officeooo:rsid="00c0b23d" officeooo:paragraph-rsid="00c0b23d" fo:background-color="#fdc578"/>
    </style:style>
    <style:style style:name="P312" style:family="paragraph" style:parent-style-name="Standard" style:list-style-name="L3">
      <style:paragraph-properties fo:text-align="start" style:justify-single-word="false"/>
      <style:text-properties style:text-underline-style="none" officeooo:rsid="0067e0f9" officeooo:paragraph-rsid="0067e0f9" fo:background-color="transparent"/>
    </style:style>
    <style:style style:name="P313" style:family="paragraph" style:parent-style-name="Standard" style:list-style-name="L3">
      <style:paragraph-properties fo:text-align="start" style:justify-single-word="false"/>
      <style:text-properties style:text-underline-style="none" officeooo:rsid="006bdb1a" officeooo:paragraph-rsid="006cb62e" fo:background-color="transparent"/>
    </style:style>
    <style:style style:name="P314" style:family="paragraph" style:parent-style-name="Standard" style:list-style-name="L3">
      <style:paragraph-properties fo:text-align="start" style:justify-single-word="false"/>
      <style:text-properties style:text-underline-style="none" officeooo:rsid="006e0eee" officeooo:paragraph-rsid="006e0eee" fo:background-color="transparent"/>
    </style:style>
    <style:style style:name="P315" style:family="paragraph" style:parent-style-name="Standard" style:list-style-name="L6">
      <style:paragraph-properties fo:text-align="start" style:justify-single-word="false"/>
      <style:text-properties style:text-underline-style="none" officeooo:paragraph-rsid="00975f7d" fo:background-color="transparent"/>
    </style:style>
    <style:style style:name="P316" style:family="paragraph" style:parent-style-name="Standard" style:list-style-name="L6">
      <style:paragraph-properties fo:text-align="start" style:justify-single-word="false"/>
      <style:text-properties style:text-underline-style="none" officeooo:paragraph-rsid="00989764" fo:background-color="transparent"/>
    </style:style>
    <style:style style:name="P317" style:family="paragraph" style:parent-style-name="Standard" style:list-style-name="L4">
      <style:paragraph-properties fo:text-align="start" style:justify-single-word="false"/>
      <style:text-properties style:text-underline-style="none" officeooo:paragraph-rsid="0071a287" fo:background-color="#fdc578"/>
    </style:style>
    <style:style style:name="P318" style:family="paragraph" style:parent-style-name="Standard" style:list-style-name="L5">
      <style:paragraph-properties fo:text-align="start" style:justify-single-word="false"/>
      <style:text-properties style:text-underline-style="none" officeooo:rsid="0083500a" officeooo:paragraph-rsid="008700e1" fo:background-color="#fdc578"/>
    </style:style>
    <style:style style:name="P319" style:family="paragraph" style:parent-style-name="Standard" style:list-style-name="L6">
      <style:paragraph-properties fo:text-align="start" style:justify-single-word="false"/>
      <style:text-properties style:text-underline-style="none" officeooo:paragraph-rsid="00989764" fo:background-color="#fdc578"/>
    </style:style>
    <style:style style:name="P320" style:family="paragraph" style:parent-style-name="Standard" style:list-style-name="L6">
      <style:paragraph-properties fo:text-align="start" style:justify-single-word="false"/>
      <style:text-properties style:text-underline-style="none" officeooo:paragraph-rsid="00c0bc42" fo:background-color="#fdc578"/>
    </style:style>
    <style:style style:name="P321" style:family="paragraph" style:parent-style-name="Standard" style:list-style-name="L5">
      <style:paragraph-properties fo:text-align="start" style:justify-single-word="false"/>
      <style:text-properties style:text-underline-style="none" officeooo:rsid="0083500a" officeooo:paragraph-rsid="008700e1" fo:background-color="#f04e4d"/>
    </style:style>
    <style:style style:name="P322" style:family="paragraph" style:parent-style-name="Standard" style:list-style-name="L6">
      <style:paragraph-properties fo:text-align="start" style:justify-single-word="false"/>
      <style:text-properties style:text-underline-style="none" officeooo:paragraph-rsid="009f6363" fo:background-color="#f04e4d"/>
    </style:style>
    <style:style style:name="P323" style:family="paragraph" style:parent-style-name="Standard" style:list-style-name="L6">
      <style:paragraph-properties fo:text-align="start" style:justify-single-word="false"/>
      <style:text-properties style:text-underline-style="none" officeooo:paragraph-rsid="00989764" fo:background-color="#fff450"/>
    </style:style>
    <style:style style:name="P324" style:family="paragraph" style:parent-style-name="Standard" style:list-style-name="L6">
      <style:paragraph-properties fo:text-align="start" style:justify-single-word="false"/>
      <style:text-properties style:text-underline-style="none" officeooo:paragraph-rsid="00c0bc42" fo:background-color="#fff450"/>
    </style:style>
    <style:style style:name="P325" style:family="paragraph" style:parent-style-name="Standard" style:list-style-name="L6">
      <style:paragraph-properties fo:text-align="start" style:justify-single-word="false"/>
      <style:text-properties style:text-underline-style="none" officeooo:paragraph-rsid="009f6363" fo:background-color="#8ccfb7"/>
    </style:style>
    <style:style style:name="P326" style:family="paragraph" style:parent-style-name="Standard" style:list-style-name="L6">
      <style:paragraph-properties fo:text-align="start" style:justify-single-word="false"/>
      <style:text-properties style:text-underline-style="none" officeooo:paragraph-rsid="00c0bc42" fo:background-color="#8ccfb7"/>
    </style:style>
    <style:style style:name="P327" style:family="paragraph" style:parent-style-name="Standard" style:list-style-name="L4">
      <style:paragraph-properties fo:text-align="start" style:justify-single-word="false"/>
      <style:text-properties style:text-underline-style="none" officeooo:rsid="007e6209" officeooo:paragraph-rsid="0080291c"/>
    </style:style>
    <style:style style:name="P328" style:family="paragraph" style:parent-style-name="Standard" style:list-style-name="L6">
      <style:paragraph-properties fo:text-align="start" style:justify-single-word="false"/>
      <style:text-properties style:text-underline-style="none" officeooo:paragraph-rsid="00c0bc42" fo:background-color="#87d1d1"/>
    </style:style>
    <style:style style:name="P329" style:family="paragraph" style:parent-style-name="Standard" style:list-style-name="L6">
      <style:paragraph-properties fo:text-align="start" style:justify-single-word="false"/>
      <style:text-properties style:text-underline-style="none" officeooo:paragraph-rsid="00989764" fo:background-color="#8f93c7"/>
    </style:style>
    <style:style style:name="P330" style:family="paragraph" style:parent-style-name="Standard" style:list-style-name="L6">
      <style:paragraph-properties fo:text-align="start" style:justify-single-word="false"/>
      <style:text-properties style:text-underline-style="none" officeooo:paragraph-rsid="00c0bc42" fo:background-color="#8f93c7"/>
    </style:style>
    <style:style style:name="P331" style:family="paragraph" style:parent-style-name="Standard" style:list-style-name="L6">
      <style:paragraph-properties fo:text-align="start" style:justify-single-word="false"/>
      <style:text-properties style:text-underline-style="none" officeooo:paragraph-rsid="00c0bc42"/>
    </style:style>
    <style:style style:name="P332" style:family="paragraph" style:parent-style-name="Standard" style:list-style-name="L6">
      <style:paragraph-properties fo:text-align="start" style:justify-single-word="false"/>
      <style:text-properties style:text-underline-style="none" officeooo:paragraph-rsid="00c0bc42" fo:background-color="#c2e0ae"/>
    </style:style>
    <style:style style:name="P333" style:family="paragraph" style:parent-style-name="Standard">
      <style:paragraph-properties fo:text-align="start" style:justify-single-word="false"/>
      <style:text-properties style:text-underline-style="none" officeooo:paragraph-rsid="00c0bc42" fo:background-color="#c2e0ae"/>
    </style:style>
    <style:style style:name="P334" style:family="paragraph" style:parent-style-name="Standard" style:list-style-name="L4">
      <style:paragraph-properties fo:text-align="start" style:justify-single-word="false"/>
      <style:text-properties officeooo:paragraph-rsid="007e60b9" fo:background-color="#c2e0ae"/>
    </style:style>
    <style:style style:name="P335" style:family="paragraph" style:parent-style-name="Standard">
      <style:paragraph-properties fo:text-align="center" style:justify-single-word="false"/>
      <style:text-properties fo:font-size="12pt" fo:font-style="normal" style:text-underline-style="none" fo:font-weight="bold" officeooo:rsid="00807980" officeooo:paragraph-rsid="00807980" fo:background-color="transparent" style:font-size-asian="10.5pt" style:font-style-asian="normal" style:font-weight-asian="bold" style:font-size-complex="12pt" style:font-style-complex="normal" style:font-weight-complex="bold"/>
    </style:style>
    <style:style style:name="P336" style:family="paragraph" style:parent-style-name="Standard">
      <style:paragraph-properties fo:text-align="center" style:justify-single-word="false"/>
      <style:text-properties fo:font-size="12pt" fo:font-style="normal" style:text-underline-style="none" fo:font-weight="bold" officeooo:rsid="0090ad00" officeooo:paragraph-rsid="0090f38c" fo:background-color="transparent" style:font-size-asian="10.5pt" style:font-style-asian="normal" style:font-weight-asian="bold" style:font-size-complex="12pt" style:font-style-complex="normal" style:font-weight-complex="bold"/>
    </style:style>
    <style:style style:name="P337" style:family="paragraph" style:parent-style-name="Standard">
      <style:paragraph-properties fo:text-align="center" style:justify-single-word="false"/>
      <style:text-properties fo:font-size="12pt" style:text-underline-style="none" fo:font-weight="bold" officeooo:paragraph-rsid="00c0bc42" fo:background-color="transparent" style:font-size-asian="10.5pt" style:font-weight-asian="bold" style:font-size-complex="12pt" style:font-weight-complex="bold"/>
    </style:style>
    <style:style style:name="T1" style:family="text">
      <style:text-properties fo:background-color="#59c5c7" loext:char-shading-value="0"/>
    </style:style>
    <style:style style:name="T2" style:family="text">
      <style:text-properties fo:background-color="#fff450" loext:char-shading-value="0"/>
    </style:style>
    <style:style style:name="T3" style:family="text">
      <style:text-properties officeooo:rsid="000c1801"/>
    </style:style>
    <style:style style:name="T4" style:family="text">
      <style:text-properties fo:background-color="#add58a" loext:char-shading-value="0"/>
    </style:style>
    <style:style style:name="T5" style:family="text">
      <style:text-properties officeooo:rsid="000ef2e9"/>
    </style:style>
    <style:style style:name="T6" style:family="text">
      <style:text-properties officeooo:rsid="0010d2c2"/>
    </style:style>
    <style:style style:name="T7" style:family="text">
      <style:text-properties fo:background-color="#f04e4d" loext:char-shading-value="0"/>
    </style:style>
    <style:style style:name="T8" style:family="text">
      <style:text-properties officeooo:rsid="002f4ada" fo:background-color="#f04e4d" loext:char-shading-value="0"/>
    </style:style>
    <style:style style:name="T9" style:family="text">
      <style:text-properties style:use-window-font-color="true"/>
    </style:style>
    <style:style style:name="T10" style:family="text">
      <style:text-properties style:use-window-font-color="true" style:text-underline-style="none" fo:font-weight="normal" officeooo:rsid="0025e357" fo:background-color="transparent" loext:char-shading-value="0" style:font-weight-asian="normal" style:font-weight-complex="normal"/>
    </style:style>
    <style:style style:name="T11" style:family="text">
      <style:text-properties style:use-window-font-color="true" fo:font-weight="normal" officeooo:rsid="0039b94e" fo:background-color="transparent" loext:char-shading-value="0" style:font-weight-asian="normal" style:font-weight-complex="normal"/>
    </style:style>
    <style:style style:name="T12" style:family="text">
      <style:text-properties fo:font-size="10pt" style:font-size-asian="10pt" style:font-size-complex="10pt"/>
    </style:style>
    <style:style style:name="T13" style:family="text">
      <style:text-properties fo:font-size="10pt" officeooo:rsid="0046dd9e" style:font-size-asian="10pt" style:font-size-complex="10pt"/>
    </style:style>
    <style:style style:name="T14" style:family="text">
      <style:text-properties fo:font-size="10pt" officeooo:rsid="005518e7" style:font-size-asian="10pt" style:font-size-complex="10pt"/>
    </style:style>
    <style:style style:name="T15" style:family="text">
      <style:text-properties fo:font-size="10pt" officeooo:rsid="0071a287" style:font-size-asian="10pt" style:font-size-complex="10pt"/>
    </style:style>
    <style:style style:name="T16" style:family="text">
      <style:text-properties fo:font-size="10pt" officeooo:rsid="0074b83b" style:font-size-asian="10pt" style:font-size-complex="10pt"/>
    </style:style>
    <style:style style:name="T17" style:family="text">
      <style:text-properties fo:font-size="10pt" officeooo:rsid="00afaab9" style:font-size-asian="10pt" style:font-size-complex="10pt"/>
    </style:style>
    <style:style style:name="T18" style:family="text">
      <style:text-properties fo:font-size="10pt" officeooo:rsid="00c0b23d" style:font-size-asian="10pt" style:font-size-complex="10pt"/>
    </style:style>
    <style:style style:name="T19" style:family="text">
      <style:text-properties fo:font-size="10pt" style:text-underline-style="none" style:font-size-asian="10pt" style:font-size-complex="10pt"/>
    </style:style>
    <style:style style:name="T20" style:family="text">
      <style:text-properties fo:font-size="10pt" style:text-underline-style="none" officeooo:rsid="004410b0" style:font-size-asian="10pt" style:font-size-complex="10pt"/>
    </style:style>
    <style:style style:name="T21" style:family="text">
      <style:text-properties fo:font-size="10pt" style:text-underline-style="none" officeooo:rsid="0074b83b" style:font-size-asian="10pt" style:font-size-complex="10pt"/>
    </style:style>
    <style:style style:name="T22" style:family="text">
      <style:text-properties fo:font-size="10pt" style:text-underline-style="none" fo:background-color="transparent" loext:char-shading-value="0" style:font-size-asian="10pt" style:font-size-complex="10pt"/>
    </style:style>
    <style:style style:name="T23" style:family="text">
      <style:text-properties fo:font-size="10pt" style:text-underline-style="none" officeooo:rsid="0046dd9e" fo:background-color="transparent" loext:char-shading-value="0" style:font-size-asian="10pt" style:font-size-complex="10pt"/>
    </style:style>
    <style:style style:name="T24" style:family="text">
      <style:text-properties fo:font-size="10pt" style:text-underline-style="none" officeooo:rsid="00d7f0c4" fo:background-color="transparent" loext:char-shading-value="0" style:font-size-asian="10pt" style:font-size-complex="10pt"/>
    </style:style>
    <style:style style:name="T25" style:family="text">
      <style:text-properties fo:font-size="10pt" fo:font-style="normal" style:text-underline-style="none" officeooo:rsid="00784ca3" fo:background-color="transparent" loext:char-shading-value="0" style:font-size-asian="10pt" style:font-style-asian="normal" style:font-size-complex="10pt" style:font-style-complex="normal"/>
    </style:style>
    <style:style style:name="T26" style:family="text">
      <style:text-properties fo:font-size="10pt" fo:font-style="normal" style:text-underline-style="none" officeooo:rsid="00b18897" fo:background-color="transparent" loext:char-shading-value="0" style:font-size-asian="10pt" style:font-style-asian="normal" style:font-size-complex="10pt" style:font-style-complex="normal"/>
    </style:style>
    <style:style style:name="T27" style:family="text">
      <style:text-properties fo:font-size="10pt" fo:font-style="normal" style:text-underline-style="none" officeooo:rsid="00b5c822" fo:background-color="transparent" loext:char-shading-value="0" style:font-size-asian="10pt" style:font-style-asian="normal" style:font-size-complex="10pt" style:font-style-complex="normal"/>
    </style:style>
    <style:style style:name="T28" style:family="text">
      <style:text-properties fo:font-size="10pt" fo:font-style="normal" style:text-underline-style="none" officeooo:rsid="00784ca3" fo:background-color="#8f93c7" loext:char-shading-value="0" style:font-size-asian="10pt" style:font-style-asian="normal" style:font-size-complex="10pt" style:font-style-complex="normal"/>
    </style:style>
    <style:style style:name="T29" style:family="text">
      <style:text-properties fo:font-size="10pt" fo:font-style="normal" style:text-underline-style="none" officeooo:rsid="007b7826" style:font-size-asian="10pt" style:font-style-asian="normal" style:font-size-complex="10pt" style:font-style-complex="normal"/>
    </style:style>
    <style:style style:name="T30" style:family="text">
      <style:text-properties fo:font-size="10pt" fo:font-style="normal" style:text-underline-style="none" officeooo:rsid="00b18897" style:font-size-asian="10pt" style:font-style-asian="normal" style:font-size-complex="10pt" style:font-style-complex="normal"/>
    </style:style>
    <style:style style:name="T31" style:family="text">
      <style:text-properties fo:font-size="10pt" fo:font-style="normal" style:text-underline-style="none" fo:font-weight="normal" officeooo:rsid="008109bd" fo:background-color="transparent" loext:char-shading-value="0" style:font-size-asian="8.75pt" style:font-style-asian="normal" style:font-weight-asian="normal" style:font-size-complex="10pt" style:font-style-complex="normal" style:font-weight-complex="normal"/>
    </style:style>
    <style:style style:name="T32" style:family="text">
      <style:text-properties fo:font-size="10pt" fo:font-style="normal" fo:background-color="transparent" loext:char-shading-value="0" style:font-size-asian="10pt" style:font-style-asian="normal" style:font-size-complex="10pt" style:font-style-complex="normal"/>
    </style:style>
    <style:style style:name="T33" style:family="text">
      <style:text-properties fo:font-size="10pt" fo:font-style="normal" officeooo:rsid="007b7826" fo:background-color="transparent" loext:char-shading-value="0" style:font-size-asian="10pt" style:font-style-asian="normal" style:font-size-complex="10pt" style:font-style-complex="normal"/>
    </style:style>
    <style:style style:name="T34" style:family="text">
      <style:text-properties fo:font-size="10pt" fo:font-style="normal" fo:background-color="#fff450" loext:char-shading-value="0" style:font-size-asian="10pt" style:font-style-asian="normal" style:font-size-complex="10pt" style:font-style-complex="normal"/>
    </style:style>
    <style:style style:name="T35" style:family="text">
      <style:text-properties fo:font-size="10pt" fo:background-color="#8ccfb7" loext:char-shading-value="0" style:font-size-asian="10pt" style:font-size-complex="10pt"/>
    </style:style>
    <style:style style:name="T36" style:family="text">
      <style:text-properties fo:font-size="10pt" fo:background-color="transparent" loext:char-shading-value="0" style:font-size-asian="10pt" style:font-size-complex="10pt"/>
    </style:style>
    <style:style style:name="T37" style:family="text">
      <style:text-properties fo:font-size="10pt" officeooo:rsid="00784ca3" fo:background-color="transparent" loext:char-shading-value="0" style:font-size-asian="10pt" style:font-size-complex="10pt"/>
    </style:style>
    <style:style style:name="T38" style:family="text">
      <style:text-properties fo:font-size="10pt" officeooo:rsid="00b18897" fo:background-color="transparent" loext:char-shading-value="0" style:font-size-asian="10pt" style:font-size-complex="10pt"/>
    </style:style>
    <style:style style:name="T39" style:family="text">
      <style:text-properties fo:font-size="10pt" fo:background-color="transparent" loext:char-shading-value="0" style:font-size-asian="10pt" style:font-size-complex="10pt"/>
    </style:style>
    <style:style style:name="T40" style:family="text">
      <style:text-properties fo:font-size="10pt" officeooo:rsid="00c0b23d" fo:background-color="transparent" loext:char-shading-value="0" style:font-size-asian="10pt" style:font-size-complex="10pt"/>
    </style:style>
    <style:style style:name="T41" style:family="text">
      <style:text-properties fo:font-size="10pt" fo:background-color="#f04e4d" loext:char-shading-value="0" style:font-size-asian="10pt" style:font-size-complex="10pt"/>
    </style:style>
    <style:style style:name="T42" style:family="text">
      <style:text-properties fo:font-size="10pt" officeooo:rsid="00c0b23d" fo:background-color="#f04e4d" loext:char-shading-value="0" style:font-size-asian="10pt" style:font-size-complex="10pt"/>
    </style:style>
    <style:style style:name="T43" style:family="text">
      <style:text-properties fo:font-size="10pt" fo:background-color="#8f93c7" loext:char-shading-value="0" style:font-size-asian="10pt" style:font-size-complex="10pt"/>
    </style:style>
    <style:style style:name="T44" style:family="text">
      <style:text-properties fo:font-size="10pt" fo:background-color="#87d1d1" loext:char-shading-value="0" style:font-size-asian="10pt" style:font-size-complex="10pt"/>
    </style:style>
    <style:style style:name="T45" style:family="text">
      <style:text-properties fo:font-size="10pt" style:text-underline-style="solid" style:text-underline-width="auto" style:text-underline-color="font-color" style:font-size-asian="10pt" style:font-size-complex="10pt"/>
    </style:style>
    <style:style style:name="T46" style:family="text">
      <style:text-properties fo:font-size="10pt" fo:background-color="#c2e0ae" loext:char-shading-value="0" style:font-size-asian="10pt" style:font-size-complex="10pt"/>
    </style:style>
    <style:style style:name="T47" style:family="text">
      <style:text-properties fo:font-size="10pt" fo:background-color="#fff450" loext:char-shading-value="0" style:font-size-asian="10pt" style:font-size-complex="10pt"/>
    </style:style>
    <style:style style:name="T48" style:family="text">
      <style:text-properties style:font-size-asian="10pt"/>
    </style:style>
    <style:style style:name="T49" style:family="text">
      <style:text-properties officeooo:rsid="002f4ada"/>
    </style:style>
    <style:style style:name="T50" style:family="text">
      <style:text-properties fo:background-color="#fdc578" loext:char-shading-value="0"/>
    </style:style>
    <style:style style:name="T51" style:family="text">
      <style:text-properties officeooo:rsid="002f4ada" fo:background-color="#fdc578" loext:char-shading-value="0"/>
    </style:style>
    <style:style style:name="T52" style:family="text">
      <style:text-properties officeooo:rsid="002f4ada" fo:background-color="#8f93c7" loext:char-shading-value="0"/>
    </style:style>
    <style:style style:name="T53" style:family="text">
      <style:text-properties fo:background-color="#87d1d1" loext:char-shading-value="0"/>
    </style:style>
    <style:style style:name="T54" style:family="text">
      <style:text-properties officeooo:rsid="002f4ada" fo:background-color="#87d1d1" loext:char-shading-value="0"/>
    </style:style>
    <style:style style:name="T55" style:family="text">
      <style:text-properties fo:font-style="normal" style:text-underline-style="none" fo:font-weight="normal" officeooo:rsid="00615617" style:font-style-asian="normal" style:font-weight-asian="normal" style:font-style-complex="normal" style:font-weight-complex="normal"/>
    </style:style>
    <style:style style:name="T56" style:family="text">
      <style:text-properties fo:font-style="normal" style:text-underline-style="none" fo:font-weight="normal" officeooo:rsid="0092c0c0" style:font-style-asian="normal" style:font-weight-asian="normal" style:font-style-complex="normal" style:font-weight-complex="normal"/>
    </style:style>
    <style:style style:name="T57" style:family="text">
      <style:text-properties style:text-underline-style="none" fo:font-weight="normal" officeooo:rsid="006fa1d8" fo:background-color="transparent" loext:char-shading-value="0" style:font-weight-asian="normal" style:font-weight-complex="normal"/>
    </style:style>
    <style:style style:name="T58" style:family="text">
      <style:text-properties style:text-underline-style="none" fo:font-weight="normal" officeooo:rsid="00d111d5" fo:background-color="transparent" loext:char-shading-value="0" style:font-weight-asian="normal" style:font-weight-complex="normal"/>
    </style:style>
    <style:style style:name="T59" style:family="text">
      <style:text-properties style:text-underline-style="none" officeooo:rsid="00d7f0c4" fo:background-color="transparent" loext:char-shading-value="0"/>
    </style:style>
    <style:style style:name="T60" style:family="text">
      <style:text-properties style:text-underline-style="none" officeooo:rsid="00d7f0c4"/>
    </style:style>
    <style:style style:name="T61" style:family="text">
      <style:text-properties style:text-underline-style="none" officeooo:rsid="00d7f0c4" fo:background-color="#ffffff"/>
    </style:style>
    <style:style style:name="T62" style:family="text">
      <style:text-properties fo:background-color="#c2e0ae" loext:char-shading-value="0"/>
    </style:style>
    <style:style style:name="T63" style:family="text">
      <style:text-properties officeooo:rsid="00c8ceba"/>
    </style:style>
    <style:style style:name="T64" style:family="text">
      <style:text-properties officeooo:rsid="00cbb50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ntroduction</text:p>
      <text:p text:style-name="P1"/>
      <text:p text:style-name="P2">Computing the Brain and the Computing Brain</text:p>
      <text:p text:style-name="P2"/>
      <text:list xml:id="list466325572" text:style-name="L1">
        <text:list-item>
          <text:p text:style-name="P11">INTRODUCTION SECTION</text:p>
          <text:list>
            <text:list-item>
              <text:p text:style-name="P29">The long-term end result of the collective effort by researchers in computational neuroanatomy and neuroscience at large will be a comprehensive structural and functional model of the brain. </text:p>
            </text:list-item>
            <text:list-item>
              <text:p text:style-name="P29">The ultimate, and arguably the hardest, challenge to human knowledge consists of understanding how organic matter gives rise to feelings, emotions, and logical thinking. The solution resides in those millions of millions of neurons and millions of billions of connections. </text:p>
            </text:list-item>
            <text:list-item>
              <text:p text:style-name="P30">We have seen the emergence of a new field, computational neuroscience, which studies and develops computer-assisted models of neurobiological processes. </text:p>
              <text:list>
                <text:list-item>
                  <text:p text:style-name="P30">Simulations of different neural structures at various scales, along with quantitative comparisons of model performance to biological data, have contributed extensively to our understanding of the functional connections between the<text:span text:style-name="T1"> system level (accessible by the study of behavior) </text:span>and the<text:span text:style-name="T1"> microscopic level (accessible by molecular and cellular techniques). </text:span></text:p>
                </text:list-item>
              </text:list>
            </text:list-item>
            <text:list-item>
              <text:p text:style-name="P31">In all cases, computational modeling plays an integrating role in the study of the structure–function relationship by combining cellular and subcellular physiology, psychophysics, and mathematical analysis. </text:p>
            </text:list-item>
            <text:list-item>
              <text:p text:style-name="P31">While computational neuroscience has a relatively long history in electrophysiological simulations (such as passive and active conductances implemented in “compartmental” models of neurons and networks [15,16), its potential for neuroanatomy has only recently gained enthusiastic appreciation in the scientific community. </text:p>
              <text:list>
                <text:list-item>
                  <text:p text:style-name="P31">Together with this enthusiasm, the availability of neuroanatomical databases and the most recent development of computer graphics have resulted in a plethora of high-level research projects focusing on computational modeling of neuroanatomy. </text:p>
                  <text:list>
                    <text:list-item>
                      <text:p text:style-name="P31">These studies range from the description of <text:span text:style-name="T2">dendritic morphology and the characterization of its relationship with electrophysiology to the analysis of the structural determinants of higher brain functions via the detailed mechanism of neuronal assembly into functional networks.</text:span> </text:p>
                    </text:list-item>
                  </text:list>
                </text:list-item>
              </text:list>
            </text:list-item>
          </text:list>
        </text:list-item>
        <text:list-item>
          <text:p text:style-name="P12">COMPUTING THE BRAIN</text:p>
          <text:list>
            <text:list-item>
              <text:p text:style-name="P32">Today, we know that neurons are themselves complex computational machines. </text:p>
              <text:list>
                <text:list-item>
                  <text:p text:style-name="P32">Single neurons and their arbors are now considered sophisticated time filters (17), coincidence detectors (18), internally distributed devices of local memory storage (10,19), and dynamic metabolic assemblies with high internal spatial specificity (20,21), just to mention but a few examples (see also [22]). Not surprisingly, neuronal structure has been characterized as increasingly complex with each major discovery. </text:p>
                </text:list-item>
              </text:list>
            </text:list-item>
            <text:list-item>
              <text:p text:style-name="P48">presynaptic and postsynaptic processes (mostly in the axons and in the dendrites, respectively) could independently modulate synaptic activity. </text:p>
              <text:list>
                <text:list-item>
                  <text:p text:style-name="P33">Moreover, the simple early distinction between excitatory and inhibitory synapses has been put in a much broader and more complex perspective by the discovery of a large number of neuromodulatory neurotransmitters. </text:p>
                </text:list-item>
                <text:list-item>
                  <text:p text:style-name="P33">More recently, much attention has been paid to the <text:span text:style-name="T2">mutual influence between genetic expression in the soma and activity in axons and dendrites, involving issues of intracellular trafficking and communication.</text:span> </text:p>
                </text:list-item>
              </text:list>
            </text:list-item>
            <text:list-item>
              <text:p text:style-name="P49">functional clues may derive from the quantitative description of other related subcellular structures, including actin<text:span text:style-name="T3">g</text:span> cytoskeleton (27) and spine-specific protein complexes (28). </text:p>
              <text:list>
                <text:list-item>
                  <text:p text:style-name="P34">The quest for a complete structural (and functional) <text:span text:style-name="T1">characterization of neurons must ultimately focus on proteins, their metabolism, regulation, and dynamics. </text:span></text:p>
                  <text:list>
                    <text:list-item>
                      <text:p text:style-name="P34">For the time being, however, much still needs to be discovered about <text:span text:style-name="T2">neuronal morphology</text:span>, and computational studies have, so far, mainly considered dendrites as the “elementary” structural objects for modeling purposes. </text:p>
                    </text:list-item>
                  </text:list>
                </text:list-item>
              </text:list>
            </text:list-item>
            <text:list-item>
              <text:p text:style-name="P35">Neurons can be classified according to a variety of criteria, including location within the nervous system, main neurotransmitter(s) released, presence of specific protein markers, dendritic and axonal structure, and interconnectivity with neurons of other classes. </text:p>
              <text:list>
                <text:list-item>
                  <text:p text:style-name="P35">Dendritic morphology is traditionally a fundamental criterion in neuronal classification, partly because it is immediately captured by optical microscopy under staining conditions discovered and optimized over a century ago (1). </text:p>
                  <text:list>
                    <text:list-item>
                      <text:p text:style-name="P35">Neurons in different morphological classes range widely in dendritic size (from a few micrometers to several millimeters of spatial extent) and complexity (from a handful to thousands of bifurcations per tree). </text:p>
                      <text:list>
                        <text:list-item>
                          <text:p text:style-name="P35"><text:soft-page-break/>This complex variability makes a large number of morphological classes easily recognizable by few peculiar characteristics, and <text:span text:style-name="T4">the same neuronal class can be often recognized across species that are philogenetically very distant. </text:span></text:p>
                        </text:list-item>
                      </text:list>
                    </text:list-item>
                    <text:list-item>
                      <text:p text:style-name="P35">Yet <text:span text:style-name="T4">even within a given species and morphological class, no two neurons are ever exactly alike, and individual cells are remarkably different.</text:span> </text:p>
                    </text:list-item>
                  </text:list>
                </text:list-item>
              </text:list>
            </text:list-item>
            <text:list-item>
              <text:p text:style-name="P34">neurons belonging to the same morphological classes will be closer to each other than to neurons belonging to different classes </text:p>
            </text:list-item>
            <text:list-item>
              <text:p text:style-name="P36">Thus, it appears that neurons can be classified morphologically based on how they cluster together upon quantitative analysis (29). </text:p>
              <text:list>
                <text:list-item>
                  <text:p text:style-name="P36">In general, a much larger number of parameters is measured for morphological classification. </text:p>
                </text:list-item>
                <text:list-item>
                  <text:p text:style-name="P36">Cluster analysis can be carried out precisely and quantitatively (30) and can help define major morphological classes as well as subclasses <text:span text:style-name="T5">of neurons (imagine zooming in and out, noticing more smaller clusters becoming apparent).</text:span></text:p>
                </text:list-item>
              </text:list>
            </text:list-item>
            <text:list-item>
              <text:p text:style-name="P36">Hillman’s most important insight was that many morphological properties, which so peculiarly characterize different neurons, can in fact emerge from the complex interactions among the fundamental or basic parameters <text:span text:style-name="T6">(this involved biophysical principles, although he failed to capture these parameters quantitatively).</text:span></text:p>
            </text:list-item>
            <text:list-item>
              <text:p text:style-name="P36">With the advent of personal computers and the increasing availability of digital morphological data collected by semiautomatic tracing, many of these anatomical descriptions were “translated” into algorithms. The statistical characterization of neurons was then implemented as stochastic sampling (Monte Carlo method). </text:p>
            </text:list-item>
            <text:list-item>
              <text:p text:style-name="P36">Most data on dendritic morphology available in the literature focus on the “dendrogram” properties, i.e., topology (pattern of branching) and internal geometry (length, diameters, and their combinations). Most of the models mentioned above aim at reproducing dendrograms. The 3D arrangement of dendrites in space, however, constitutes a difficult and important problem in the quantitative description of dendritic morphology. </text:p>
            </text:list-item>
            <text:list-item>
              <text:p text:style-name="P50">Although attempts to model dendritic growth and adult neuronal morphology have given encouraging results, in nature, anatomy and physiology can never be completely separated from each other. </text:p>
              <text:list>
                <text:list-item>
                  <text:p text:style-name="P52">Neuronal structure and development are affected by the electrical activity of the growing cell as well as of neighboring neurons. </text:p>
                </text:list-item>
              </text:list>
            </text:list-item>
            <text:list-item>
              <text:p text:style-name="P55">Even more importantly, anatomy is becoming the representation of choice in the modeling community for integrating knowledge about compartmental properties including distribution of active ionic channels, synaptic receptors or metabolic networks, intracellular recording patterns, and calcium dynamics </text:p>
            </text:list-item>
            <text:list-item>
              <text:p text:style-name="P37">If the biochemical machinery underlying electrical activity in neurons is selectively compartmentalized in specific subcellular locations, it should be apparent that anatomy must be considered when building biologically accurate computational models of neuronal activity. </text:p>
              <text:list>
                <text:list-item>
                  <text:p text:style-name="P53">However, how can one study the specific influence of structural differences among neurons on their firing patterns and their function? </text:p>
                  <text:list>
                    <text:list-item>
                      <text:p text:style-name="P37">Neurons are diverse both in their morphology and in their biochemical contents, and both sources of variability affect electrical activity. </text:p>
                    </text:list-item>
                    <text:list-item>
                      <text:p text:style-name="P37">From the experimental standpoint, studying the structure–activity relationship in neurons directly is extremely difficult, but computer simulations constitute a powerful alternative. </text:p>
                    </text:list-item>
                    <text:list-item>
                      <text:p text:style-name="P37">In classical computational models, anatomy is simplified or kept “constant”, and the influence of various distributions of active and passive properties on neuronal firing is assessed. </text:p>
                      <text:list>
                        <text:list-item>
                          <text:p text:style-name="P37">With a complementary approach, one can keep the biophysical model constant and implement it on different dendritic structures. </text:p>
                          <text:list>
                            <text:list-item>
                              <text:p text:style-name="P37">In this way, investigators characterized the effect of morphological differences among different neuronal classes on their firing patterns (59) and on the dendritic back- and forward-propagation of action potentials (60). </text:p>
                              <text:list>
                                <text:list-item>
                                  <text:p text:style-name="P37">These findings were recently extended by an analysis of topological influences of firing properties (61) and by studies of the electrophysiological effect of dendritic variability within the same morphological class (62,63). </text:p>
                                </text:list-item>
                              </text:list>
                            </text:list-item>
                          </text:list>
                        </text:list-item>
                      </text:list>
                    </text:list-item>
                  </text:list>
                </text:list-item>
              </text:list>
            </text:list-item>
            <text:list-item>
              <text:p text:style-name="P51">While an accurate anatomical representation of dendritic structure makes electrophysiological simulations more biologically plausible, it increases the complexity of the models. </text:p>
              <text:list>
                <text:list-item>
                  <text:p text:style-name="P38">Single neurons can be represented by many thousands of compartments, and the choice of representation becomes both somewhat arbitrary and crucial for the outcome of the simulation. </text:p>
                </text:list-item>
              </text:list>
            </text:list-item>
          </text:list>
        </text:list-item>
        <text:list-item>
          <text:p text:style-name="P13">FROM NEURONS TO NETWORKS</text:p>
          <text:list>
            <text:list-item>
              <text:p text:style-name="P39">Although individual neurons are extremely complex structures, it is important to maintain the perspective that the functions and computations carried out in nervous systems are generally supported by assemblies of neurons rather than by individual cells. </text:p>
            </text:list-item>
            <text:list-item>
              <text:p text:style-name="P39"><text:soft-page-break/>The spatial location of a neuron in the nervous tissue strongly affects its connectivity in the network and, thus, the role it plays in the overall function of the system. This relationship between space and activity underlies the broad concept of brain functional maps, typically exemplified by the visual receptive fields characterized by Hubel and Wiesel (66) </text:p>
              <text:list>
                <text:list-item>
                  <text:p text:style-name="P39">Starting from Hubel and Wiesel’s discovery, much work has been focused on elucidating the functional mapping of the cerebral cortex in rodents and primates alike, using both electrophysiological techniques (as in the original work by Hubel and Wiesel) as well as modern imaging (67). </text:p>
                </text:list-item>
              </text:list>
            </text:list-item>
            <text:list-item>
              <text:p text:style-name="P39">the experimental techniques currently available for the structural investigation accompanying electrophysiological studies (typically, staining and reconstruction) fall short of providing integrated information on both dendritic morphology and multiple neuronal locations. </text:p>
            </text:list-item>
            <text:list-item>
              <text:p text:style-name="P216">Vertebrate central nervous systems are too complex to isolate regions in which single neurons can be precisely mapped in terms of their detailed spatial location, relative orientation, dendritic morphology, connectivity, and activity. Even probabilistic characterizations usually focus on specific aspects (cell density, regional connectivity, etc.) without connecting the subcellular and multicellular levels. </text:p>
            </text:list-item>
            <text:list-item>
              <text:p text:style-name="P221">Dendritic morphology and axonal navigation are naturally related to each other, and the attempts to model them separately are but coarse simplifications. </text:p>
              <text:list>
                <text:list-item>
                  <text:p text:style-name="P221">Among the first researchers to employ computational methods to study neuronal anatomy, van Pelt and van Ooyen, have developed sophisticated models to simulate both dendritic geometry and axonal navigation and connectivity (42,74). </text:p>
                  <text:list>
                    <text:list-item>
                      <text:p text:style-name="P228">One of the main tenets of van Pelt and van Ooyen’s approach is competition among growing neurites. In their models, dendrites compete for growth within trees or neurons, and axons compete for dendritic or somatic targets. </text:p>
                      <text:list>
                        <text:list-item>
                          <text:p text:style-name="P221">This principle reflects the limited resources naturally available and also allows a population-based implementation, which constitutes an ideal computational tool to bridge single-neuron and network level neuroanatomical models. </text:p>
                        </text:list-item>
                      </text:list>
                    </text:list-item>
                  </text:list>
                </text:list-item>
              </text:list>
            </text:list-item>
            <text:list-item>
              <text:p text:style-name="P222">Computer simulations of single neuron morphology can be based on parameters extracted directly from the experimental data, and the generated virtual neurons can be quantitatively compared with their real counterparts. </text:p>
              <text:list>
                <text:list-item>
                  <text:p text:style-name="P217">In future attempts to create anatomically accurate simulations of complete networks, where can the experimental data on axonal navigation be obtained? </text:p>
                  <text:list>
                    <text:list-item>
                      <text:p text:style-name="P222">General information available from atlases does not contain enough detail to allow the construction of a single neuron-based bottom-up model.</text:p>
                      <text:list>
                        <text:list-item>
                          <text:p text:style-name="P222"><text:s/>Single-cell axonal tracing experiments are time consuming, rarely complete, and usually lack the necessary “panoramic” view of the surrounding tissue regions. </text:p>
                          <text:list>
                            <text:list-item>
                              <text:p text:style-name="P222">A possible approach is to utilize the maps developed and described by Bjaalie’s group (Chapter 10). An alternative is provided by a relatively novel imaging technique, diffusion tensor imaging (DTI). In DTI, a magnetic resonance signal is used to track the diffusion of water molecules in the living tissue. Given the high anisotropy of fiber tracts in nervous systems, DTI can actually map axonal pathways at a remarkably detailed level (75,76). In addition, DTI is noninvasive, thus allowing data collection from living humans under a variety of physiological and pathological conditions. </text:p>
                            </text:list-item>
                          </text:list>
                        </text:list-item>
                      </text:list>
                    </text:list-item>
                  </text:list>
                </text:list-item>
              </text:list>
            </text:list-item>
          </text:list>
        </text:list-item>
        <text:list-item>
          <text:p text:style-name="P230">THE COMPUTING BRAIN</text:p>
          <text:list>
            <text:list-item>
              <text:p text:style-name="P223">While computer simulations can be applied directly to investigate the structure–activity relationship at the single-neuron level, the same approach at the system level encounters difficult problems of detail and resolution that require the development of dedicated technical solutions. </text:p>
              <text:list>
                <text:list-item>
                  <text:p text:style-name="P218">Biologically plausible models based on real data are now being developed and implemented for dendritic morphology, yet the assembly of multineuron networks with the same level of detail faces the challenge of data acquisition and organization. </text:p>
                </text:list-item>
                <text:list-item>
                  <text:p text:style-name="P223">Current progress supports the hope that enough information will be collected “top-down” to allow the generation of a comprehensive bottom-up model of the brain. </text:p>
                  <text:list>
                    <text:list-item>
                      <text:p text:style-name="P223">This model will be an exceptional tool for the investigation of the real brain and also a potential source of inspiration for the development of new machines. Will anatomy be an essential part of such a model? Absolutely. It might be present in a highly abstract form, where “anatomically realistic” shapes and connections are substituted by more compactly described functionally equivalent units. </text:p>
                      <text:list>
                        <text:list-item>
                          <text:p text:style-name="P223">But the principles of anatomy will have to be part of a comprehensive model of the brain as long as we hold that structure underlies activity (and thus function) </text:p>
                        </text:list-item>
                      </text:list>
                    </text:list-item>
                  </text:list>
                </text:list-item>
              </text:list>
            </text:list-item>
            <text:list-item>
              <text:p text:style-name="P219">The issue of knowledge integration and representation is thus encountered in system level computational neuroanatomy in at least two related strategic stages. </text:p>
              <text:list>
                <text:list-item>
                  <text:p text:style-name="P224"><text:soft-page-break/>First, a usable form of knowledge must be made available to the neuroscientist to make sense of the incredibly complex structural data of the brain and to allow the creation of data-based computer models at the network level. </text:p>
                </text:list-item>
                <text:list-item>
                  <text:p text:style-name="P224">Second, the functional principles of the anatomical structure must be extracted, quantitatively formulated, and implemented in order to simulate the brain computational processes in a software model. </text:p>
                </text:list-item>
              </text:list>
            </text:list-item>
            <text:list-item>
              <text:p text:style-name="P219">It is important to note that knowledge about brain connectivity is generally not absolute and uncontroversial. On the contrary, many hypotheses of brain connectivity are derived indirectly or are extrapolated from experimental results and may be controversial. </text:p>
            </text:list-item>
            <text:list-item>
              <text:p text:style-name="P224">The relationship between brain connectivity, activity, and functional mapping is still not well understood, but computational approaches have produced several interesting results where basic experimental data are available. </text:p>
              <text:list>
                <text:list-item>
                  <text:p text:style-name="P224">The use of data-based knowledge allows, in certain cases, the connection between neuron level compartmental simulations (see Chapters 5–7) and function emerging from connectivity schemes and higher level models (87) </text:p>
                </text:list-item>
              </text:list>
            </text:list-item>
            <text:list-item>
              <text:p text:style-name="P225">What are the necessary components of a complete neuronal level anatomical model of a brain region that can be used to simulate network connectivity and (with adequate computational power and parallel processing [57, 88]) electrophysiological activity? </text:p>
              <text:list>
                <text:list-item>
                  <text:p text:style-name="P225">A first step could be the deployment of a very large number of detailed neuronal morphologies throughout virtual space<text:span text:style-name="T48"> representing tissue regions and their connectivity with intrinsic and extrinsic axonal pathways. </text:span></text:p>
                  <text:list>
                    <text:list-item>
                      <text:p text:style-name="P104"><text:span text:style-name="T10">However, for the model to be accurate, it </text:span>is necessary to model or reconstruct the spatial boundaries of the given brain region from the experimental data (see also Chapter 10). </text:p>
                      <text:list>
                        <text:list-item>
                          <text:p text:style-name="P104">One possibility is to assemble 2D images from a section atlas into a 3D virtual reality reconstruction. </text:p>
                        </text:list-item>
                      </text:list>
                    </text:list-item>
                  </text:list>
                </text:list-item>
              </text:list>
            </text:list-item>
            <text:list-item>
              <text:p text:style-name="P105">Surface reconstruction from histological sections is limited by tissue distortion or loss and by the lack of a systematic and accurate method to align sections (see also Chapter 12). </text:p>
              <text:list>
                <text:list-item>
                  <text:p text:style-name="P105">An alternative is to use microscopic imaging such as ex vivo magnetic resonance imaging (microscopic MRI). In this technique, the whole brain of an animal (typically mouse or rat) is excised and, while maintained alive with perfusion of physiological solutions, extensively recorded for nuclear magnetic resonance signals. The very long possible exposure (12–24 h) allows resolutions comparable to those available in stained atlas sections (91,92). This technique can thus be used to obtain “already reconstructed” 3D surfaces of brain regions whose boundaries are well delineated by water content contrast. The optical sectioning performed in the MRI scan avoids the problems of distortion and alignment typical of physically sectioned histological preparations. <text:span text:style-name="T8">(useful for neurotoxicology)</text:span></text:p>
                </text:list-item>
              </text:list>
            </text:list-item>
            <text:list-item>
              <text:p text:style-name="P115">If a comprehensive model of brain anatomy and physiology is to be used for the investigation of activity underlying information processing and ultimately cognitive functions, it is legitimate to consider the limitation of any investigation based on the brain of species other than human. </text:p>
              <text:list>
                <text:list-item>
                  <text:p text:style-name="P115">High resolution ex vivo microscopic MRI is performed on small animals, and it requires their sacrifice. The resolution of noninvasive imaging techniques typically used on humans, such as positron emission tomography (PET) and functional or structural MRI, is still far from the neuron-based level considered in this book (for a recent quantitative comparison among imaging techniques, see [94]). </text:p>
                </text:list-item>
                <text:list-item>
                  <text:p text:style-name="P115">The resolution of noninvasive imaging might eventually allow the collection of surface-based data that can be used in the construction of a bottom-up model of the brain (see also Chapter 13). </text:p>
                  <text:list>
                    <text:list-item>
                      <text:p text:style-name="P119"><text:span text:style-name="T49">In such a model, cellular data will most likely be a hybrid collection from different species. </text:span><text:span text:style-name="T52">For the time being, neuroscientists are imaging human and nonhuman brains in parallel in search of a complete explanatory bridge between cellular structure, function, animal models, and human-level cognition (67,95).</text:span><text:span text:style-name="T49"> It should be noted here that the human brain imaging community is very active in computational neuroanatomy research. </text:span><text:span text:style-name="T51">The emphasis of this book is on bottom-up models with a strong cellular basis. </text:span></text:p>
                    </text:list-item>
                  </text:list>
                </text:list-item>
              </text:list>
            </text:list-item>
            <text:list-item>
              <text:p text:style-name="P131">An alternative to noninvasive human brain imaging in the structural investigation of the human brain is provided by the high resolution histological examination of postmortem tissue. </text:p>
              <text:list>
                <text:list-item>
                  <text:p text:style-name="P116">Nowadays, it is extremely difficult to obtain and destructively analyze enough human brains to allow for a meaningful statistical analysis of the anatomical inter-individual variability. </text:p>
                </text:list-item>
                <text:list-item>
                  <text:p text:style-name="P116">However, large human post-mortem histological data sets collected in the past are available for reanalysis and mining. </text:p>
                </text:list-item>
              </text:list>
            </text:list-item>
            <text:list-item>
              <text:p text:style-name="P120"><text:span text:style-name="T54">However, a large part (if not all) of the cognitive abilities of the human brain are linked to its plasticity.</text:span><text:span text:style-name="T49"> </text:span></text:p>
              <text:list>
                <text:list-item>
                  <text:p text:style-name="P117">Thus, a truly realistic anatomical model should be 4D rather than 3D, describing the temporal evolution of the spatial structure. </text:p>
                  <text:list>
                    <text:list-item>
                      <text:p text:style-name="P117"><text:soft-page-break/>Multiple time scales should be included to describe and model developmental changes, as well as the fast morphological adaptation at the dendritic, axonal, and synaptic level underlying learning and memory. </text:p>
                    </text:list-item>
                  </text:list>
                </text:list-item>
              </text:list>
            </text:list-item>
            <text:list-item>
              <text:p text:style-name="P118">Artificial neural networks are still today an active area of research, and they have provided many solutions for real world applications. However, most neuroscientists do not view artificial neural networks as a plausible model of brain function. </text:p>
              <text:list>
                <text:list-item>
                  <text:p text:style-name="P118">There is something missing in all attempts conducted so far to model the human mind. </text:p>
                  <text:list>
                    <text:list-item>
                      <text:p text:style-name="P137">Many cognitive modelers hold that neuroanatomical details are not important in the generation of a brain-based computer model capable of human-level intelligence. </text:p>
                      <text:list>
                        <text:list-item>
                          <text:p text:style-name="P140">We claim that neuroanatomical details will be the most important aspects of such a model (99). </text:p>
                        </text:list-item>
                        <text:list-item>
                          <text:p text:style-name="P140">Certainly, there are elements of the computational ability of a human brain that are absolutely unmatched by present machines. </text:p>
                        </text:list-item>
                        <text:list-item>
                          <text:p text:style-name="P118">We largely do not understand how these abilities arise from the neuronal structures in the brain.</text:p>
                          <text:list>
                            <text:list-item>
                              <text:p text:style-name="P118">By reproducing the relevant structures in a computer model, we may obtain important insights in the computational process of the brain and, at the same time, inspire the next generation of artificial intelligence research projects. </text:p>
                            </text:list-item>
                          </text:list>
                        </text:list-item>
                      </text:list>
                    </text:list-item>
                  </text:list>
                </text:list-item>
              </text:list>
            </text:list-item>
            <text:list-item>
              <text:p text:style-name="P141">A complete and detailed neuroanatomical model of the brain could potentially incorporate physiological features, thus allowing neuroscientists to test a large number of hypotheses with “virtual experiments”, which are impossible to perform in real life (for technical limitations or in principle). </text:p>
              <text:list>
                <text:list-item>
                  <text:p text:style-name="P121">In the extreme hypothetical case, if a computer model could reproduce all the aspect of the structure, biochemistry, and connectivity of the brain, down to the neuronal and subneuronal level, that model would also display brain-like behavior. </text:p>
                  <text:list>
                    <text:list-item>
                      <text:p text:style-name="P121">Such a prospect would certainly boost scientific intuition and foster education, as well as raise ethical and epistemological issues quite different from those discussed today in the scientific community.</text:p>
                    </text:list-item>
                  </text:list>
                </text:list-item>
              </text:list>
            </text:list-item>
          </text:list>
        </text:list-item>
      </text:list>
      <text:p text:style-name="P8"/>
      <text:p text:style-name="P7">Part 1</text:p>
      <text:p text:style-name="P7"/>
      <text:p text:style-name="P5"><text:span text:style-name="T9">Some Approaches to Quantitative Dendritic Morphology</text:span> </text:p>
      <text:p text:style-name="P5"/>
      <text:list xml:id="list828298094" text:style-name="L2">
        <text:list-item>
          <text:p text:style-name="P231">ABSTRACT</text:p>
          <text:list>
            <text:list-item>
              <text:p text:style-name="P226">The availability of powerful desktop computers and of a large amount of detailed data about the morphology of a wide variety of neurons has led to the development of computational approaches that are designed to synthesize such data into biologically meaningful patterns. </text:p>
              <text:list>
                <text:list-item>
                  <text:p text:style-name="P226">The hope is, of course, that the emerging patterns will provide clues to the factors that control the formation of neuronal dendrites during development, as well as their maintenance in the adult animal. </text:p>
                  <text:list>
                    <text:list-item>
                      <text:p text:style-name="P226">One class of approaches to this problem is to develop quantitative computational models that can reproduce as many aspects of the original data as possible. </text:p>
                    </text:list-item>
                    <text:list-item>
                      <text:p text:style-name="P220">The development of such simulations requires analysis of the original data that is directed by the model requirements, and their relative success depends on detailed comparisons between model outputs and the original data sets. </text:p>
                    </text:list-item>
                    <text:list-item>
                      <text:p text:style-name="P226">Refinement of the models may require not only new experiments, as in other scientific disciplines, but also new ways of looking at the data already in hand. </text:p>
                    </text:list-item>
                  </text:list>
                </text:list-item>
              </text:list>
            </text:list-item>
          </text:list>
        </text:list-item>
        <text:list-item>
          <text:p text:style-name="P232">INTRODUCTION</text:p>
          <text:list>
            <text:list-item>
              <text:p text:style-name="P227">Dendrites are critical to the processing of synaptic information in central nervous system neurons. </text:p>
              <text:list>
                <text:list-item>
                  <text:p text:style-name="P227">Accordingly, there is considerable interest in their structure and function (1). </text:p>
                  <text:list>
                    <text:list-item>
                      <text:p text:style-name="P229">Striking differences in neuron morphologies have been known for over a century (2,3). </text:p>
                      <text:list>
                        <text:list-item>
                          <text:p text:style-name="P229">Such differences must be related to factors that govern the development and maintenance of their dendritic architectures. </text:p>
                        </text:list-item>
                        <text:list-item>
                          <text:p text:style-name="P227">Over the past two decades, the development of intracellular labeling techniques using horseradish peroxidase (HRP) and biocytin (4,5), combined with computer-assisted methods for quantitative reconstruction of labeled neurons (6,7), have led to a large output of quantitative data about the morphology of dendrites. </text:p>
                        </text:list-item>
                        <text:list-item>
                          <text:p text:style-name="P73"><text:span text:style-name="T11">We now face the problem of how to reduce the mass of information, usually contained in multiple graphs and tables, into patterns that reveal their </text:span>underlying meaning, without losing essential information. </text:p>
                          <text:list>
                            <text:list-item>
                              <text:p text:style-name="P73">Hillman (8) called these patterns “fundamental parameters of form”, but the underlying factors that produce them are not obvious upon inspection of the raw data. </text:p>
                            </text:list-item>
                          </text:list>
                        </text:list-item>
                      </text:list>
                    </text:list-item>
                  </text:list>
                </text:list-item>
              </text:list>
            </text:list-item>
            <text:list-item>
              <text:p text:style-name="P78"><text:soft-page-break/>First, it has become clear in recent years that neuronal dendrites are not static structures; rather they can exhibit dynamic changes that presumably reflect functional changes in the nervous system (9). </text:p>
              <text:list>
                <text:list-item>
                  <text:p text:style-name="P74">Thus, the data about dendritic structure that are obtained by conventional neuroanatomical methods represent snapshots that may not be entirely representative. </text:p>
                </text:list-item>
              </text:list>
            </text:list-item>
            <text:list-item>
              <text:p text:style-name="P78">Second, there are a large number of practical difficulties inherent in gathering quantitative measurements of neuronal dendrites using conventional light microscopy (see [10]). </text:p>
              <text:list>
                <text:list-item>
                  <text:p text:style-name="P74">These include factors such as tissue shrinkage, operator error, and the limited resolution of the light microscope, which is the only practical approach to reconstructing large neurons from serial sections. </text:p>
                  <text:list>
                    <text:list-item>
                      <text:p text:style-name="P74">These sources of potential error must be kept firmly in mind when evaluating existing data, particularly when data from different sources are combined. </text:p>
                    </text:list-item>
                  </text:list>
                </text:list-item>
                <text:list-item>
                  <text:p text:style-name="P75">Other options such as confocal microscopy of neurons filled with fluorescent tracers could, in principle, be more accurate and might even contribute an element of automation to the reconstruction process. </text:p>
                </text:list-item>
                <text:list-item>
                  <text:p text:style-name="P75">However, technical problems, such as tracer bleaching, have confined most reconstruction efforts to more permanent forms of tracers, like HRP or biocytin, to be examined with conventional light microscopy. </text:p>
                </text:list-item>
              </text:list>
            </text:list-item>
            <text:list-item>
              <text:p text:style-name="P80">With regard to data analysis, it is also important to remember that the process of quantitative reconstruction splits the continuous structure of the dendrite into discrete pieces, here referred to as “segments”, each with a specified diameter and length. </text:p>
              <text:list>
                <text:list-item>
                  <text:p text:style-name="P76">These discrete cylinders, plus information that identifies their positions within the dendritic tree, make up the usual computer data files. </text:p>
                  <text:list>
                    <text:list-item>
                      <text:p text:style-name="P76">The position coding systems often vary between data sources, as does the presence or absence of information about the 3D location of each cylinder. </text:p>
                    </text:list-item>
                  </text:list>
                </text:list-item>
              </text:list>
            </text:list-item>
          </text:list>
        </text:list-item>
        <text:list-item>
          <text:p text:style-name="P19">TWO-DIMENSIONAL ANALYSIS OF DENDRITES IN ISOLATED NEURONS</text:p>
          <text:list>
            <text:list-item>
              <text:p text:style-name="P77">Quantitative analysis of neuronal dendrites began before the age of computers with the work of Sholl (11), who plotted dendritic branching patterns of Golgi-stained cortical neurons in terms of distance from the soma. </text:p>
              <text:list>
                <text:list-item>
                  <text:p text:style-name="P81">This straightforward approach guided many subsequent studies that used improved methods for intracellular staining of identified neurons, resulting in ever larger volumes of quantitative data about branch diameters and lengths, branching orders, and the locations of branching points and terminations, all considered as functions of distance from the soma (e.g., Fig. 1; see also [12,13]). </text:p>
                </text:list-item>
                <text:list-item>
                  <text:p text:style-name="P85">An alternative approach, focused on dendritic branching patterns per se, concentrates on the topological complexity of trees from different types of neurons (14–16) (see Chapter 11). Neither approach takes account of the 3D tree structures </text:p>
                </text:list-item>
              </text:list>
            </text:list-item>
            <text:list-item>
              <text:p text:style-name="P92">Hillman (8,17) proposed that dendritic architecture can provide clue to the biological factors that control the multiplicity of neuronal shapes. </text:p>
              <text:list>
                <text:list-item>
                  <text:p text:style-name="P233"><text:span text:style-name="T22">Hillman’s seven fundamental parameters that describe the morphology of a dendritic tree are: (i) stem diameter; (ii) terminal branch diameters; (iii) branch taper; (iv) branch lengths; (v) branch power (the relation between diameters of the parent branch with those of its two daughters); </text:span><text:span text:style-name="T12">(vi) the ratio of the two daughter branch diameters at each branch point; and (vii) the spatial orientation of branches. </text:span></text:p>
                </text:list-item>
                <text:list-item>
                  <text:p text:style-name="P145">Hillman suggested that the cytoskeleton, particularly microtubule arrays, is critical to the control of dendritic architecture (17) (but cf [18]). </text:p>
                  <text:list>
                    <text:list-item>
                      <text:p text:style-name="P106">The interrelations that he described implied that some combination of intrinsic factors could be used to simulate virtual dendrites that could be compared with real ones. </text:p>
                      <text:list>
                        <text:list-item>
                          <text:p text:style-name="P106">It seemed possible that some correlation, which may be found among the descriptors, may arise as epiphenomena that depend on underlying mechanisms (see also [19]). </text:p>
                        </text:list-item>
                      </text:list>
                    </text:list-item>
                  </text:list>
                </text:list-item>
              </text:list>
            </text:list-item>
            <text:list-item>
              <text:p text:style-name="P93">The most successful algorithm was based on the relationship between the starting diameter and the length of dendritic branches, which are defined as beginning with the soma or a branch point and ending either at another branch point or at a termination (Fig. 2; see also Fig. 5 in [8]). </text:p>
              <text:list>
                <text:list-item>
                  <text:p text:style-name="P93">As in most reconstructed neurons, the branches consisted of a sequence of segments, often with different diameters due to dendritic taper. Despite a great deal of scatter, the lengths of branches that ended at a branching point (called “parent” branches) varied inversely with their starting diameters, while the relation was direct in the case of terminating branches. </text:p>
                  <text:list>
                    <text:list-item>
                      <text:p text:style-name="P93">It was also clear that the diameters of most individual branches became smaller in the somatofugal direction (i.e., they exhibited negative taper). </text:p>
                    </text:list-item>
                  </text:list>
                </text:list-item>
              </text:list>
            </text:list-item>
            <text:list-item>
              <text:p text:style-name="P93">There was a direct relation between taper and total termination numbers, in that more negative values of taper produced smaller trees. The value of taper used was adjusted empirically to produce dendrite sets with total termination numbers near that observed for the real motoneurons.</text:p>
            </text:list-item>
            <text:list-item>
              <text:p text:style-name="P86">Although a growth model was used for these simulations in order to simulate the statistical variances in real dendrites, the results are a simulation of existing dendritic structures rather than of the dynamic processes that may have formed them. </text:p>
            </text:list-item>
            <text:list-item>
              <text:p text:style-name="P239"><text:soft-page-break/><text:span text:style-name="T20">Based on the output of the models, it seems </text:span><text:span text:style-name="T19">the cytoskeleton, specifically the number of available microtubules (17), controls whether or not a given branch can give rise to a branching point, as well as how long parent and terminating branches can be. </text:span></text:p>
              <text:list>
                <text:list-item>
                  <text:p text:style-name="P102">Thus, observed correlations between branch order and dendritic architecture are probably epiphenomena </text:p>
                </text:list-item>
              </text:list>
            </text:list-item>
          </text:list>
        </text:list-item>
        <text:list-item>
          <text:p text:style-name="P21">HOW GOOD IS GOOD ENOUGH?</text:p>
          <text:list>
            <text:list-item>
              <text:p text:style-name="P95">Indeed, the utility of quantitative biological models lies precisely in the fact that they force the investigator to search for relations that are hidden within the existing data or to guide the experiments that can generate the necessary new information. </text:p>
            </text:list-item>
          </text:list>
        </text:list-item>
        <text:list-item>
          <text:p text:style-name="P22">NEURONS IN THREE DIMENSIONS</text:p>
          <text:list>
            <text:list-item>
              <text:p text:style-name="P87">2D morphological data are relatively tractable for computational modeling, as exemplified by the discussion so far. However, it is considerably more difficult to extend such approaches to neurons as 3D entities (17). </text:p>
              <text:list>
                <text:list-item>
                  <text:p text:style-name="P96">The overall shape of neuronal dendritic trees have been analyzed by statistical methods, such as principle components (23,24), and by a Fourier transform technique that can give concise information about the density of branches distributed in 3D space </text:p>
                </text:list-item>
                <text:list-item>
                  <text:p text:style-name="P234"><text:span text:style-name="T19">Cullheim and colleagues (26) introduced a simpler approach that tabulated the spatial distribution of the dendritic membrane </text:span><text:span text:style-name="T23">area or branch volume within six “hexants”, or subdivisions thereof, within an external coordinate system centered on the neuron soma and oriented by anatomical axes. </text:span></text:p>
                  <text:list>
                    <text:list-item>
                      <text:p text:style-name="P96">These authors also used a variation of principle component approach to calculate the spatial locations of the centers of mass (COM) for membrane area or branch volume for individual dendrites, as well as for the neuron as a whole. </text:p>
                    </text:list-item>
                  </text:list>
                </text:list-item>
              </text:list>
            </text:list-item>
            <text:list-item>
              <text:p text:style-name="P132">All of these methods provide ways to document the degree to which neuronal trees are polarized, either because of proximity to natural boundaries or, perhaps, to concentrated sources of synaptic input. </text:p>
            </text:list-item>
            <text:list-item>
              <text:p text:style-name="P127">Another approach to the problem of analyzing the 3D spatial organization of dendrites is to map the spatial positions of their branches as they penetrate 2D spherical surfaces (“shells”) located at different distances from the soma (Fig. 7B; [26]). </text:p>
              <text:list>
                <text:list-item>
                  <text:p text:style-name="P127">Although such shell maps are on spherical surfaces, they are tractable for quantitation by spherical trigonometry. </text:p>
                </text:list-item>
                <text:list-item>
                  <text:p text:style-name="P127">Questions such as the size of dendritic territories and how much they overlap can be approached by conventional nearest-neighbor or tessellation analyses to examine spatial clustering. </text:p>
                  <text:list>
                    <text:list-item>
                      <text:p text:style-name="P127">Convex hulls (polygons with no internal angle &lt;180° that encloses the target set of points) are computationally convenient, although they often include empty regions that properly belong to other dendrites. </text:p>
                    </text:list-item>
                    <text:list-item>
                      <text:p text:style-name="P151">The disadvantage of such maps is that they do not lead to simplification of the data set or to identification of general principles that might be at work. </text:p>
                    </text:list-item>
                  </text:list>
                </text:list-item>
              </text:list>
            </text:list-item>
            <text:list-item>
              <text:p text:style-name="P241"><text:span text:style-name="T13">B</text:span><text:span text:style-name="T12">UILDING THREE DIMENSIONAL DENDRITES</text:span></text:p>
              <text:list>
                <text:list-item>
                  <text:p text:style-name="P162">Renewed interest in computational neuroanatomy (21), as well as the appearance of relevant software tools (27,28), has stimulated the development of new approaches to quantitate neuronal morphology in 3D space that involve simulation. </text:p>
                  <text:list>
                    <text:list-item>
                      <text:p text:style-name="P162">In an earlier section, we adopted the view that the simplest computational machine that can accurately reproduce a set of complex objects constitutes the most concise description of those objects. This philosophy predicts that new information may emerge if we can construct algorithms that can convert 2D dendrograms into statistically accurate 3D trees. </text:p>
                      <text:list>
                        <text:list-item>
                          <text:p text:style-name="P162">At minimum, such a simulation requires extraction of two sets of data from the original morphological files: (i) the distributions of angles at which daughter branches emerge from branching points; and (ii) measurement of the degree to which individual branches meander (i.e., change in vectorial orientation) in space (8). In principle, these data can be estimated from cells that have been digitized with sufficient spatial resolution </text:p>
                        </text:list-item>
                      </text:list>
                    </text:list-item>
                  </text:list>
                </text:list-item>
                <text:list-item>
                  <text:p text:style-name="P163">As an example, we will consider here some possible approaches to measurement of daughter branch angles. </text:p>
                  <text:list>
                    <text:list-item>
                      <text:p text:style-name="P163">The first decision is how to define the vectorial directions of daughter branches away a given branching point. There are at least three possibilities: (i) use the coordinates of the first digitized segment of each daughter branch (initial branch direction); (ii) use the coordinates of the point at which the branch ends (final branch direction); or (iii) use the least-squares fit to each meandering branch, perhaps weighted by local membrane area or segment volume (average branch direction). Because we were interested in the global shape of trees, we initially used the final branch directions. </text:p>
                    </text:list-item>
                    <text:list-item>
                      <text:p text:style-name="P163">The next issue is to define the frame of reference for measuring branch angles. An obvious choice is to calculate angular deviations from the parent branch direction. </text:p>
                      <text:list>
                        <text:list-item>
                          <text:p text:style-name="P163"><text:soft-page-break/>However, a 3D simulation algorithm, based on parent branch vectors, produced simulated trees that often had much larger lateral spread than natural cat motoneuron dendrites (Burke and Marks, unpublished), because such data has no relation to the shape of the tree as a whole. </text:p>
                        </text:list-item>
                        <text:list-item>
                          <text:p text:style-name="P173">this can be overcome by introducing a spatial bias, or “tropism”, to constrain tree growth in specified directions, but the underlying factors that produce such effects are unclear. </text:p>
                          <text:list>
                            <text:list-item>
                              <text:p text:style-name="P164">We attempted to determine whether such biases are inherent in the statistics of the spatial disposition of branch points and path terminations in relation to a global frame of reference for a given tree. </text:p>
                            </text:list-item>
                          </text:list>
                        </text:list-item>
                      </text:list>
                    </text:list-item>
                  </text:list>
                </text:list-item>
              </text:list>
            </text:list-item>
          </text:list>
        </text:list-item>
      </text:list>
      <text:p text:style-name="P9"/>
      <text:list xml:id="list203027025647375" text:continue-numbering="true" text:style-name="L2">
        <text:list-item>
          <text:list>
            <text:list-item>
              <text:list>
                <text:list-item>
                  <text:p text:style-name="P165">We are investigating an analogous approach to simulation of the natural meander of individual branches. </text:p>
                </text:list-item>
                <text:list-item>
                  <text:p text:style-name="P174">A more difficult problem for simulation of dendritic trees in 3D is that multiple objects cannot occupy the same point in space. </text:p>
                  <text:list>
                    <text:list-item>
                      <text:p text:style-name="P165">There may even be some active avoidance among branches from the same neuron (31). </text:p>
                    </text:list-item>
                    <text:list-item>
                      <text:p text:style-name="P165">Adjustment of the 3D positions of simulated dendrite branches would probably best be accomplished after the complete structure has been constructed. </text:p>
                      <text:list>
                        <text:list-item>
                          <text:p text:style-name="P165">Ideally, such adjustments should be based on data from real dendrites that give information on the spacing between their components. </text:p>
                          <text:list>
                            <text:list-item>
                              <text:p text:style-name="P165">To our knowledge, such analyses have not been made with in situ neuronal dendrite data, although some basic theoretical solutions to the problem have been suggested (32). </text:p>
                            </text:list-item>
                          </text:list>
                        </text:list-item>
                      </text:list>
                    </text:list-item>
                  </text:list>
                </text:list-item>
                <text:list-item>
                  <text:p text:style-name="P166">In the same vein, simulation of the complete dendritic tree of a single multipolar neuron will require regional analysis of the positions of all elements, beginning near the soma. </text:p>
                  <text:list>
                    <text:list-item>
                      <text:p text:style-name="P250"><text:span text:style-name="T12">Although it is simple to arrange the </text:span><text:span text:style-name="T14">center of mass (</text:span><text:span text:style-name="T12">COM</text:span><text:span text:style-name="T14">)</text:span><text:span text:style-name="T12"> vectors of simulated trees to project away from each other, the possibility of unnatural collisions exists after the first branch points. </text:span></text:p>
                      <text:list>
                        <text:list-item>
                          <text:p text:style-name="P166">Any spatial adjustments to a given element made near the soma would propagate outward, presenting a potentially massive computational problem. </text:p>
                          <text:list>
                            <text:list-item>
                              <text:p text:style-name="P175">It is tempting to sidestep this problem by simply accepting 3D virtual neuron simulations that subjectively appear “natural.” However, it seems important for the field to develop objective assessments that could reveal important constraints that remain unresolved at present. </text:p>
                            </text:list-item>
                          </text:list>
                        </text:list-item>
                      </text:list>
                    </text:list-item>
                  </text:list>
                </text:list-item>
              </text:list>
            </text:list-item>
            <text:list-item>
              <text:p text:style-name="P205">The Problem of Neuronal Packing </text:p>
              <text:list>
                <text:list-item>
                  <text:p text:style-name="P167">Clearly, accurate simulation of the 3D structure of individual neurons is a formidable problem. </text:p>
                  <text:list>
                    <text:list-item>
                      <text:p text:style-name="P167">It is at least as difficult to devise quantitative approaches that can be used to measure how multiple neurons with overlapping dendritic territories are packed into the neuropil. </text:p>
                      <text:list>
                        <text:list-item>
                          <text:p text:style-name="P167">The neuropil must provide space not only for somata, dendrites, and the synaptic boutons associated with them, but also for axons with and without myelin sheaths, glia, blood vessels, and extracellular space. Stereological methods can provide estimates of numbers of neurons (33) and the volume fraction occupied by these elements (34). </text:p>
                          <text:list>
                            <text:list-item>
                              <text:p text:style-name="P167">However, such data do not provide a clear picture of how individual neurons with extensive dendritic trees can share a given volume of neuropil. </text:p>
                            </text:list-item>
                          </text:list>
                        </text:list-item>
                      </text:list>
                    </text:list-item>
                  </text:list>
                </text:list-item>
                <text:list-item>
                  <text:p text:style-name="P168">We have looked at one approach to this problem using existing data to get estimates of the 3D volume fractions occupied by the dendritic trees of cat motoneurons, plus the synaptic boutons on them, as functions of radial distance from the soma. </text:p>
                  <text:list>
                    <text:list-item>
                      <text:p text:style-name="P168">These estimates were used to explore the consequences of motoneuron packing density on the composition of the neuropil between the cells. </text:p>
                    </text:list-item>
                  </text:list>
                </text:list-item>
              </text:list>
            </text:list-item>
          </text:list>
        </text:list-item>
        <text:list-item>
          <text:p text:style-name="P200">CONCLUDING COMMENTS</text:p>
          <text:list>
            <text:list-item>
              <text:p text:style-name="P180">This chapter has dealt with some approaches to the problem of quantifying the morphology of individual neurons and of ensembles of neurons, using data from cat ventral horn motoneurons. </text:p>
              <text:list>
                <text:list-item>
                  <text:p text:style-name="P269"><text:span text:style-name="T12">The ability to mimic the statistical properties of cat motoneuron dendrites, viewed in terms of their 2D dendrograms, using a relatively simple growth model based on data extracted from the same data set, </text:span><text:span text:style-name="T35">provides a parsimonious description of the original data, which separates factors that are determinative from those that are epiphenomena. </text:span></text:p>
                </text:list-item>
                <text:list-item>
                  <text:p text:style-name="P185">The result suggests that local branch diameter, which in large measure depends on cytoskeleton (8,17), is a key factor that maintains the architecture of mature dendrites. </text:p>
                  <text:list>
                    <text:list-item>
                      <text:p text:style-name="P186">On the other hand, it is much more difficult to design computational engines that can reproduce the morphology of neuronal dendrites as 3D entities in ways that can be quantitatively verified. This is largely due to the difficulty of designing analytical tools that can adequately measure how these complex structures occupy space. </text:p>
                    </text:list-item>
                  </text:list>
                </text:list-item>
                <text:list-item>
                  <text:p text:style-name="P189"><text:soft-page-break/>One future direction for computational neuroanatomy is to solve this problem for individual neurons and then to apply the solution to multiple neurons that occupy the same region. This quest is more than an intellectual exercise, because the ability to simulate complex systems and to check the results of such simulation against the real thing has always led to deeper understanding of the biological world (40). </text:p>
                </text:list-item>
              </text:list>
            </text:list-item>
          </text:list>
        </text:list-item>
      </text:list>
      <text:p text:style-name="P10"/>
      <text:p text:style-name="P4">Generation and Description of Neuronal Morphology Using L-Neuron </text:p>
      <text:p text:style-name="P4"/>
      <text:list xml:id="list3937973680" text:style-name="L3">
        <text:list-item>
          <text:p text:style-name="P201">INTRODUCTION</text:p>
          <text:list>
            <text:list-item>
              <text:p text:style-name="P181">Historically, computational neuroscience has largely consisted of mathematical modeling of neuronal activity and electrophysiology. </text:p>
            </text:list-item>
            <text:list-item>
              <text:p text:style-name="P181">In multineuron simulations (or, in the extreme case, in artificial neural networks), neuroanatomy is typically disregarded altogether. </text:p>
            </text:list-item>
            <text:list-item>
              <text:p text:style-name="P181">Even in single-cell studies seeking to characterize and reproduce the natural physiology of neurons, cellular structure is rarely the focus of the investigation. </text:p>
            </text:list-item>
            <text:list-item>
              <text:p text:style-name="P181">From early theoretical studies, modelers have simplified anatomy away, attempting to reduce neuronal structure to one or few stylized spheres and cylinders representing the soma and the dendritic processes (for reviews, see [1,2]). </text:p>
            </text:list-item>
            <text:list-item>
              <text:p text:style-name="P192">However, neuronal shape is extremely important for neuronal function and activity. </text:p>
            </text:list-item>
            <text:list-item>
              <text:p text:style-name="P190">Dendritic and axonal structures underlie network connectivity and determine synapse numbers and positions. </text:p>
            </text:list-item>
            <text:list-item>
              <text:p text:style-name="P152"><text:span text:style-name="T55">Even considering single neurons, the presence, variety, and complexity of dendritic active </text:span>conductances and ionic dynamics make the reduction of dendritic structure to lumped equivalent cylinders a very rough, and often incorrect, approximation. </text:p>
            </text:list-item>
            <text:list-item>
              <text:p text:style-name="P122">The specific branching patterns of dendrites heavily affect signal integration and firing patterns (3– 6) (see also Chapter 6 in this book). </text:p>
            </text:list-item>
            <text:list-item>
              <text:p text:style-name="P153">While it is the nature (and often the goal) of modeling to simplify a biological problem, neuronal models that do not take structure into account are severely limited in their ability to accurately represent biologically plausible neuronal behavior. </text:p>
              <text:list>
                <text:list-item>
                  <text:p text:style-name="P122">Starting from the mid-1990s, computational neuroscientists have increasingly used real neuronal morphologies as the bases for their electrophysiological models (4,7,8) </text:p>
                </text:list-item>
              </text:list>
            </text:list-item>
            <text:list-item>
              <text:p text:style-name="P146">Anatomically accurate electrophysiological simulations are typically based on digital reconstructions of intracellularly injected neurons (see also Chapters 6 and 7 in this text). </text:p>
              <text:list>
                <text:list-item>
                  <text:p text:style-name="P123">However, tissue preparation and neuronal tracing are extremely time-consuming processes: digitizing a single neurons can take several weeks of a skilled operator (for a discussion on morphological data acquisition, see [9]). </text:p>
                  <text:list>
                    <text:list-item>
                      <text:p text:style-name="P154">Thus, the amount of time needed to trace enough neurons to build a large-scale anatomically realistic network model representing even a small brain region is staggering. Even for single-cell models, neuronal reconstructions only constitute raw experimental data. </text:p>
                    </text:list-item>
                  </text:list>
                </text:list-item>
              </text:list>
            </text:list-item>
            <text:list-item>
              <text:p text:style-name="P146">If the simulation results are to be correlated to the structural properties of the cells, many neurons must be used to constitute a representative sample, due to the typically large anatomical variability even within a given morphological class. </text:p>
              <text:list>
                <text:list-item>
                  <text:p text:style-name="P146">Therefore, neuronal morphology needs to be characterized statistically. </text:p>
                </text:list-item>
              </text:list>
            </text:list-item>
            <text:list-item>
              <text:p text:style-name="P155">What constitutes an appropriate characterization of dendritic morphology? </text:p>
              <text:list>
                <text:list-item>
                  <text:p text:style-name="P142">Typical reports in the neuroscience literature quantify the geometry and topology of dendritic trees with a variety of scalar measurements, including the number of bifurcations or termination, dendritic surface or length, topological asymmetry (10), and maximum distance from soma to tips. In addition, many of these parameters can be used for correlation measurements, such as the number of bifurcations vs distance from the soma (Sholl analysis). </text:p>
                </text:list-item>
                <text:list-item>
                  <text:p text:style-name="P155">The number of different geometrical parameters that can be measured from neuritic trees is infinite, and of course, many such parameters are interdependent. </text:p>
                </text:list-item>
                <text:list-item>
                  <text:p text:style-name="P155">The situation is further complicated by a lack of standard and by the intrinsic structural and functional complexity of dendrites. </text:p>
                </text:list-item>
                <text:list-item>
                  <text:p text:style-name="P124">Even for a simple shape, for parameters such as “dendritic length”, there are many possible measurements. </text:p>
                  <text:list>
                    <text:list-item>
                      <text:p text:style-name="P302"><text:span text:style-name="T12">Do we refer to the total length of the dendrites, or to the average length of a tree, or to the length of an individual branch of the tree? If we measure “by the tree”, should we separate trees in different classes (e.g., apical and basal)? If we measure length by the branch, should stem, interbifurcation, and terminal branches be considered separately? Where exactly does the soma end and the stem branches begin? </text:span></text:p>
                      <text:list>
                        <text:list-item>
                          <text:p text:style-name="P124"><text:soft-page-break/>And length is relatively straightforward when compared with other typical measurements such as branch angles, fractal dimension, or tree spread. </text:p>
                        </text:list-item>
                      </text:list>
                    </text:list-item>
                  </text:list>
                </text:list-item>
              </text:list>
            </text:list-item>
            <text:list-item>
              <text:p text:style-name="P133">Both problems of the difficulty to acquire experimental data and of the lack of its parsimonious characterization can be solved by computational modeling. </text:p>
            </text:list-item>
            <text:list-item>
              <text:p text:style-name="P124">The algorithms implemented in L-Neuron are mostly local in nature, i.e., each branch “grows” only based on its local properties (e.g., its diameter and the diameter and orientation of its parent), and independent of all others branches. Other algorithms have been proposed that take into consideration interbranch competition and other global factors based on topological or geometrical parameters. </text:p>
            </text:list-item>
            <text:list-item>
              <text:p text:style-name="P208">Perhaps the greatest advantage of creating virtual neurons is in the knowledge and understanding of real dendritic morphology that is gained from the simulation process itself. </text:p>
            </text:list-item>
            <text:list-item>
              <text:p text:style-name="P125">Most of the parameters used in the L-Neuron algorithms (called basic parameters) can be measured directly from the real cells and correspond to subcellular structures and mechanisms (e.g., microtubule dynamics [13]). </text:p>
              <text:list>
                <text:list-item>
                  <text:p text:style-name="P125">Virtual cells generated by L-Neuron can be compared to the real cells from which the basic parameters were extracted. This comparison is carried out by the statistical analysis of parameter not used directly in the algorithm (emergent parameters). </text:p>
                </text:list-item>
                <text:list-item>
                  <text:p text:style-name="P156">If an algorithm lacks essential constraints (i.e., it is too simple), or imposes excessive constraints (it is too restrictive), or else is based on incorrect hypotheses, some of the emergent parameters measured from the virtual cells will have different average or variance compared to the real neurons.</text:p>
                  <text:list>
                    <text:list-item>
                      <text:p text:style-name="P208">In this case, the analysis of the differences between real and virtual neurons can reveal novel biophysical principles or developmental insights </text:p>
                    </text:list-item>
                  </text:list>
                </text:list-item>
              </text:list>
            </text:list-item>
            <text:list-item>
              <text:p text:style-name="P303"><text:span text:style-name="T12">This chapter also describes the use of the computer program </text:span><text:span text:style-name="T41">L-Measure (19) (also included in the CD-ROM) to extract basic parameters from the experimental morphology and to measure emergent parameters from both real and virtual neurons. </text:span></text:p>
              <text:list>
                <text:list-item>
                  <text:p text:style-name="P157">L-Measure can be also used to carry out morphological analyses in studies correlating neuronal structure and activity (see Chapter 6 in this text). </text:p>
                </text:list-item>
                <text:list-item>
                  <text:p text:style-name="P126">Together, L-Measure and L-Neuron constitute a powerful tool set for the computational neuroanatomist. </text:p>
                </text:list-item>
                <text:list-item>
                  <text:p text:style-name="P126">L-Measure allows the fast and reliable quantitation of a large number of morphological properties of traced and virtual neurons. </text:p>
                  <text:list>
                    <text:list-item>
                      <text:p text:style-name="P303"><text:span text:style-name="T12">L-Neuron</text:span><text:span text:style-name="T41"> uses some of those measurements to generate an arbitrary number of nonidentical virtual neurons. Although the final goal of L-Neuron is to create cells that are anatomically indistinguishable from the real ones, the most useful outcome at this stage is the intellectual feedback from the simulation process. </text:span></text:p>
                    </text:list-item>
                  </text:list>
                </text:list-item>
              </text:list>
            </text:list-item>
          </text:list>
        </text:list-item>
        <text:list-item>
          <text:p text:style-name="P23">DISCUSSION</text:p>
          <text:list>
            <text:list-item>
              <text:p text:style-name="P97">The results of this case study confirm previous observations that virtual neurons generated with purely local algorithm tend to excessively vary in size compared to the real cells (18). However, this study also exposed a potential “instability” of the algorithm that causes cells to grow indefinitely. This happens when the combination of sampled values for the parameters that control diameter (specifically, taper rate and PK) causes an initial “explosion” in the number of bifurcations, before the diameter drops below the threshold causing terminations. Once an excessive number of “growing” branches is present, it is likely that at least some of these will generate even larger daughters, causing a practically infinite loop. </text:p>
            </text:list-item>
            <text:list-item>
              <text:p text:style-name="P97">In the current implementation of the algorithm, the values of many parameters are assumed to be uniformly distributed throughout the cell, but in reality they are not. This discrepancy between model and reality is, we believe, largely responsible for the instability of the algorithm that can lead to excessively large cells. Several parameters tend to depend on either diameter or distance from the soma. </text:p>
            </text:list-item>
            <text:list-item>
              <text:p text:style-name="P312"><text:span text:style-name="T12">In order to address this issue, taper rate and PK could be made explicitly dependent on branch order or path distance from the soma in the algorithm. Alternatively, since diameter is generally monotonically decreasing with branch order and path distance from the soma, taper and PK could be made dependent on diameter itself, which would provide a useful feedback mechanism while maintaining the purely local approach. </text:span><text:span text:style-name="T43">Whether these dependencies and mechanisms are in turn due to specific underlying developmental or cytoarchitecture properties of this cell class remains an open question </text:span></text:p>
            </text:list-item>
            <text:list-item>
              <text:p text:style-name="P312"><text:span text:style-name="T41">A further issue that emerged from this case study is that of stem diameter. The overall size of the generated neurons is highly dependent on the starting diameter, but in the traced neurons, the point where the soma stops and the dendrite starts is largely set arbitrarily. Since the decrease of taper rate with the distance from the soma is generally extremely steep in the very proximity of the soma, a possibly robust definition of dendritic stem would be linked to discontinuity in the taper rate. </text:span></text:p>
            </text:list-item>
          </text:list>
        </text:list-item>
        <text:list-item>
          <text:p text:style-name="P24">SPATIAL ORIENTATION</text:p>
          <text:list>
            <text:list-item>
              <text:p text:style-name="P313"><text:span text:style-name="T12">A final item of discussion concerns the issue of the spatial orientation of dendrites. </text:span><text:span text:style-name="T44">While dendrograms capture a great deal of morphological properties and are sufficient to run single-cell electrophysiological simulations, </text:span><text:soft-page-break/><text:span text:style-name="T44">an important component of dendritic morphology is the occupation of space in three dimensions. In fact, this is one of the most important shape characteristics that neuroanatomists intuitively use in morphological classifications. </text:span></text:p>
            </text:list-item>
            <text:list-item>
              <text:p text:style-name="P98">L-Neuron tackles the problem of dendritic orientation at four levels (12). First, trees stem out of the soma with a given orientation, typically determined in polar coordinates as elevation and azimuth. Second, each branch (between two consecutive bifurcations, between a stem and a bifurcation, or between a bifurcation and a termination) is fragmented in smaller segments, and each of these are also oriented, in polar coordinates, relative to their parent segment. Third, bifurcations are further characterized by an amplitude angle and a torque angle. As for the other basic parameters, these angles can be extracted (e.g., with L-Measure) from experimental morphology (the parameters, with their definitions and measurement procedures, are included in the L-Neuron files in the CD-ROM). Finally, all dendritic segments in the neuron can be pushed in one or more particular directions (tropism [9]), such as away from the soma, towards a plane, or along a fixed axis. </text:p>
            </text:list-item>
            <text:list-item>
              <text:p text:style-name="P98">Thus, remarkably accurate dendritic shapes were obtained with just four parameters characterizing spatial orientation: the azimuth and elevation of the tree stems, the “repulsion” from the soma (expressed relative to a tendency to grow straight, i.e., in the same direction as the parent segment), and a “noise” factor, accounting for random deviations (isotropic) in three dimensions. </text:p>
            </text:list-item>
            <text:list-item>
              <text:p text:style-name="P82">However, it should be mentioned that the model could be used to “recreate” full neuronal geometry starting from the experimental “dendrograms” </text:p>
            </text:list-item>
          </text:list>
        </text:list-item>
        <text:list-item>
          <text:p text:style-name="P25">CONCLUSION</text:p>
          <text:list>
            <text:list-item>
              <text:p text:style-name="P314"><text:span text:style-name="T12">the goal of this chapter was to illustrate the key steps of the research strategy underlying the search of such an algorithm. These include (i) the definition of the hypotheses (expressed algorithmically, as in Fig. 2); (ii) the measurement of the basic parameters from the experimental data; (iii) their fitting and representation as combinations of statistical distributions; (iv) the stochastic generation of virtual neurons; (v) the quantitative comparison of these simulated cells with the real ones by means of emergent parameters; and (vi) the morphological analysis to quantify the possible causes of the discrepancies (see examples in Fig. 6). </text:span><text:span text:style-name="T41">This process can be iterated to improve the initial set of hypotheses by progressively implementing more refined algorithms </text:span></text:p>
            </text:list-item>
          </text:list>
        </text:list-item>
      </text:list>
      <text:p text:style-name="P88"/>
      <text:p text:style-name="P3">Optimal-Wiring Models of Neuroanatomy </text:p>
      <text:p text:style-name="P3"/>
      <text:list xml:id="list3982755532" text:style-name="L4">
        <text:list-item>
          <text:p text:style-name="P14">ABSTRACT</text:p>
          <text:list>
            <text:list-item>
              <text:p text:style-name="P56">Combinatorial network optimization appears to fit well as a model of brain structure: connections in the brain are a critically constrained resource, hence their deployment in a wide range of cases is finely optimized to “save wire”. </text:p>
            </text:list-item>
            <text:list-item>
              <text:p text:style-name="P40">Phenomena of good optimization raise questions about mechanisms for their achievement: the examples of optimized neuroanatomy here turn out to include candidates for some of the most complex biological structures known to be derivable purely from simple physical energy minimization processes. </text:p>
            </text:list-item>
            <text:list-item>
              <text:p text:style-name="P40">Part of the functional role of such fine-tuned wiring optimization may be as a compact strategy for generating self-organizing complex neuroanatomical systems. </text:p>
            </text:list-item>
          </text:list>
        </text:list-item>
        <text:list-item>
          <text:p text:style-name="P14">INTRODUCTION</text:p>
          <text:list>
            <text:list-item>
              <text:p text:style-name="P40">How well can combinatorial network optimization theory predict structure of invertebrate and vertebrate nervous systems? <text:span text:style-name="T7">The working hypothesis explored here is that brain connections are singularly limited, both in volume and in signal–propagation times; therefore, minimizing costs of required connections strongly drives nervous system anatomy. </text:span></text:p>
              <text:list>
                <text:list-item>
                  <text:p text:style-name="P40">Network optimization theory is the field in computer science that has developed formalisms of scarcity for expressing and solving problems of “saving wire.” </text:p>
                </text:list-item>
                <text:list-item>
                  <text:p text:style-name="P40">The question then is, how well do such concepts in fact apply to the brain? <text:span text:style-name="T50">The main technique of these studies is computational experiments, the main hurdle the exponentially exploding computational requirements of optimization searches to evaluate connection-minimization of the neuroanatomy. </text:span></text:p>
                </text:list-item>
              </text:list>
            </text:list-item>
            <text:list-item>
              <text:p text:style-name="P60">Good optimization findings focus attention upon possible biological mechanisms. </text:p>
            </text:list-item>
            <text:list-item>
              <text:p text:style-name="P47">Network optimization problems are among the most computationally intractable known; in general, only an exhaustive search of all possibilities can guarantee exact solutions. </text:p>
              <text:list>
                <text:list-item>
                  <text:p text:style-name="P107"><text:span text:style-name="T57">However, some “quick but dirty” probabilistic/approximation procedures </text:span>developed for microcircuit design suggest candidate models for biological mechanisms of neuroanatomy optimization. </text:p>
                </text:list-item>
                <text:list-item>
                  <text:p text:style-name="P108">In particular, we report positive results for neural optimization via genetic algorithms and via vector mechanical energy-minimization simulations. In fact, the latter models constitute an instance of self-organizing morphogenesis of highly complex biological structure directly from simple physical processes.</text:p>
                </text:list-item>
              </text:list>
            </text:list-item>
          </text:list>
        </text:list-item>
        <text:list-item>
          <text:p text:style-name="P20">CONCEPTUAL BACKGROUND</text:p>
          <text:list>
            <text:list-item>
              <text:p text:style-name="P89"><text:soft-page-break/>In assembling the quantitative neuroanatomy necessary for evaluating neural feasibility of connectionist models, it became evident that a weaker but still discernible trend toward overestimation of resources then pervaded even some neuroanatomy (4). Thus, a bounded-resource philosophical critique of mind-brain science (“We do not have God’s brain”) focused attention on neural connections as a critically constrained neurocomputational resource. </text:p>
            </text:list-item>
            <text:list-item>
              <text:p text:style-name="P317"><text:span text:style-name="T15">Through combinatorial network optimization theory, a positive research program emerged: if actual brain connections are in severely short supply, is their anatomy correspondingly optimized? The investigation thus falls in a Pythagorean tradition of seeking simple mathematical patterns in observed natural forms (e.g., [5]). </text:span><text:span text:style-name="T12"><text:s/></text:span></text:p>
            </text:list-item>
            <text:list-item>
              <text:p text:style-name="P103">The human brain is commonly regarded as the most complex physical structure known in the universe. In the face of such overwhelming intricacy, neuroanatomy traditionally tended toward “descriptive geography” of the nervous system, i.e., relatively low-level ad hoc characterization of individual neural structures. </text:p>
            </text:list-item>
            <text:list-item>
              <text:p text:style-name="P94">The abstractive power of concepts from computation theory would aid in coping with the unparalleled complexity of the brain. In particular, network optimization theory may provide a source for a “generative grammar” of the nervous system, some general principles that compactly characterize aspects of neuroanatomy. </text:p>
              <text:list>
                <text:list-item>
                  <text:p text:style-name="P94">Of course, connection minimization is unlikely to be ubiquitous in the nervous system; indeed, given the many other competing desiderata driving design of a brain, the striking observation is that it should hold in even some conditions. The question, then, is characterizing where “save wire” does and does not apply. </text:p>
                </text:list-item>
              </text:list>
            </text:list-item>
          </text:list>
        </text:list-item>
        <text:list-item>
          <text:p text:style-name="P26">NETWORK OPTIMIZATION THEORY</text:p>
          <text:list>
            <text:list-item>
              <text:p text:style-name="P90">The basic question of goodness of fit of the Steiner tree concept to actual neuroanatomy is: do the dendritic and/or axonic arbors of a neuron form optimized Steiner trees interconnecting the cell body with a set of synaptic loci? The key idea needed for such applicability is that for real-world trees, living and nonliving, not all segments are equal: the concept of an optimal tree had to be extended to include variably weighted branches and trunks (15). </text:p>
            </text:list-item>
            <text:list-item>
              <text:p text:style-name="P304"><text:span text:style-name="T21">Component placement optimization (“quadratic assignment problem”), the other wiring problem focused upon here, has received the most attention in computer science in connection with design of large scale integrated circuits (16, 16a). The problem can be defined as: given the connections among a set of components, find the spatial layout </text:span><text:span text:style-name="T12">of components that minimizes total connection costs. </text:span></text:p>
            </text:list-item>
            <text:list-item>
              <text:p text:style-name="P99">Again, computation costs for the exact solution of component placement optimization problems are of a magnitude not encountered in most bioscience computing, outside of gene-sequencing, and constitute one of the principal technical impediments of this research. </text:p>
            </text:list-item>
          </text:list>
        </text:list-item>
        <text:list-item>
          <text:p text:style-name="P307"><text:span text:style-name="T16">O</text:span><text:span text:style-name="T12">PTIMIZATION MECHANISMS</text:span></text:p>
          <text:list>
            <text:list-item>
              <text:p text:style-name="P100">From evaluating how well neural structures conform to minimum wiring principles of economical use of connections, we have gone on to seek biological mechanisms of the observed extremely fine network optimization. </text:p>
              <text:list>
                <text:list-item>
                  <text:p text:style-name="P79">The emerging picture is that, corresponding to “Save wire” neuroanatomy optimization results, we have found neuroanatomical candidates for some of the most complex biological structures shown to be derivable purely from simple physical processes (cf [19]). This constitutes a further stage in developing an understanding of the generative rules that yield the highly complex anatomy of the nervous system. </text:p>
                </text:list-item>
              </text:list>
            </text:list-item>
            <text:list-item>
              <text:p text:style-name="P206">Large-Scale Optimization of Dendrites and Axons</text:p>
              <text:list>
                <text:list-item>
                  <text:p text:style-name="P251"><text:span text:style-name="T43">Some complex neuron arbor structure seems to be self-organizing, with no need of evolutionary mechanisms for its creation.</text:span><text:span text:style-name="T12"> </text:span></text:p>
                  <text:list>
                    <text:list-item>
                      <text:p text:style-name="P169">While the key underlying pattern is network optimization, “Save wire” (in particular here, minimize total volume), the specific hypothesis in this case is, neuron arbor morphogenesis behaves like flowing water (see [20]). The volume minimizing fluid dynamic model yields two confirmed results: (i) it predicts diameters of branches at junctions; and (ii) from those diameters, branching angles and junction loci can then be predicted.</text:p>
                    </text:list-item>
                  </text:list>
                </text:list-item>
                <text:list-item>
                  <text:p text:style-name="P235"><text:span text:style-name="T28">Neural fluid mechanics is a simple fluid-dynamical model, for minimized walldrag of pumped flow through a system of pipes, that will predict branch diameters of some types of dendrites</text:span><text:span text:style-name="T25"> (e.g., of mammalian retinal ganglion cells) and axons (e.g., in rodent </text:span><text:span text:style-name="T12">thalamus) almost as well as it predicts configuration of nonliving tree structures such as river drainage networks. For neurons, the fluid dynamics falls in the laminar-flow vs turbulent regime. </text:span></text:p>
                </text:list-item>
                <text:list-item>
                  <text:p text:style-name="P195">Waterflow in branching networks, in turn, acts like a tree composed of a weights-pulleys-cords system (non-Hooke’s Law), that is, vector mechanically; so also do the neuron arbors. </text:p>
                  <text:list>
                    <text:list-item>
                      <text:p text:style-name="P169">The conclusion here is only that this minimum volume configuration is the default neuron arbor structure, probably often modified in many complex ways </text:p>
                    </text:list-item>
                  </text:list>
                </text:list-item>
              </text:list>
            </text:list-item>
            <text:list-item>
              <text:p text:style-name="P248"><text:span text:style-name="T37">C. </text:span><text:span text:style-name="T36">elegans Ganglion Placement Optimization</text:span></text:p>
              <text:list>
                <text:list-item>
                  <text:p text:style-name="P176"><text:soft-page-break/>We have similarly argued (7) concerning the simplest neural component placement problem, of brain positioning, that the brain’s sensory-motor connections, of course, do not behave literally vector mechanically over evolutionary history </text:p>
                </text:list-item>
                <text:list-item>
                  <text:p text:style-name="P196">But the bottom line here once more seems to be that, in a sense, “Physics suffices”: since no genome is required for this self-organization, some interesting limits may thereby emerge on the Central Dogma of genetics. </text:p>
                </text:list-item>
                <text:list-item>
                  <text:p text:style-name="P170">A discrete-state process like a genetic algorithm is not needed to generate highly complex types of biological structure. </text:p>
                  <text:list>
                    <text:list-item>
                      <text:p text:style-name="P177">One rationale for nongenomic anatomy-generating processes, as well as for such simple generative rules as “Save Wire,” is apparent in a dilemma that nature confronts: human brain wiring is among the most complex structures known in the universe, yet its layout information must pass through the “genomic bottleneck” of very limited DNA information representation capacity (3,15). </text:p>
                    </text:list-item>
                    <text:list-item>
                      <text:p text:style-name="P170">The harmony of neuroanatomy and physics suggested here would lower this hereditary information load by accomplishing network optimization without required participation of the genome.</text:p>
                    </text:list-item>
                  </text:list>
                </text:list-item>
                <text:list-item>
                  <text:p text:style-name="P171">Each of these instances of discontinuous, very sharply tuned performance prima facie suggests chaotic structure (e.g., [30]) and seems worthy of systematic exploration. </text:p>
                  <text:list>
                    <text:list-item>
                      <text:p text:style-name="P334"><text:span text:style-name="T29">Each exhibits a Butterfly Effect: some quite small changes of input conditions, but only in a limited range, yield drastic </text:span><text:span text:style-name="T12">changes in behavior. </text:span></text:p>
                      <text:list>
                        <text:list-item>
                          <text:p text:style-name="P109">We need to compare these natural neuroanatomical connection matrices with some typical benchmark micro circuits </text:p>
                        </text:list-item>
                      </text:list>
                    </text:list-item>
                  </text:list>
                </text:list-item>
              </text:list>
            </text:list-item>
          </text:list>
        </text:list-item>
        <text:list-item>
          <text:p text:style-name="P310"><text:span text:style-name="T33">F</text:span><text:span text:style-name="T32">UNCTIONAL ROLE OF NEURAL OPTIMIZATION</text:span></text:p>
          <text:list>
            <text:list-item>
              <text:p text:style-name="P327"><text:span text:style-name="T32">Finally, a larger question: if one takes seriously the above instances of distinctively fine-grained neural optimization, a larger question emerges: why is such extreme connectivity minimization occurring? </text:span><text:span text:style-name="T34">Of course, “Save wire” has obvious fitness value as explained earlier—in reducing volume of a delicate metabolically costly tissue and in reducing signal propagation delays in a notably slow transmission medium.</text:span><text:span text:style-name="T32"> </text:span></text:p>
              <text:list>
                <text:list-item>
                  <text:p text:style-name="P197">For instance, neuron volume minimization directly minimizes the significant metabolic “pumping” costs of maintaining ion concentrations across cell membranes (32). Nonetheless, such optimization nearly to absolute physical limits is only rarely encountered in biology </text:p>
                </text:list-item>
              </text:list>
            </text:list-item>
            <text:list-item>
              <text:p text:style-name="P198">The usual view (e.g., [34]) is that nature cannot afford to optimize, but instead, like any finite resource engineer, only satisfices with a compromise among competing desiderata that is “good enough”. Natural selection almost never gets to begin with a clean slate, but instead must design organisms as a prisoner of prior evolutionary history. </text:p>
            </text:list-item>
            <text:list-item>
              <text:p text:style-name="P172">Thus, the type of striking neural optimization we are observing, in itself, needs explanation regarding its functional role: it could be a clue about basic brain mechanisms that require such extraordinary connectivity minimization, and/or a sign of some unexpectedly feasible means of attaining such optimization, and/or, as mentioned above, part of an economical scheme for generation of complex structure. </text:p>
              <text:list>
                <text:list-item>
                  <text:p text:style-name="P172">Neuroanatomical cases, where such optimization is not present, become as diagnostically significant as cases where it is present. </text:p>
                </text:list-item>
                <text:list-item>
                  <text:p text:style-name="P199">“Why”, thus, becomes as important as “how” here. Attention thereby turns to issues of neural function as well as structure—in any case, the two really mesh seamlessly. </text:p>
                  <text:list>
                    <text:list-item>
                      <text:p text:style-name="P178">Just as a real brain does not consist of infinitely thin wires, its connections do not have virtually infinite signal propagation velocity. </text:p>
                    </text:list-item>
                    <text:list-item>
                      <text:p text:style-name="P178">Hence, the methodological approach we started with for brain structure volume, and the issue of stringency of limits upon it, needs in turn to be recapitulated for brain function and its temporal constraints. </text:p>
                    </text:list-item>
                  </text:list>
                </text:list-item>
              </text:list>
            </text:list-item>
          </text:list>
        </text:list-item>
      </text:list>
      <text:p text:style-name="P179"/>
      <text:p text:style-name="P335">The Modeler’s Workspace</text:p>
      <text:p text:style-name="P335"/>
      <text:list xml:id="list595640738" text:style-name="L5">
        <text:list-item>
          <text:p text:style-name="P202">ABSTRACT</text:p>
          <text:list>
            <text:list-item>
              <text:p text:style-name="P191">A realistic neuronal model represents a modeler’s understanding of the structure and function of a part of the nervous system. </text:p>
              <text:list>
                <text:list-item>
                  <text:p text:style-name="P191">The increasing number of such models represents a significant accumulation of knowledge about the structural and functional organization of nervous systems. </text:p>
                  <text:list>
                    <text:list-item>
                      <text:p text:style-name="P187">However, locating appropriate models and interpreting them becomes increasingly more difficult as the number of online model and experimental databases grows. </text:p>
                    </text:list-item>
                    <text:list-item>
                      <text:p text:style-name="P182">The central motivation for the Modeler’s Workspace project is to address these problems. The Modeler’s Workspace is a collection of software tools being created to enable users to interact with databases of models and data.</text:p>
                      <text:list>
                        <text:list-item>
                          <text:p text:style-name="P182"><text:soft-page-break/><text:s/>It will provide facilities for: searching multiple remote databases for model components based on various criteria; visualizing the characteristics of the components retrieved; creating new components, either from scratch or derived from existing models; combining components into new models; linking models to experimental data as well as online publications; and interacting with simulation packages such as GENESIS to simulate the new constructs. It is being written in Java for portability and extensibility. It is modular in design and uses pluggable components. To increase the probability that the Modeler’s Workspace will be compatible with future databases and tools, we are using the XML, the eXtensible Markup Language, as the interchange format for communicating with databases. </text:p>
                        </text:list-item>
                      </text:list>
                    </text:list-item>
                  </text:list>
                </text:list-item>
              </text:list>
            </text:list-item>
          </text:list>
        </text:list-item>
        <text:list-item>
          <text:p text:style-name="P203">INTRODUCTION</text:p>
          <text:list>
            <text:list-item>
              <text:p text:style-name="P236"><text:span text:style-name="T31">locating appropriate models and interpreting them becomes increasingly more difficult as the number of online model and experimental databases grows. This </text:span><text:span text:style-name="T12">is exacerbated by the fact that computational models developed by different researchers are often implemented using different software tools. </text:span></text:p>
            </text:list-item>
            <text:list-item>
              <text:p text:style-name="P301"><text:span text:style-name="T12">The central motivation for the Modeler’s Workspace project is to address these problems (1). Our goal is to develop a free open software environment that provides a variety of capabilities, including: searching multiple remote databases for model components based on various criteria; creating new components; combining model components together and translating them into formats suitable for simulation systems such as GENESIS (2), NEURON (3), XPP (4), or NEOSIM (5); managing personal databases of models and other information; and collaborating interactively with other researchers to work with models and simulations. </text:span></text:p>
            </text:list-item>
          </text:list>
        </text:list-item>
        <text:list-item>
          <text:p text:style-name="P308"><text:span text:style-name="T12">THE NEED FOR MODEL-BASED APPROACHES</text:span></text:p>
          <text:list>
            <text:list-item>
              <text:p text:style-name="P318"><text:span text:style-name="T12">The field of biology has made great advances over the last several decades in our ability to describe experimentally the organization of biological systems. </text:span></text:p>
              <text:list>
                <text:list-item>
                  <text:p text:style-name="P321"><text:span text:style-name="T12">However, with these technical advances has come an enormous increase in the amount of available data, in many cases already exceeding the ability of single investigators to keep up with what is known. For this reason neuroscience, and biology as a whole, is running the risk of becoming increasingly fragmented and disorganized. </text:span></text:p>
                </text:list-item>
              </text:list>
            </text:list-item>
            <text:list-item>
              <text:p text:style-name="P318"><text:span text:style-name="T12">The stress of information overload and the lack of appropriate conduits for information have lead to several national and multinational efforts to develop electronic databases </text:span></text:p>
            </text:list-item>
            <text:list-item>
              <text:p text:style-name="P242"><text:span text:style-name="T12">The Role of Structurally Realistic Models</text:span></text:p>
              <text:list>
                <text:list-item>
                  <text:p text:style-name="P252"><text:span text:style-name="T12">We believe that computational models provide a much more sophisticated, flexible, and powerful base for electronic storage and retrieval of information than do traditional on-line databases. </text:span><text:span text:style-name="T43">Our work has, therefore, focused on developing tools for working with structurally realistic biological models. These are models whose first objective is to capture what is known about the anatomical structure and physiological characteristics of a neural system of interest. </text:span></text:p>
                </text:list-item>
                <text:list-item>
                  <text:p text:style-name="P281"><text:span text:style-name="T12">Most contemporary modeling approaches for realistic models of neural cells are based on compartmental modeling (10). </text:span></text:p>
                  <text:list>
                    <text:list-item>
                      <text:p text:style-name="P253"><text:span text:style-name="T35">In each case, the overall compartmental structure of the model is first established on the basis of neuroanatomical details.</text:span><text:span text:style-name="T12"> Information about neuronal morphology used in computational models typically includes such parameters as soma size, length of interbranch segments, diameter of branches, bifurcation probabilities, and density and size of dendritic spines. At the neuronal network level, parameters include some description of the cell types found in the network and their connectivity (11). </text:span></text:p>
                    </text:list-item>
                    <text:list-item>
                      <text:p text:style-name="P253"><text:span text:style-name="T35">The next stage of structurally realistic model building involves establishing the basic physiological behavior of the modeled structure</text:span><text:span text:style-name="T12">, for instance by tuning the model to replicate neuronal responses to experimentally-derived data (9,12). </text:span></text:p>
                    </text:list-item>
                    <text:list-item>
                      <text:p text:style-name="P286"><text:span text:style-name="T12">The final stage of model construction involves exploring the model’s behavior to novel inputs, using it to generate new ideas about the neural system’s function, as well as a guide for new experimental investigations </text:span></text:p>
                    </text:list-item>
                  </text:list>
                </text:list-item>
                <text:list-item>
                  <text:p text:style-name="P290"><text:span text:style-name="T12">As a result of their faithfulness to biological anatomy and physiology, structurally realistic models can be a means of storing anatomical and physiological experimental information. As model sophistication grows, structural models themselves become a form of information storage about the biological systems being studied. </text:span></text:p>
                </text:list-item>
              </text:list>
            </text:list-item>
            <text:list-item>
              <text:p text:style-name="P243"><text:span text:style-name="T12">Data Evaluation and Functional Assessment</text:span></text:p>
              <text:list>
                <text:list-item>
                  <text:p text:style-name="P254"><text:span text:style-name="T12">Because of their nature, structurally realistic models also contain precise information about the relationships between known facts. </text:span></text:p>
                </text:list-item>
                <text:list-item>
                  <text:p text:style-name="P282"><text:span text:style-name="T12">Detailed compartmental models of reconstructed neurons have become important tools for investigating how dendritic morphology and membrane biophysics interact (13) in integrating synaptic inputs (14) and propagation of action potentials (15,16), with further implications for development and plasticity </text:span></text:p>
                </text:list-item>
                <text:list-item>
                  <text:p text:style-name="P292"><text:soft-page-break/><text:span text:style-name="T12">Another issue related to the quality of stored electronic data involves the question of which data are most relevant and, therefore, useful to our current knowledge of a particular system. </text:span></text:p>
                  <text:list>
                    <text:list-item>
                      <text:p text:style-name="P270"><text:span text:style-name="T12">Just because data can be collected does not necessarily mean that this data will help expand our current understanding of a particular system. </text:span></text:p>
                    </text:list-item>
                    <text:list-item>
                      <text:p text:style-name="P270"><text:span text:style-name="T12">Modeling can reveal the importance of a particular data point as well as provide an immediate context for the data once obtained. </text:span></text:p>
                    </text:list-item>
                  </text:list>
                </text:list-item>
                <text:list-item>
                  <text:p text:style-name="P293"><text:span text:style-name="T12">Finally, perhaps the most valuable contribution of a structural model is the way in which it can help to organize our understanding of the system being studied. </text:span></text:p>
                  <text:list>
                    <text:list-item>
                      <text:p text:style-name="P255"><text:span text:style-name="T12">In the large and growing electronic databases of the most common type in use today, it is not at all clear how the data will contribute to our understanding of function. </text:span></text:p>
                    </text:list-item>
                    <text:list-item>
                      <text:p text:style-name="P288"><text:span text:style-name="T12">Models, however, are specifically constructed to explore the functional implications of the data on which they are built. Models, thus, can serve not only as the point of entry for data; they can also serve as dynamic tools that can be used to understand its significance. </text:span></text:p>
                      <text:list>
                        <text:list-item>
                          <text:p text:style-name="P279"><text:span text:style-name="T12">As models become more sophisticated, so does the representation of the data. </text:span></text:p>
                        </text:list-item>
                        <text:list-item>
                          <text:p text:style-name="P279"><text:span text:style-name="T12">As models become more capable, they extend our ability to explore the functional significance of the structure and organization of biological systems. Thus, there is a direct link between the ultimate objective of acquiring the data and the data acquisition process itself. </text:span></text:p>
                        </text:list-item>
                      </text:list>
                    </text:list-item>
                  </text:list>
                </text:list-item>
              </text:list>
            </text:list-item>
          </text:list>
        </text:list-item>
        <text:list-item>
          <text:p text:style-name="P300"><text:span text:style-name="T12">CONCLUSION</text:span></text:p>
          <text:list>
            <text:list-item>
              <text:p text:style-name="P256"><text:span text:style-name="T12">Structurally realistic neuronal models can serve as devices to collect, evaluate, and distribute information concerning the functional organization of nervous systems. </text:span></text:p>
            </text:list-item>
            <text:list-item>
              <text:p text:style-name="P271"><text:span text:style-name="T12">As we have described in this chapter, the central goal of the Modeler’s Workspace project is to provide the neuroscience community with a modular, extensible, and open software environment enabling neuroscientists to develop, use, and share structurally realistic models. </text:span></text:p>
            </text:list-item>
          </text:list>
        </text:list-item>
      </text:list>
      <text:p text:style-name="P272"><text:span text:style-name="T12"/></text:p>
      <text:p text:style-name="P336">The Relationship Between Neuronal Shape and Neuronal Activity </text:p>
      <text:p text:style-name="P336"/>
      <text:list xml:id="list1100437474" text:style-name="L6">
        <text:list-item>
          <text:p text:style-name="P204">ABSTRACT</text:p>
          <text:list>
            <text:list-item>
              <text:p text:style-name="P183">It has long been assumed that neuroanatomical variability has an effect on the neuronal response, but not until recently had research groups attempted to quantify these effects. </text:p>
            </text:list-item>
            <text:list-item>
              <text:p text:style-name="P188">In electrophysiological studies, the neuroanatomy is seldom quantified, and in neuroanatomical studies electrophysiological response is rarely measured. </text:p>
            </text:list-item>
            <text:list-item>
              <text:p text:style-name="P183">Computational techniques have the potential of bridging the gap between electrophysiology and anatomy, and testing the <text:span text:style-name="T53">“morphology influences physiology” hypothesis. </text:span></text:p>
            </text:list-item>
            <text:list-item>
              <text:p text:style-name="P193">Computational techniques include modeling of neurophysiology, modeling and measurement of neuroanatomy, and mining publicly available archives of anatomical and electrophysiological data. </text:p>
            </text:list-item>
            <text:list-item>
              <text:p text:style-name="P183">In this chapter, we review studies that focused on the importance of <text:span text:style-name="T2">neuronal shape’s effect on neuronal function</text:span> and describe the computational techniques and approaches used in these studies. </text:p>
            </text:list-item>
            <text:list-item>
              <text:p text:style-name="P183">We stress the need for developing a set of metrics that can quantify morphological shape and electrophysiological response and for including morphology in both experimental and simulation studies. </text:p>
            </text:list-item>
          </text:list>
        </text:list-item>
        <text:list-item>
          <text:p text:style-name="P204">INTRODUCTION</text:p>
          <text:list>
            <text:list-item>
              <text:p text:style-name="P184">In the preface to Histology of the Nervous System of Man and Vertebrates ([1], originally published in Spanish in 1899 and 1904), the legendary anatomist Ramon y Cajal wrote: “…many theories, hypotheses, and simple guesses have been considered in an attempt to explain the functional role of the histological features associated with nerve cells and neural centers; we hope this will convince the reader that we are also attempting to create a conceptual science. In this <text:span text:style-name="T62">we have been inspired by the old masters of anatomy, who believed that the goal of their work was physiology.</text:span>” </text:p>
            </text:list-item>
            <text:list-item>
              <text:p text:style-name="P194">In this age of computers, we are still inspired by the old masters of anatomy to understand relationship between the form and function of the nervous system. </text:p>
            </text:list-item>
            <text:list-item>
              <text:p text:style-name="P128"><text:span text:style-name="T56">Neurons have a wide range of responses that may affect the functionality of brain regions (2). </text:span></text:p>
              <text:list>
                <text:list-item>
                  <text:p text:style-name="P215"><text:span text:style-name="T56">The source of this variability is not obvious, but may involve factors such as synaptic connectivity, biochemical differences, type and distribution of active con</text:span>ductances, or morphological diversity. </text:p>
                </text:list-item>
                <text:list-item>
                  <text:p text:style-name="P128"><text:span text:style-name="T50">Differences in synaptic input, either in strength or connectivity, can alter the response of a neuron (3,4).</text:span> </text:p>
                </text:list-item>
                <text:list-item>
                  <text:p text:style-name="P147">The neuronal response depends, in part, on the cell’s concentration and distribution of ionic currents along its membrane. </text:p>
                </text:list-item>
                <text:list-item>
                  <text:p text:style-name="P134">Recent studies suggest that cells adjust channel densities to accommodate differences in morphology (5–9). </text:p>
                  <text:list>
                    <text:list-item>
                      <text:p text:style-name="P128"><text:soft-page-break/>This compensation may be the cause for the relative electrophysiological homogeneity in certain brain regions, such as hippocampal CA3, despite their diverse morphology (10). </text:p>
                    </text:list-item>
                    <text:list-item>
                      <text:p text:style-name="P138">In addition to synaptic connectivity and biochemical properties shaping neuronal electrophysiology, anatomical differences influence firing behavior and neuronal function </text:p>
                    </text:list-item>
                  </text:list>
                </text:list-item>
              </text:list>
            </text:list-item>
          </text:list>
        </text:list-item>
        <text:list-item>
          <text:p text:style-name="P309"><text:span text:style-name="T12">EXPERIMENTAL STUDIES OF MORPHOLOGICAL VARIABILITY </text:span></text:p>
          <text:list>
            <text:list-item>
              <text:p text:style-name="P315"><text:span text:style-name="T12">Despite the difficulties, a few groups have recorded from neurons and accounted for 3D neuroanatomy within the same experimental preparation. </text:span></text:p>
            </text:list-item>
            <text:list-item>
              <text:p text:style-name="P315"><text:span text:style-name="T12">This study showed that cell classes, differentiated by their morphology, could have different firing properties. </text:span></text:p>
            </text:list-item>
            <text:list-item>
              <text:p text:style-name="P319"><text:span text:style-name="T12">Dendritic branching influences the back propagation of an action potential into the dendritic tree. </text:span></text:p>
              <text:list>
                <text:list-item>
                  <text:p text:style-name="P329"><text:span text:style-name="T12">Williams and Stuart recorded from both the soma and dendritic tree of thalamocortical neurons and showed that action potentials initiated near the soma actively backpropagate into the dendrites and that action potentials attenuate more in a branched than in an unbranched region of a dendrite (13). </text:span></text:p>
                </text:list-item>
                <text:list-item>
                  <text:p text:style-name="P329"><text:span text:style-name="T12">Moreover, the signal from dendrite to soma was more attenuated in highly branched dendritic regions. Thus, the shape of the dendritic tree could have an influence on synaptic integration. </text:span></text:p>
                </text:list-item>
              </text:list>
            </text:list-item>
            <text:list-item>
              <text:p text:style-name="P316"><text:span text:style-name="T12">Morphological studies in the hippocampus, which have been carried out on both a cellular level and a regional level, show that </text:span><text:span text:style-name="T47">variations in neuroanatomy impact neuronal firing behavior. </text:span></text:p>
            </text:list-item>
            <text:list-item>
              <text:p text:style-name="P316"><text:span text:style-name="T12">it is difficult to quantify the precise anatomical effect on firing properties experimentally because of the great morphological, biochemical, and electrophysiological variability, even within a subfield. </text:span></text:p>
            </text:list-item>
          </text:list>
        </text:list-item>
        <text:list-item>
          <text:p text:style-name="P316"><text:span text:style-name="T45">COMPUTATIONAL STUDIES OF MORPHOLOGICAL VARIABILTY</text:span></text:p>
          <text:list>
            <text:list-item>
              <text:p text:style-name="P325"><text:span text:style-name="T12">Computational approaches have the potential to test and quantify the effect morphological variability has on the firing properties of neurons. </text:span></text:p>
            </text:list-item>
            <text:list-item>
              <text:p text:style-name="P322"><text:span text:style-name="T12">The task of neurophysiologists, who study the function of neurons by injecting current or voltage into a neuron and measuring the neuron’s response, is painstaking and slow, and the number of neurons that can be measured in a given preparation is restricted. </text:span></text:p>
            </text:list-item>
            <text:list-item>
              <text:p text:style-name="P322"><text:span text:style-name="T12">Often, the electrophysiological responses are recorded, but the neuromorphological data is not mapped. Alternatively, in a neuroanatomical study, the cell architecture is carefully mapped, but the electrophysiological data is not extensively recorded. </text:span></text:p>
            </text:list-item>
            <text:list-item>
              <text:p text:style-name="P322"><text:span text:style-name="T12">The above situation follows from the difficulty in combining morphological and physiological measurements in a single preparation and still acquiring enough data points for a quantitative analysis. </text:span></text:p>
            </text:list-item>
            <text:list-item>
              <text:p text:style-name="P322"><text:span text:style-name="T12">In computational neuroscience, modelers of single neurons have focused mostly on the biochemical details of the cell while ignoring the morphological detail </text:span></text:p>
            </text:list-item>
            <text:list-item>
              <text:p text:style-name="P323"><text:span text:style-name="T12">individual cells in detailed network simulations usually have a uniform shape </text:span></text:p>
            </text:list-item>
            <text:list-item>
              <text:p text:style-name="P244"><text:span text:style-name="T12">Neuronal Modeling and Simulation</text:span></text:p>
              <text:list>
                <text:list-item>
                  <text:p text:style-name="P257"><text:span text:style-name="T12">The functional role of neuronal dendrites was first mathematically characterized by Wilfred Rall in his cable theory (26,27), see (28) for review. Rall treated the dendritic tree as a passive (i.e., no active ionic channels) nerve cable. </text:span></text:p>
                  <text:list>
                    <text:list-item>
                      <text:p text:style-name="P287"><text:span text:style-name="T12">With this theory, Rall showed the functional importance of different spatiotemporal patterns of synaptic input, the effects of input to a single dendritic branch, and the effect dendritic branching has on the propagation of a signal. </text:span></text:p>
                    </text:list-item>
                  </text:list>
                </text:list-item>
                <text:list-item>
                  <text:p text:style-name="P258"><text:span text:style-name="T12">Recently, London and colleagues compared the voltage transfer between uniform and nonuniform distributions of membrane conductance on a classic cable, and three classes (cerebellar Purkinje cell, layer V neocortical pyramidal cell, and hippocampal CA1 pyramidal cell) of reconstructed cells (29). </text:span></text:p>
                  <text:list>
                    <text:list-item>
                      <text:p text:style-name="P295"><text:span text:style-name="T12">In the nonuniform case, the membrane conductance increased linearly with the distance from the soma while keeping the overall conductance equivalent to the uniform case. </text:span></text:p>
                    </text:list-item>
                    <text:list-item>
                      <text:p text:style-name="P295"><text:span text:style-name="T12">In all the cell models tested, they found that monotonically increasing conductance increased the voltage response at the soma and decreased the electrotonic length of the cell. </text:span></text:p>
                    </text:list-item>
                    <text:list-item>
                      <text:p text:style-name="P283"><text:span text:style-name="T12">In fact, any membrane heterogeneity slows the decay of voltage and has important implications for the integration of synaptic signals. </text:span></text:p>
                    </text:list-item>
                    <text:list-item>
                      <text:p text:style-name="P283"><text:span text:style-name="T12">This study highlighted the importance of understanding the interplay between passive and active mechanisms in neural processing. </text:span></text:p>
                    </text:list-item>
                  </text:list>
                </text:list-item>
                <text:list-item>
                  <text:p text:style-name="P280"><text:span text:style-name="T12">In order to analyze the spread of a signal within a complex dendritic morphology, Carnevale and colleagues developed a tool set, called the Electrotonic Workbench, and demonstrated that the electrotonic structure of a neuron is defined by the attenuation of voltage as it propagates toward or away from a reference point (30). </text:span></text:p>
                  <text:list>
                    <text:list-item>
                      <text:p text:style-name="P294"><text:span text:style-name="T12">Computing the attenuation, in both directions along each dendritic branch of the cell, transformed the cell from anatomic to electrotonic space. </text:span></text:p>
                    </text:list-item>
                    <text:list-item>
                      <text:p text:style-name="P259"><text:soft-page-break/><text:span text:style-name="T12">A graphical interface depicted how the neuron would look after the electrotonic transform both for somatafugal (away from the soma) or somatopetal (towards the soma) signal flow. </text:span></text:p>
                    </text:list-item>
                  </text:list>
                </text:list-item>
                <text:list-item>
                  <text:p text:style-name="P289"><text:span text:style-name="T12">Based on electrotonic analysis, it was predicted that cells with a long primary dendrite, such as CA1 or neocortical pyramidal cells, were more sensitive to a synapse’s location for postsynaptic potential integration than cells without a long apical dendrite. </text:span></text:p>
                  <text:list>
                    <text:list-item>
                      <text:p text:style-name="P289"><text:span text:style-name="T12">Integration of postsynaptic potentials in neurons that lack a long primary dendrite, such as dentate gyrus granule cells, was less sensitive to synaptic location. </text:span></text:p>
                    </text:list-item>
                    <text:list-item>
                      <text:p text:style-name="P260"><text:span text:style-name="T12">Clearly, combining tools such as the Electrotonic Workbench with active processes in dendrites and spines would help quantify this normalization effect. </text:span></text:p>
                    </text:list-item>
                  </text:list>
                </text:list-item>
                <text:list-item>
                  <text:p text:style-name="P273"><text:span text:style-name="T12">Although passive models have been effective in describing neural processing, they cannot capture the dynamics of an action potential or a burst of action potentials. </text:span></text:p>
                </text:list-item>
                <text:list-item>
                  <text:p text:style-name="P261"><text:span text:style-name="T12">Variations in dendritic morphology from different cell classes can have a qualitative effect on firing behavior. </text:span></text:p>
                  <text:list>
                    <text:list-item>
                      <text:p text:style-name="P261"><text:span text:style-name="T12">Using standard compartmental modeling techniques, Mainen and Sejnowski distributed identical ionic currents on the reconstructed dendritic morphology of a layer 3 aspiny stellate cell, a layer 4 spiny stellate cell, a layer 3 pyramidal cell, and a layer 5 pyramidal cell (34). Their simulations showed that, given equal distributions of conductance parameters, </text:span><text:span text:style-name="T44">smaller cortical cells (i.e., layer 3 aspiny stellate and layer 4 spiny stellate) tended to spike</text:span><text:span text:style-name="T12">, whereas </text:span><text:span text:style-name="T44">the larger cells (i.e., layer 3 and layer 5 pyramidal) tended to burst</text:span><text:span text:style-name="T12">. </text:span></text:p>
                      <text:list>
                        <text:list-item>
                          <text:p text:style-name="P261"><text:span text:style-name="T12">In a recent simulation study, in which Vetter and colleagues examined eight different neuronal types, they found that </text:span><text:span text:style-name="T46">dendritic branching patterns had a significant effect on the forward and back propagation of a signal (35). </text:span></text:p>
                        </text:list-item>
                      </text:list>
                    </text:list-item>
                  </text:list>
                </text:list-item>
              </text:list>
            </text:list-item>
            <text:list-item>
              <text:p text:style-name="P245"><text:span text:style-name="T12">Measuring Morphological Data</text:span></text:p>
              <text:list>
                <text:list-item>
                  <text:p text:style-name="P274"><text:span text:style-name="T12">While it is obvious from the studies above that variations in dendritic structure affect neuronal function, it is still an open question as to which morphological characteristics are the most influential on neuronal function and to what degree. </text:span></text:p>
                </text:list-item>
                <text:list-item>
                  <text:p text:style-name="P262"><text:span text:style-name="T12">An important advance in the morphological analysis of neurons was made when computer technology was applied to reconstruct and render dendritic morphology (41). </text:span></text:p>
                  <text:list>
                    <text:list-item>
                      <text:p text:style-name="P262"><text:span text:style-name="T12">Cells studied under the microscope could be acquired as computer files and displayed, rotated, and zoomed from different viewpoints. </text:span></text:p>
                    </text:list-item>
                    <text:list-item>
                      <text:p text:style-name="P262"><text:span text:style-name="T12">In a computer, dendritic morphology is generally stored as a list of dendritic points, each with 3D coordinates (x, y, z), a diameter, and a connectivity relationship. </text:span></text:p>
                    </text:list-item>
                    <text:list-item>
                      <text:p text:style-name="P262"><text:span text:style-name="T12">The “Cartesian” description of neuronal shape is suitable to characterize and display every detail of a dendritic tree. </text:span></text:p>
                    </text:list-item>
                  </text:list>
                </text:list-item>
                <text:list-item>
                  <text:p text:style-name="P263"><text:span text:style-name="T12">Scalar morphometrics, which are parameters that can be obtained directly from the 3D neuroanatomical description, include the dendritic size (average diameter, total length, total area), average path length (the distance from a terminal tip to the soma along the dendritic path), number of bifurcations, number of terminations, number of segments (number of branches between two bifurcations or a bifurcation and a terminal tip), and maximal branch order. </text:span></text:p>
                  <text:list>
                    <text:list-item>
                      <text:p text:style-name="P263"><text:span text:style-name="T12">Branch partition provides a quantitative measurement of how equally descendent branches are distributed on the two sides of a bifurcation (45–47). </text:span></text:p>
                      <text:list>
                        <text:list-item>
                          <text:p text:style-name="P263"><text:span text:style-name="T12">It is defined for a parent branch as the relative and weighted difference between the numbers of terminal tips originating from the two child branches. </text:span></text:p>
                        </text:list-item>
                        <text:list-item>
                          <text:p text:style-name="P263"><text:span text:style-name="T12">Tree asymmetry is simply the average partition of all the branches and provides a characterization of the dendritic geometry (48). </text:span></text:p>
                        </text:list-item>
                        <text:list-item>
                          <text:p text:style-name="P263"><text:span text:style-name="T12">The distribution of branch partitions may also be a critical morphometric parameter (45,46). </text:span></text:p>
                        </text:list-item>
                        <text:list-item>
                          <text:p text:style-name="P263"><text:span text:style-name="T12">The overall tree size (height, width, and depth) and the interrelationship of these parameters characterizes the tree shape. </text:span></text:p>
                        </text:list-item>
                      </text:list>
                    </text:list-item>
                  </text:list>
                </text:list-item>
                <text:list-item>
                  <text:p text:style-name="P263"><text:span text:style-name="T12">Distribution morphometrics, are parameters derived from a histogram of one scalar morphometric vs a parameter characterizing spatial extent of an arbor, such as dendritic path, branch order, or distance from the soma (11,12,43,44). </text:span></text:p>
                  <text:list>
                    <text:list-item>
                      <text:p text:style-name="P263"><text:span text:style-name="T12">The program called L-Measure, developed in the Computational Neuroanatomy Group at the Krasnow Institute and described in Chapter 3, automated, integrated, and greatly extended the procedures for extraction of various scalar and distribution parameters. In particular, it enables a high flexibility and precision of defining distribution parameters </text:span></text:p>
                    </text:list-item>
                  </text:list>
                </text:list-item>
                <text:list-item>
                  <text:p text:style-name="P275"><text:span text:style-name="T12">If we are to quantify the effect neuromorphology has on neurophysiology, a series of physiological measurements describing both spiking and bursting behaviors is also necessary. </text:span></text:p>
                  <text:list>
                    <text:list-item>
                      <text:p text:style-name="P264"><text:soft-page-break/><text:span text:style-name="T12">Spiking can be characterized by the current given at which the cell transitions from bursting to spiking and by the spike rate (recorded at current levels higher than the transition current). </text:span></text:p>
                    </text:list-item>
                    <text:list-item>
                      <text:p text:style-name="P264"><text:span text:style-name="T12">Bursting can be characterized by parameters such as burst rate, interburst interval, spike rate during burst, width of burst, burst shape, or burst variability </text:span></text:p>
                    </text:list-item>
                  </text:list>
                </text:list-item>
              </text:list>
            </text:list-item>
            <text:list-item>
              <text:p text:style-name="P246"><text:span text:style-name="T12">Archives of Neuroanatomy</text:span></text:p>
              <text:list>
                <text:list-item>
                  <text:p text:style-name="P276"><text:span text:style-name="T12">Experimental data are continuously being accumulated and put into a digital format, but there are very few archives that are publicly available through the Internet to make this data readily accessible. </text:span></text:p>
                  <text:list>
                    <text:list-item>
                      <text:p text:style-name="P265"><text:span text:style-name="T12">One such database is the Southampton Archive of Neuronal Morphology (http://www.cns.soton.ac.uk/~jchad/cellArchive/cellArchive.html). </text:span></text:p>
                    </text:list-item>
                  </text:list>
                </text:list-item>
                <text:list-item>
                  <text:p text:style-name="P277"><text:span text:style-name="T12">In contrast to other biological fields, a lack of standards and limited number of repositories has made data sharing among neuroscientists limited and difficult (56). However, recent database development may be changing this trend. </text:span></text:p>
                  <text:list>
                    <text:list-item>
                      <text:p text:style-name="P266"><text:span text:style-name="T12">The NeuroScholar project’s objective is to build a computational knowledge-based management system that can be accessed and queried by neuroscientists (</text:span><text:a xlink:type="simple" xlink:href="http://neuroscholar.usc.edu/" text:style-name="Internet_20_link" text:visited-style-name="Visited_20_Internet_20_Link"><text:span text:style-name="T12">http://neuroscholar.usc.edu</text:span></text:a><text:span text:style-name="T17">)</text:span></text:p>
                    </text:list-item>
                    <text:list-item>
                      <text:p text:style-name="P266"><text:span text:style-name="T17">The GENESIS group is developing a database in the form of the Modeler’s Workspace holding objects ranging from ion channels to connectivity (http://www.bbb.caltech.edu/ hbp, see also Chapter 5 in this volume). </text:span></text:p>
                    </text:list-item>
                    <text:list-item>
                      <text:p text:style-name="P266"><text:span text:style-name="T17">Additionally, the Virtual NeuroMorphology Electronic Database (http://www.krasnow.gmu.edu/L-Neuron/database) is a repository of both real and virtual neurons in .swc format (59). </text:span></text:p>
                    </text:list-item>
                  </text:list>
                </text:list-item>
              </text:list>
            </text:list-item>
            <text:list-item>
              <text:p text:style-name="P247"><text:span text:style-name="T17">A</text:span><text:span text:style-name="T12">rtificially Generated Neurons</text:span></text:p>
              <text:list>
                <text:list-item>
                  <text:p text:style-name="P278"><text:span text:style-name="T12">3D reconstruction of neurons is a painstaking and time-consuming endeavor. Therefore, there is a scarcity of data available for analysis by computational neuroscientists. </text:span></text:p>
                </text:list-item>
                <text:list-item>
                  <text:p text:style-name="P278"><text:span text:style-name="T12">An alternative approach to morphological databases of experimental data is to artificially generate a population of neurons for a given morphological class based on a set of fundamental parameters; parameters that are characterized by statistical distributions obtained from experimental data. </text:span></text:p>
                </text:list-item>
                <text:list-item>
                  <text:p text:style-name="P291"><text:span text:style-name="T12">The algorithms that generate “virtual neurons” sample values from these distributions stochastically.</text:span></text:p>
                  <text:list>
                    <text:list-item>
                      <text:p text:style-name="P267"><text:span text:style-name="T12"><text:s/>As a result, the population of algorithmically generated neurons will belong to the same morphological class, with no two virtual neurons being identical (59,60). </text:span></text:p>
                    </text:list-item>
                  </text:list>
                </text:list-item>
                <text:list-item>
                  <text:p text:style-name="P268"><text:span text:style-name="T12">The work in the Computational Neuroanatomy Group concentrated on two types of computational algorithms for the artificial generation and description of dendritic trees; namely local and global algorithms. </text:span></text:p>
                  <text:list>
                    <text:list-item>
                      <text:p text:style-name="P268"><text:span text:style-name="T12">Local algorithms, such as L-Neuron (60), rely entirely on a set of local rules intercorrelating morphological parameters (such as branch diameter and length) to let each branch grow independently of the other dendrites in the tree as well as of its absolute position within the tree (see Chapter 3 in this volume). </text:span></text:p>
                      <text:list>
                        <text:list-item>
                          <text:p text:style-name="P268"><text:span text:style-name="T12">These algorithms are simple, intuitive, and their fundamental parameters can be measured directly from experimental data. Because of the small number of parameters, they are well suited to study structure–function relationship and the origin of emergent properties (i.e., anatomical parameters not explicitly imposed in the algorithm). </text:span></text:p>
                        </text:list-item>
                      </text:list>
                    </text:list-item>
                    <text:list-item>
                      <text:p text:style-name="P268"><text:span text:style-name="T12">In global algorithms, such as ArborVitae (61), new dendritic branches are dealt “from outside” to competing groups of growing segments, also depending on their position in the tree (e.g., on their distance from the soma). </text:span></text:p>
                      <text:list>
                        <text:list-item>
                          <text:p text:style-name="P268"><text:span text:style-name="T12">Global algorithms are usually more flexible, but many of their fundamental parameters must be obtained through extensive and elaborate parameter searches. Global algorithms can be also extended to generate populations of interconnected neurons (networks), instead of single neurons</text:span></text:p>
                        </text:list-item>
                      </text:list>
                    </text:list-item>
                  </text:list>
                </text:list-item>
                <text:list-item>
                  <text:p text:style-name="P237"><text:span text:style-name="T26"><text:s/>In another global approach, Winslow and colleagues stochastically generated dentate gyrus hippocampal granule neurons in order to analyze the response of these cells to stimulation applied to different perforant paths (62). Their motivation was to investigate the relationship between cell response variation and neural shape. </text:span></text:p>
                  <text:list>
                    <text:list-item>
                      <text:p text:style-name="P237"><text:span text:style-name="T26">Winslow’s approach was similar to global algorithms described earlier, because different tree features, such as number of branch points, branching pattern, or branch lengths were dealt “from outside” by using empirical probability distributions extracted from real morphological data. However, there were also fundamental differences between Winslow’s tree generation method and algorithms such as implemented in Arbor Vitae and L-Neuron. </text:span></text:p>
                      <text:list>
                        <text:list-item>
                          <text:p text:style-name="P305"><text:span text:style-name="T30">In these local and global algorithms, one can argue that the process of virtual morphology generation mimics to some extent the development of dendrites, where structures are gradually </text:span><text:soft-page-break/><text:span text:style-name="T30">expanding, meeting respective local and/or competitive constraints, until they reach their final form. </text:span></text:p>
                        </text:list-item>
                        <text:list-item>
                          <text:p text:style-name="P237"><text:span text:style-name="T26">In contrast, the process of dendritic tree construction used by Winslow and colleagues was very formal, that is, the constraints they used during dendrite generation, with the exception of the agreement of dendritic feature distributions with the corresponding empirical probabilities, were a few basic rules assuring conformity of the resultant structure with the overall properties of trees. </text:span></text:p>
                        </text:list-item>
                      </text:list>
                    </text:list-item>
                  </text:list>
                </text:list-item>
              </text:list>
            </text:list-item>
            <text:list-item>
              <text:p text:style-name="P249"><text:span text:style-name="T38">T</text:span><text:span text:style-name="T39">esting the “Morphology Influences Physiology” Hypothesis</text:span></text:p>
              <text:list>
                <text:list-item>
                  <text:p text:style-name="P296"><text:span text:style-name="T39">The distribution of the active currents was homogenous across all the 16 cells. </text:span></text:p>
                  <text:list>
                    <text:list-item>
                      <text:p text:style-name="P284"><text:span text:style-name="T12">In other words, any difference in the electrophysiological response to an identical stimulation was due to morphological variation. </text:span></text:p>
                    </text:list-item>
                    <text:list-item>
                      <text:p text:style-name="P296"><text:span text:style-name="T39">The stimulus response differences among the simulated neurons were quite dramatic (see Fig. 1). Cells responding to the same somatic current injection showed qualitatively different spiking patterns; regular spiking (Fig. 1A), regular bursting (Fig. 1B), or bursting with a plateau of action potentials (Fig. 1C). </text:span></text:p>
                    </text:list-item>
                    <text:list-item>
                      <text:p text:style-name="P297"><text:span text:style-name="T39">An analysis of the correlations between dendritic morphometrics and electrophysiological response showed that cells with smaller dendritic trees tended to be more excitable in both bursting and spiking. </text:span></text:p>
                    </text:list-item>
                    <text:list-item>
                      <text:p text:style-name="P297"><text:span text:style-name="T39">An analysis of the diameter as a function of path length showed that cells with a narrow diameter near the soma or cells in which the diameter decreased rapidly as the path length increased were more apt to be bursting cells (44). </text:span></text:p>
                    </text:list-item>
                    <text:list-item>
                      <text:p text:style-name="P297"><text:span text:style-name="T39">The degree to which the dendritic tree allowed current backpropagation was crucial in determining the duration and variability of a burst. These results implied that in addition to dendritic tree size, variations in the size and shape of the dendritic trunk could have a significant effect on firing behavior. </text:span></text:p>
                    </text:list-item>
                  </text:list>
                </text:list-item>
                <text:list-item>
                  <text:p text:style-name="P298"><text:span text:style-name="T39">The above mentioned results are based on the investigation of the between-cell variability of the first order spike train parameters (features of spike trains in response to a fixed current injection). </text:span></text:p>
                  <text:list>
                    <text:list-item>
                      <text:p text:style-name="P298"><text:span text:style-name="T39">A natural question following this study is if the conclusions of this analysis hold true for different injection currents or if they are current-dependent. </text:span></text:p>
                    </text:list-item>
                    <text:list-item>
                      <text:p text:style-name="P299"><text:span text:style-name="T39">Two possibilities could arise that might limit the implications of this study. </text:span></text:p>
                      <text:list>
                        <text:list-item>
                          <text:p text:style-name="P285"><text:span text:style-name="T12">Either any relationship between morphology and first order parameters is injection current-specific and thus, epiphenomenal, or the relationship has a systematic but rather complex dependence on the input current. </text:span></text:p>
                        </text:list-item>
                      </text:list>
                    </text:list-item>
                  </text:list>
                </text:list-item>
                <text:list-item>
                  <text:p text:style-name="P238"><text:span text:style-name="T27">We tested these possibilities by defining second order physiological parameters. </text:span></text:p>
                  <text:list>
                    <text:list-item>
                      <text:p text:style-name="P238"><text:span text:style-name="T27">The second order physiological parameters were defined with relation to the first order measurements. </text:span></text:p>
                      <text:list>
                        <text:list-item>
                          <text:p text:style-name="P238"><text:span text:style-name="T27">A second order parameter is a function describing the dependence of a first order parameter on the injection current. </text:span></text:p>
                        </text:list-item>
                        <text:list-item>
                          <text:p text:style-name="P238"><text:span text:style-name="T36">Thus, for a given cell, second order physiological parameters capture the dependence of the spike train waveform on the injected current. </text:span></text:p>
                        </text:list-item>
                      </text:list>
                    </text:list-item>
                  </text:list>
                </text:list-item>
                <text:list-item>
                  <text:p text:style-name="P240"><text:span text:style-name="T12">in these studies the influence of morphology on physiology was indeed fully captured by the first order features of the spike train response. </text:span></text:p>
                </text:list-item>
                <text:list-item>
                  <text:p text:style-name="P306"><text:span text:style-name="T12">As new metrics and more cells are put in the analysis, the parameter space has the potential of exploding and making analysis by conventional statistical methods insurmountable. </text:span></text:p>
                </text:list-item>
              </text:list>
            </text:list-item>
          </text:list>
        </text:list-item>
        <text:list-item>
          <text:p text:style-name="P311"><text:span text:style-name="T36">CONCLUSIONS</text:span></text:p>
          <text:list>
            <text:list-item>
              <text:p text:style-name="P326"><text:span text:style-name="T18">In all cases, variations in shape, even within the same cell class, caused variations in neuronal response. </text:span></text:p>
            </text:list-item>
            <text:list-item>
              <text:p text:style-name="P331"><text:span text:style-name="T40">Some of these studies have made an effort to isolate the effect of morphology from variations in physiology (29,34,43,44,68), while other studies have done just the opposite and altered the physiology to overcome differences in morphology (5–8). </text:span></text:p>
            </text:list-item>
            <text:list-item>
              <text:p text:style-name="P331"><text:span text:style-name="T40">Now, with the advent of computational techniques, we have more tools at our disposal to understand the structure–function relationship. </text:span></text:p>
              <text:list>
                <text:list-item>
                  <text:p text:style-name="P328"><text:span text:style-name="T18">Computational modeling systems allow the user to specify the complex shape of a neuron in both single-cell and network simulations. </text:span></text:p>
                  <text:list>
                    <text:list-item>
                      <text:p text:style-name="P331"><text:span text:style-name="T40">Morphometric tools such as L-Measure and the Electrotonic Workbench (30) allow the user to measure experimental data efficiently. </text:span></text:p>
                    </text:list-item>
                    <text:list-item>
                      <text:p text:style-name="P331"><text:soft-page-break/><text:span text:style-name="T40">Methods to artificially generate neurons, such </text:span><text:span text:style-name="T36">as L-Neuron (60) and Arbor Vitae (61), are fundamental for understanding the rules that govern a neuron’s shape, but also have the potential of increasing the data set size in morphological studies. </text:span></text:p>
                    </text:list-item>
                    <text:list-item>
                      <text:p text:style-name="P330"><text:span text:style-name="T12">All of the tools need to be used in concert to fully understand morphology’s effect on physiology. </text:span></text:p>
                    </text:list-item>
                  </text:list>
                </text:list-item>
              </text:list>
            </text:list-item>
            <text:list-item>
              <text:p text:style-name="P331"><text:span text:style-name="T42">In this chapter, we have only dealt with single-cell data.</text:span><text:span text:style-name="T40"> </text:span></text:p>
            </text:list-item>
            <text:list-item>
              <text:p text:style-name="P320"><text:span text:style-name="T18">Most models that study the behavior of biological networks use a homogenous morphology to describe their neuronal elements. </text:span></text:p>
            </text:list-item>
            <text:list-item>
              <text:p text:style-name="P324"><text:span text:style-name="T18">It is our belief that the variability in shape of neurons, connectivity patterns, and borders between regions are important and critical to understanding the function of the nervous system. </text:span></text:p>
              <text:list>
                <text:list-item>
                  <text:p text:style-name="P332"><text:span text:style-name="T18">Moreover, we believe the nervous system utilizes this variability, in a way that we do not yet understand, to increase its processing power. The only way to get at the heart of this problem is to combine experimental work with computational modeling. </text:span></text:p>
                </text:list-item>
              </text:list>
            </text:list-item>
          </text:list>
        </text:list-item>
      </text:list>
      <text:p text:style-name="P333"><text:span text:style-name="T18"/></text:p>
      <text:p text:style-name="P337">Practical Aspects in Anatomically Accurate Simulations of Neuronal Electrophysiology </text:p>
      <text:p text:style-name="P337"/>
      <text:list xml:id="list3146675033" text:style-name="L7">
        <text:list-item>
          <text:p text:style-name="P15">ABSTRACT</text:p>
          <text:list>
            <text:list-item>
              <text:p text:style-name="P57">When computer simulations are employed to investigate mathematical models of electrophysiology, the details of the implementation can heavily affect the numerical solutions and, thus, the outcome of the simulations. </text:p>
            </text:list-item>
            <text:list-item>
              <text:p text:style-name="P65">In computational studies based on detailed dendritic morphology, relevant implementation details include, among others, the discretization of time and space. </text:p>
            </text:list-item>
            <text:list-item>
              <text:p text:style-name="P66">In particular, the anatomical representation of complex dendrites into isopotential compartments presents challenging issues (often overlooked in published reports) in the numerical approximation of the cable equation and its derivatives. </text:p>
            </text:list-item>
          </text:list>
        </text:list-item>
        <text:list-item>
          <text:p text:style-name="P16">INTRODUCTION</text:p>
          <text:list>
            <text:list-item>
              <text:p text:style-name="P58">This chapter discusses some of the practical aspects that should be taken into consideration in computational studies of neuronal activity with detailed dendritic morphology. </text:p>
            </text:list-item>
            <text:list-item>
              <text:p text:style-name="P61">Nature → <text:span text:style-name="T63">|</text:span>Experiment<text:span text:style-name="T63">|</text:span> → Mathematical Model → <text:span text:style-name="T63">|</text:span>Numerical Methods<text:span text:style-name="T63">|</text:span> → Computer Simulation</text:p>
            </text:list-item>
            <text:list-item>
              <text:p text:style-name="P41">examples based on popular computational neuroscience software packages, such as NEURON (4) and GENESIS (5). However, many considerations are applicable to simulations implemented in other environments, such as Surf-Hippo (6), NEOSIM (7), and Catacomb (8), as well as to simulations written in MatLab (9) or directly in FORTRAN or C++, possibly using libraries such as the Conical Library (10). </text:p>
            </text:list-item>
            <text:list-item>
              <text:p text:style-name="P41">Most of the aspects examined in this chapter concern the computational implementation of a neurobiological mathematical model (Fig. 1), i.e., the use of numerical methods to investigate the properties of the model. </text:p>
            </text:list-item>
            <text:list-item>
              <text:p text:style-name="P42">Specifically, we address issues related to the computational implementation of realistic models, as opposed to demonstration models (14). </text:p>
              <text:list>
                <text:list-item>
                  <text:p text:style-name="P70">Realistic models are based on the actual anatomy and physiology of the nervous system and are designed as tools to discover new ideas. </text:p>
                </text:list-item>
                <text:list-item>
                  <text:p text:style-name="P67">In contrast, demonstration models do not necessarily attempt to reproduce the physical reality and are primarily intended to provide support for a particular preexisting theory. </text:p>
                </text:list-item>
              </text:list>
            </text:list-item>
            <text:list-item>
              <text:p text:style-name="P54">One aspect of neurobiological models that is particularly relevant in computational neuroanatomy concerns the dendritic structure. </text:p>
            </text:list-item>
            <text:list-item>
              <text:p text:style-name="P72">Dendritic morphology, which is of course continuous in nature, must be discretized in the computer simulation. </text:p>
            </text:list-item>
            <text:list-item>
              <text:p text:style-name="P62">Typically, dendrites are represented as interconnected compartments that are assumed to have, at any time, uniform biophysical properties (membrane voltage, ionic concentrations, etc.). </text:p>
              <text:list>
                <text:list-item>
                  <text:p text:style-name="P68">In the “compartmental” approach (3), compartmentalization of the dendritic structure is performed at the level of the mathematical model itself: a given model contains a certain number of compartments, and changing the compartmentalization would imply a change of model. </text:p>
                </text:list-item>
                <text:list-item>
                  <text:p text:style-name="P68">In contrast, the mathematical model derived from the cable theory (15,16) maintains the continuity of neuronal structure. </text:p>
                  <text:list>
                    <text:list-item>
                      <text:p text:style-name="P43">In other words, the cable equation and its derivatives do not assume discretization and isopotential compartments. </text:p>
                    </text:list-item>
                    <text:list-item>
                      <text:p text:style-name="P43">Compartmentalization is introduced during the implementation of this model as computer simulations used to approximate the solution by numerical methods (17). </text:p>
                      <text:list>
                        <text:list-item>
                          <text:p text:style-name="P71">Thus, changing the compartmentalization in cable theory-based models affects the approximation of the solution, but does not imply a change of the model itself. </text:p>
                        </text:list-item>
                      </text:list>
                    </text:list-item>
                  </text:list>
                </text:list-item>
              </text:list>
            </text:list-item>
          </text:list>
        </text:list-item>
        <text:list-item>
          <text:p text:style-name="P17">COMPUTATIONAL IMPLEMENTATION</text:p>
          <text:list>
            <text:list-item>
              <text:p text:style-name="P59"><text:soft-page-break/>Although standard digital computers are deterministic devices, computer simulations should not be treated “<text:span text:style-name="T64">literally</text:span>”. </text:p>
            </text:list-item>
            <text:list-item>
              <text:p text:style-name="P59">The numerical implementation of mathematical models implies errors in the approximation of the solution, as well as errors in the very representation of numbers in the computer. </text:p>
            </text:list-item>
            <text:list-item>
              <text:p text:style-name="P44">At the end, although realistic simulations may help determine ranges of parameters underlying neuronal behaviors (e.g., quiescence, regular firing, or bursting), the occurrence of each spike in the simulation should not be necessarily considered with a precision of 1 ms. </text:p>
            </text:list-item>
            <text:list-item>
              <text:p text:style-name="P44">In general, mathematical model equations (e.g., Equation 3) use continuous functions (and real numbers). </text:p>
            </text:list-item>
            <text:list-item>
              <text:p text:style-name="P45">In order to solve these equations numerically with a digital computer, these continuous functions and real numbers must be represented by bits. </text:p>
              <text:list>
                <text:list-item>
                  <text:p text:style-name="P63">The precision of the representation can vary depending on the type of computer processor, operating system, and simulation software. </text:p>
                </text:list-item>
                <text:list-item>
                  <text:p text:style-name="P63">Processor and operating system usually produce small discrepancies. </text:p>
                </text:list-item>
                <text:list-item>
                  <text:p text:style-name="P63">Simulation software is more serious. Very often different software enviroments imply a different implementation of a given mathematical model. </text:p>
                  <text:list>
                    <text:list-item>
                      <text:p text:style-name="P45">In C++ and FORTRAN, it is possible to implement almost any mathematical model. In contrast to that, high level software environments are particularly susceptible to portability issues. </text:p>
                    </text:list-item>
                  </text:list>
                </text:list-item>
              </text:list>
            </text:list-item>
            <text:list-item>
              <text:p text:style-name="P64">Neurobiological models usually contain functions of time (e.g., Equation 3). </text:p>
              <text:list>
                <text:list-item>
                  <text:p text:style-name="P64">Therefore, in anatomically accurate models, these functions depend both on time and spatial location, and the numerical approximation of the solution depends on the discretization of both variables. </text:p>
                </text:list-item>
              </text:list>
            </text:list-item>
          </text:list>
        </text:list-item>
        <text:list-item>
          <text:p text:style-name="P18">ANATOMICAL REPRESENTATION</text:p>
          <text:list>
            <text:list-item>
              <text:p text:style-name="P69">The spatial discretization of the model implies that the accuracy of the approximation depends not only on the size of the time steps, but also on the “space steps”, i.e., of the compartments. </text:p>
            </text:list-item>
            <text:list-item>
              <text:p text:style-name="P46">Theoretical results only provide an order of magnitude of the error. </text:p>
            </text:list-item>
            <text:list-item>
              <text:p text:style-name="P110"><text:span text:style-name="T58">Similarly to the case of time discretization, if we increase the number of compartments excessively, the simulation time will be unacceptably long, and the cumulative round-off error will become bigger then the error introduced by the discretization itself. </text:span></text:p>
            </text:list-item>
            <text:list-item>
              <text:p text:style-name="P110"><text:span text:style-name="T58">The problem of compartmentalization, however, is even more difficult than that of choosing an appropriate time step. </text:span></text:p>
              <text:list>
                <text:list-item>
                  <text:p text:style-name="P110">Such an approximation is only valid for compartment lengths that are not too small compared to the diameter </text:p>
                </text:list-item>
              </text:list>
            </text:list-item>
            <text:list-item>
              <text:p text:style-name="P148">In neurobiological models, time domain has a very simple topology: it is just an interval. </text:p>
              <text:list>
                <text:list-item>
                  <text:p text:style-name="P148">In contrast, neuronal shape is generally characterized by complex tree architecture. </text:p>
                </text:list-item>
                <text:list-item>
                  <text:p text:style-name="P110">As a consequence, a compartmentalization based on these properties is more effective than a uniform spatial compartmentalization. </text:p>
                </text:list-item>
              </text:list>
            </text:list-item>
            <text:list-item>
              <text:p text:style-name="P111">For a given time step, the accuracy in computing voltage depends on the temporal derivative of the voltage (Fig. 6). </text:p>
            </text:list-item>
            <text:list-item>
              <text:p text:style-name="P135">Similarly, given the size of the compartment, the accuracy in computing voltage depends on the spatial derivative of voltage, i.e., how fast the potential is changing with the position along the dendritic axis (Fig. 8A). </text:p>
              <text:list>
                <text:list-item>
                  <text:p text:style-name="P135">This means that an effective spatial discretization could be achieved with nonuniform compartment lengths, such that the voltage drop over each compartment is less than a maximum allowable value. </text:p>
                </text:list-item>
                <text:list-item>
                  <text:p text:style-name="P149">Voltage drop is influenced among other factors by the diameter of the dendrite, passive properties, density of ion channels, presence of spines, synapses, etc. </text:p>
                </text:list-item>
                <text:list-item>
                  <text:p text:style-name="P111">Transient signals propagating through the neuron, such as action potentials, further complicate the situation as they constitute spatial derivatives of voltage and calcium concentrations that are also variable in time </text:p>
                </text:list-item>
              </text:list>
            </text:list-item>
            <text:list-item>
              <text:p text:style-name="P207">Passive Case</text:p>
              <text:list>
                <text:list-item>
                  <text:p text:style-name="P114">In the passive case, it is even possible to calculate the approximation error produced by any electrotonic length threshold (32). </text:p>
                  <text:list>
                    <text:list-item>
                      <text:p text:style-name="P158">However, transient signals such as action potentials are subject to greater distortion and attenuation with distance by virtue of membrane capacitance and cytoplasmatic resistance than by membrane resistance and cytoplasmatic resistance. </text:p>
                      <text:list>
                        <text:list-item>
                          <text:p text:style-name="P114">Thus the concepts of space constant and electrotonic length must be extended for nonsteady state inputs. </text:p>
                        </text:list-item>
                      </text:list>
                    </text:list-item>
                  </text:list>
                </text:list-item>
              </text:list>
            </text:list-item>
            <text:list-item>
              <text:p text:style-name="P114">Active Case</text:p>
              <text:list>
                <text:list-item>
                  <text:p text:style-name="P209"><text:soft-page-break/>the optimal compartmentalization should be based not only on the morphological characteristics of the model, but also on any other property influencing electric activity, such as densities and kinetics of ion channels and synapses, calcium pumping and buffering mechanisms, etc. </text:p>
                </text:list-item>
                <text:list-item>
                  <text:p text:style-name="P139">In contrast, if the electrophysiological behavior of the model is relatively quiescent, a greater compartmental length will ensure the same accuracy. </text:p>
                  <text:list>
                    <text:list-item>
                      <text:p text:style-name="P139">Similarly, a finer compartmentalization is required in the proximity of synapses with fast dynamics. </text:p>
                    </text:list-item>
                  </text:list>
                </text:list-item>
                <text:list-item>
                  <text:p text:style-name="P158">What is the optimal compartmentalization, given a model and its (expected) electrophysiological behavior? To the best of our knowledge, this general problem has not yet been solved theoretically. </text:p>
                </text:list-item>
              </text:list>
            </text:list-item>
            <text:list-item>
              <text:p text:style-name="P129">Additional Practical Aspects on Compartmentalization</text:p>
              <text:list>
                <text:list-item>
                  <text:p text:style-name="P143">An important aspect of spatial discretization that is seldom taken into account regards models containing ionic channel densities distributed nonuniformly with respect to path distance. </text:p>
                </text:list-item>
                <text:list-item>
                  <text:p text:style-name="P130">For a dendritic branch containing one compartment, this density is represented only by one number, i.e., the value taken from the position corresponding to the center of the compartment. </text:p>
                  <text:list>
                    <text:list-item>
                      <text:p text:style-name="P130">If the branch is dividend into three compartments, the density distribution in the branch is described by three different numbers, representing the centers of each compartment. </text:p>
                    </text:list-item>
                    <text:list-item>
                      <text:p text:style-name="P210">In order to obtain the proper density distributions in any compartmentalization algorithm, it is, therefore, important to reload nonuniformly distributed properties after each change of compartmentalization. </text:p>
                      <text:list>
                        <text:list-item>
                          <text:p text:style-name="P159">If the densities of mechanisms are calculated first, and then the compartments are further divided without redistributing nonuniform densities, these properties will be (incorrectly) constant across the divided compartments. </text:p>
                        </text:list-item>
                      </text:list>
                    </text:list-item>
                  </text:list>
                </text:list-item>
                <text:list-item>
                  <text:p text:style-name="P211">When a very fine compartmentalization is required to obtain a stable solution (i.e., thousands of compartments for a single neuron), fixed time step should be used instead of variable time step. </text:p>
                  <text:list>
                    <text:list-item>
                      <text:p text:style-name="P160">In several cases, we found that the effect of variable time step on the approximation of the solution would prevent simulations from becoming stable even with very fine compartmentalization </text:p>
                    </text:list-item>
                  </text:list>
                </text:list-item>
                <text:list-item>
                  <text:p text:style-name="P212">In general, simulations based on realistic morphology are very computationally intensive. </text:p>
                </text:list-item>
                <text:list-item>
                  <text:p text:style-name="P212">The compartmentalization algorithms described in the sections above, which should be run before the “real” simulations, may also be fairly time-consuming. </text:p>
                  <text:list>
                    <text:list-item>
                      <text:p text:style-name="P150">Thus, it is useful to have clues on the (in)stability of the solution without the need to run an entire simulation. </text:p>
                      <text:list>
                        <text:list-item>
                          <text:p text:style-name="P144">We found that input resistance and impedance are potentially useful parameters in this regard. </text:p>
                        </text:list-item>
                        <text:list-item>
                          <text:p text:style-name="P144">Given a neuronal model, different compartmentalization can influence the numerical simulation so much as to affect the initial depolarization of the model in response to the same amount of current injection. </text:p>
                          <text:list>
                            <text:list-item>
                              <text:p text:style-name="P150">This difference might only affect spiking frequency or delay, or it could change the results both quantitatively and qualitatively (Fig. 7). </text:p>
                            </text:list-item>
                            <text:list-item>
                              <text:p text:style-name="P136">In the compartmentalization of the model, it is, therefore, convenient to assume the stability of the input resistance and impedance as a necessary prerequisite for the stability of the simulation (Fig. 10). </text:p>
                            </text:list-item>
                            <text:list-item>
                              <text:p text:style-name="P212">Before performing any time-consuming simulation, an initial minimal number of compartment can be assessed by calculating the input resistance for different compartmentalizations. </text:p>
                            </text:list-item>
                          </text:list>
                        </text:list-item>
                      </text:list>
                    </text:list-item>
                  </text:list>
                </text:list-item>
              </text:list>
            </text:list-item>
          </text:list>
        </text:list-item>
        <text:list-item>
          <text:p text:style-name="P27">FROM MORPHOLOGICAL RECONSTRUCTIONS TO ELECTROPHYSIOLOGICAL COMPARTMENTAL MODELS: TOOLS AND ALGORITHMS </text:p>
          <text:list>
            <text:list-item>
              <text:p text:style-name="P113"><text:span text:style-name="T59">The compartmentalization algorithms described in the previous sections can be used with any neuronal shape. </text:span></text:p>
            </text:list-item>
            <text:list-item>
              <text:p text:style-name="P161"><text:span text:style-name="T60">The process of reconstructing neuronal morphology and digitizing it into a computer representation, however, is far from trivial (37). </text:span></text:p>
              <text:list>
                <text:list-item>
                  <text:p text:style-name="P113"><text:span text:style-name="T59">At the end of this process dendritic trees are described in three dimensions as weighted graphs, with </text:span>labels describing diameters. In other words, the (continuous) branching structure of the tree is stored digitally as a connected series of cylinders (Fig. 11). </text:p>
                  <text:list>
                    <text:list-item>
                      <text:p text:style-name="P113">The number of cylinders used in the representation depends both on the structural complexity of the neuron and on arbitrary or subjective factors intrinsic to the semimanual reconstruction system </text:p>
                    </text:list-item>
                  </text:list>
                </text:list-item>
              </text:list>
            </text:list-item>
            <text:list-item>
              <text:p text:style-name="P112">A considerable amount of reconstructed morphological data is available through the Internet. Examples of electronic morphological repositories for hippocampal neurons are the Southampton-Duke archive (38), the Claiborne collection (39), and the Guylas repository (40). </text:p>
            </text:list-item>
            <text:list-item>
              <text:p text:style-name="P213">Alternatively, neurons can be generated stochastically, i.e., the neuronal structure itself can be the product of computational modeling and simulations (44,45) (see also Chapter 3 in this book). </text:p>
            </text:list-item>
            <text:list-item>
              <text:p text:style-name="P161"><text:soft-page-break/>In general, neurons reconstructed or generated with different software systems may have different digital formats. </text:p>
            </text:list-item>
            <text:list-item>
              <text:p text:style-name="P214">In all cases, a necessary step to perform electrophysiological simulations is format conversion. </text:p>
            </text:list-item>
          </text:list>
        </text:list-item>
        <text:list-item>
          <text:p text:style-name="P28">CONCLUSIONS</text:p>
          <text:list>
            <text:list-item>
              <text:p text:style-name="P101">Computer simulation is only one of the stages in the process of modeling. </text:p>
              <text:list>
                <text:list-item>
                  <text:p text:style-name="P83">Since the mathematical model is numerically approximated in this stage, precautions need to be taken to avoid that the errors produced by this approximation exceed the level of accuracy of the model itself. </text:p>
                  <text:list>
                    <text:list-item>
                      <text:p text:style-name="P91">In particular, in anatomically accurate electrophysiological models, simulations require discretization of space and time. For models containing nonlinear elements, such as voltage-gated channels, there is no established method to assess the absolute error produced by a particular compartmentalization. </text:p>
                    </text:list-item>
                  </text:list>
                </text:list-item>
              </text:list>
            </text:list-item>
            <text:list-item>
              <text:p text:style-name="P84">compartmentalization algorithms should not be used blindly, but the effect of varying mesh resolutions on the simulation outcome should be systematically tested to establish the stability of the solution. </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6T17:23:44.369000000</meta:creation-date>
    <dc:date>2020-01-31T20:29:56.427000000</dc:date>
    <meta:editing-duration>P19DT11H18M48S</meta:editing-duration>
    <meta:editing-cycles>198</meta:editing-cycles>
    <meta:generator>LibreOffice/6.0.3.2$Windows_X86_64 LibreOffice_project/8f48d515416608e3a835360314dac7e47fd0b821</meta:generator>
    <meta:document-statistic meta:table-count="0" meta:image-count="0" meta:object-count="0" meta:page-count="23" meta:paragraph-count="523" meta:word-count="15385" meta:character-count="102813" meta:non-whitespace-character-count="88017"/>
  </office:meta>
</office:document-meta>
</file>